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7" style:family="drawing-page">
      <style:drawing-page-properties presentation:background-visible="true" presentation:background-objects-visible="true" presentation:display-footer="false" presentation:display-page-number="false" presentation:display-date-time="false"/>
    </style:style>
    <style:style style:name="dp8" style:family="drawing-page">
      <style:drawing-page-properties presentation:display-header="false" presentation:display-footer="false" presentation:display-page-number="false" presentation:display-date-time="false"/>
    </style:style>
    <style:style style:name="gr1"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2" style:family="graphic">
      <style:graphic-properties style:protect="size"/>
    </style:style>
    <style:style style:name="gr3" style:family="graphic">
      <style:graphic-properties draw:stroke="solid" svg:stroke-width="0.026cm" svg:stroke-color="#000000" draw:stroke-linejoin="miter" draw:fill="solid" draw:fill-color="#ff6600" draw:textarea-horizontal-align="justify" draw:textarea-vertical-align="middle" draw:auto-grow-height="false" fo:padding-top="0.13cm" fo:padding-bottom="0.13cm" fo:padding-left="0.25cm" fo:padding-right="0.25cm" fo:wrap-option="no-wrap" draw:shadow="hidden"/>
    </style:style>
    <style:style style:name="gr4" style:family="graphic">
      <style:graphic-properties draw:stroke="solid" svg:stroke-width="0.026cm" svg:stroke-color="#000000" draw:stroke-linejoin="miter" draw:fill="solid" draw:fill-color="#ffff00" draw:textarea-horizontal-align="justify" draw:textarea-vertical-align="middle" draw:auto-grow-height="false" fo:padding-top="0.13cm" fo:padding-bottom="0.13cm" fo:padding-left="0.25cm" fo:padding-right="0.25cm" fo:wrap-option="no-wrap" draw:shadow="hidden"/>
    </style:style>
    <style:style style:name="gr5"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 style:family="graphic">
      <style:graphic-properties draw:stroke="none" draw:fill="none" draw:fill-color="#ffffff" draw:textarea-horizontal-align="justify" draw:textarea-vertical-align="top" draw:auto-grow-height="true" fo:min-height="1.389cm" fo:padding-top="0.13cm" fo:padding-bottom="0.13cm" fo:padding-left="0.25cm" fo:padding-right="0.25cm" fo:wrap-option="wrap" draw:shadow="hidden"/>
    </style:style>
    <style:style style:name="gr7" style:family="graphic">
      <style:graphic-properties draw:stroke="none" draw:fill="none" draw:fill-color="#ffffff" draw:textarea-horizontal-align="justify" draw:textarea-vertical-align="top" draw:auto-grow-height="true" fo:min-height="1.01cm" fo:padding-top="0.13cm" fo:padding-bottom="0.13cm" fo:padding-left="0.25cm" fo:padding-right="0.25cm" fo:wrap-option="wrap" draw:shadow="hidden"/>
    </style:style>
    <style:style style:name="gr8" style:family="graphic">
      <style:graphic-properties draw:stroke="solid" svg:stroke-width="0.026cm" svg:stroke-color="#000000" draw:marker-start=""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11" style:family="graphic" style:parent-style-name="standard">
      <style:graphic-properties draw:stroke="solid" svg:stroke-width="0.026cm" svg:stroke-color="#000000" draw:stroke-linejoin="miter" draw:fill="solid" draw:fill-color="#00b8ff" draw:textarea-horizontal-align="center" draw:textarea-vertical-align="middle" draw:auto-grow-height="false" fo:padding-top="0cm" fo:padding-bottom="0cm" fo:padding-left="0cm" fo:padding-right="0cm" fo:wrap-option="wrap" draw:shadow="hidden"/>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marker-end="Arrow" draw:marker-end-width="0.3cm" draw:textarea-horizontal-align="center"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false" fo:min-height="2.29cm" fo:min-width="6.485cm"/>
    </style:style>
    <style:style style:name="gr16" style:family="graphic" style:parent-style-name="standard">
      <style:graphic-properties draw:stroke="dash" draw:stroke-dash="Fine_20_Dashed" draw:marker-start="Arrow" draw:marker-end="Arrow" draw:marker-end-width="0.3cm" draw:textarea-horizontal-align="center"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1.02cm" fo:min-width="1.774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7.961cm"/>
    </style:style>
    <style:style style:name="gr19" style:family="graphic" style:parent-style-name="standard">
      <style:graphic-properties draw:stroke="none" svg:stroke-color="#000000" draw:fill="none" draw:fill-color="#ffffff" draw:textarea-horizontal-align="left" draw:auto-grow-height="true" draw:auto-grow-width="false" fo:min-height="1.035cm" fo:min-width="6.485cm"/>
    </style:style>
    <style:style style:name="gr20" style:family="graphic" style:parent-style-name="standard">
      <style:graphic-properties draw:stroke="none" svg:stroke-color="#000000" draw:fill="none" draw:fill-color="#ffffff" draw:textarea-horizontal-align="left" draw:auto-grow-height="true" draw:auto-grow-width="true" fo:min-height="0.859cm" fo:min-width="0cm"/>
    </style:style>
    <style:style style:name="gr21" style:family="graphic">
      <style:graphic-properties draw:stroke="none" draw:fill="solid" draw:fill-color="#b3b3b3" draw:textarea-horizontal-align="left" draw:textarea-vertical-align="middle" draw:auto-grow-height="false" fo:padding-top="0.13cm" fo:padding-bottom="0.13cm" fo:padding-left="0.25cm" fo:padding-right="0.25cm" fo:wrap-option="no-wrap" draw:shadow="hidden"/>
    </style:style>
    <style:style style:name="gr22" style:family="graphic">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3" style:family="graphic">
      <style:graphic-properties draw:stroke="none" draw:fill="solid" draw:fill-color="#ffff66" draw:textarea-horizontal-align="left" draw:textarea-vertical-align="middle" draw:auto-grow-height="false" fo:padding-top="0.13cm" fo:padding-bottom="0.13cm" fo:padding-left="0.25cm" fo:padding-right="0.25cm" fo:wrap-option="no-wrap" draw:shadow="hidden"/>
    </style:style>
    <style:style style:name="gr24" style:family="graphic">
      <style:graphic-properties draw:stroke="none" draw:fill="none" draw:fill-color="#ffffff" draw:textarea-horizontal-align="center" draw:textarea-vertical-align="middle" draw:auto-grow-height="false" fo:padding-top="0cm" fo:padding-bottom="0cm" fo:padding-left="0cm" fo:padding-right="0cm" fo:wrap-option="wrap" draw:shadow="hidden"/>
    </style:style>
    <style:style style:name="gr25" style:family="graphic">
      <style:graphic-properties draw:stroke="dash" draw:stroke-dash="Dash_20_4"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6" style:family="graphic">
      <style:graphic-properties draw:stroke="dash" draw:stroke-dash="Dash_20_4"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7" style:family="graphic">
      <style:graphic-properties draw:stroke="solid" svg:stroke-width="0.026cm" svg:stroke-color="#000000" draw:marker-start="msArrowOvalEnd_20_5" draw:marker-start-width="0.21cm" draw:marker-start-center="tru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8" style:family="graphic">
      <style:graphic-properties draw:stroke="solid" svg:stroke-width="0.026cm" svg:stroke-color="#000000" draw:stroke-linejoin="miter" draw:fill="solid" draw:fill-color="#00b8ff" draw:textarea-horizontal-align="center" draw:textarea-vertical-align="middle" draw:auto-grow-height="false" fo:padding-top="0cm" fo:padding-bottom="0cm" fo:padding-left="0cm" fo:padding-right="0cm" fo:wrap-option="wrap" draw:shadow="hidden"/>
    </style:style>
    <style:style style:name="gr29" style:family="graphic">
      <style:graphic-properties draw:stroke="solid" svg:stroke-width="0.026cm" svg:stroke-color="#000000" draw:marker-start="msArrowOvalEnd_20_5" draw:marker-start-width="0.21cm" draw:marker-start-center="tru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0" style:family="graphic">
      <style:graphic-properties draw:stroke="solid" svg:stroke-width="0.026cm" svg:stroke-color="#000000" draw:marker-end="msArrowOvalEnd_20_5" draw:marker-end-width="0.21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1" style:family="graphic">
      <style:graphic-properties draw:stroke="solid" svg:stroke-width="0.026cm" svg:stroke-color="#000000" draw:stroke-linejoin="miter" draw:fill="solid" draw:fill-color="#99ccff" draw:textarea-horizontal-align="justify" draw:textarea-vertical-align="top" draw:auto-grow-height="true" fo:padding-top="0.13cm" fo:padding-bottom="0.13cm" fo:padding-left="0.25cm" fo:padding-right="0.25cm" fo:wrap-option="wrap" draw:shadow="hidden"/>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3.176cm" fo:min-width="0cm" fo:padding-top="0cm" fo:padding-bottom="0cm" fo:padding-left="0cm" fo:padding-right="0cm" fo:wrap-option="wrap" draw:shadow="hidden" draw:shadow-color="#808080"/>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4.869cm" fo:min-width="0cm" fo:padding-top="0cm" fo:padding-bottom="0cm" fo:padding-left="0cm" fo:padding-right="0cm" fo:wrap-option="wrap" draw:shadow="hidden" draw:shadow-color="#808080"/>
    </style:style>
    <style:style style:name="pr3" style:family="presentation" style:parent-style-name="Default-notes">
      <style:graphic-properties draw:stroke="none" draw:fill="none" draw:fill-color="#ffffff" draw:textarea-horizontal-align="justify" draw:textarea-vertical-align="top" draw:auto-grow-height="true" draw:auto-grow-width="false" fo:min-height="8.089cm" fo:min-width="0cm" fo:padding-top="0cm" fo:padding-bottom="0cm" fo:padding-left="0cm" fo:padding-right="0cm" fo:wrap-option="wrap" draw:shadow="hidden" draw:shadow-color="#808080"/>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2.325cm" fo:min-width="0cm" fo:padding-top="0cm" fo:padding-bottom="0cm" fo:padding-left="0cm" fo:padding-right="0cm" fo:wrap-option="wrap" draw:shadow="hidden" draw:shadow-color="#808080"/>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2.846cm" fo:min-width="0cm" fo:padding-top="0cm" fo:padding-bottom="0cm" fo:padding-left="0cm" fo:padding-right="0cm" fo:wrap-option="wrap" draw:shadow="hidden" draw:shadow-color="#808080"/>
    </style:style>
    <style:style style:name="pr6" style:family="presentation" style:parent-style-name="Default-notes">
      <style:graphic-properties draw:stroke="none" draw:fill="none" draw:fill-color="#ffffff" draw:auto-grow-height="true" fo:min-height="10.713cm" draw:shadow="hidden"/>
    </style:style>
    <style:style style:name="pr7" style:family="presentation" style:parent-style-name="Default-title">
      <style:graphic-properties fo:min-height="2.071cm"/>
    </style:style>
    <style:style style:name="pr8" style:family="presentation" style:parent-style-name="Default-outline1">
      <style:graphic-properties fo:min-height="13.523cm"/>
    </style:style>
    <style:style style:name="pr9" style:family="presentation" style:parent-style-name="Default-notes">
      <style:graphic-properties draw:fill-color="#ffffff" fo:min-height="10.462cm"/>
    </style:style>
    <style:style style:name="pr10" style:family="presentation" style:parent-style-name="Default-title">
      <style:graphic-properties draw:stroke="none" draw:fill="none" draw:fill-color="#ffffff" draw:textarea-horizontal-align="justify" draw:textarea-vertical-align="middle" draw:auto-grow-height="true" draw:auto-grow-width="false" fo:min-height="2.321cm" fo:min-width="0cm" fo:padding-top="0cm" fo:padding-bottom="0cm" fo:padding-left="0cm" fo:padding-right="0cm" fo:wrap-option="wrap" draw:shadow="hidden" draw:shadow-color="#808080"/>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3.773cm" fo:min-width="0cm" fo:padding-top="0cm" fo:padding-bottom="0cm" fo:padding-left="0cm" fo:padding-right="0cm" fo:wrap-option="wrap" draw:shadow="hidden" draw:shadow-color="#808080"/>
    </style:style>
    <style:style style:name="pr12" style:family="presentation" style:parent-style-name="Default-notes">
      <style:graphic-properties draw:fill-color="#ffffff" fo:min-height="10.713cm"/>
    </style:style>
    <style:style style:name="pr13" style:family="presentation" style:parent-style-name="Default-title">
      <style:graphic-properties draw:stroke="none" draw:fill="none" draw:fill-color="#ffffff" draw:textarea-horizontal-align="justify" draw:textarea-vertical-align="middle" draw:auto-grow-height="true" draw:auto-grow-width="false" fo:min-height="1.178cm" fo:min-width="0cm" fo:padding-top="0cm" fo:padding-bottom="0cm" fo:padding-left="0cm" fo:padding-right="0cm" fo:wrap-option="wrap" draw:shadow="hidden" draw:shadow-color="#808080"/>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10.046cm" fo:min-width="0cm" fo:padding-top="0cm" fo:padding-bottom="0cm" fo:padding-left="0cm" fo:padding-right="0cm" fo:wrap-option="wrap" draw:shadow="hidden" draw:shadow-color="#808080"/>
    </style:style>
    <style:style style:name="pr15" style:family="presentation" style:parent-style-name="Default-title">
      <style:graphic-properties draw:stroke="none" draw:fill="none" draw:fill-color="#ffffff" draw:textarea-horizontal-align="right" draw:textarea-vertical-align="middle" draw:auto-grow-height="true" draw:auto-grow-width="false" fo:min-height="1.263cm" fo:min-width="0cm" fo:padding-top="0cm" fo:padding-bottom="0cm" fo:padding-left="0cm" fo:padding-right="0cm" fo:wrap-option="wrap" draw:shadow="hidden" draw:shadow-color="#808080"/>
    </style:style>
    <style:style style:name="pr16" style:family="presentation" style:parent-style-name="Default-notes">
      <style:graphic-properties draw:stroke="none" draw:fill="none" draw:fill-color="#ffffff" draw:auto-grow-height="true" fo:min-height="11.595cm" draw:shadow="hidden"/>
    </style:style>
    <style:style style:name="pr17" style:family="presentation" style:parent-style-name="Default-title">
      <style:graphic-properties draw:stroke="none" draw:fill="none" draw:fill-color="#ffffff" draw:textarea-horizontal-align="right" draw:textarea-vertical-align="middle" draw:auto-grow-height="true" draw:auto-grow-width="false" fo:min-height="2.321cm" fo:min-width="0cm" fo:padding-top="0cm" fo:padding-bottom="0cm" fo:padding-left="0cm" fo:padding-right="0cm" fo:wrap-option="wrap" draw:shadow="hidden" draw:shadow-color="#808080"/>
    </style:style>
    <style:style style:name="pr18" style:family="presentation" style:parent-style-name="Default-outline1">
      <style:graphic-properties draw:stroke="none" draw:fill="none" draw:fill-color="#ffffff" draw:textarea-horizontal-align="left" draw:textarea-vertical-align="top" draw:auto-grow-height="true" draw:auto-grow-width="false" fo:min-height="13.773cm" fo:min-width="0cm" fo:padding-top="0cm" fo:padding-bottom="0cm" fo:padding-left="0cm" fo:padding-right="0cm" fo:wrap-option="wrap" draw:shadow="hidden" draw:shadow-color="#808080"/>
    </style:style>
    <style:style style:name="pr19" style:family="presentation" style:parent-style-name="Default-notes">
      <style:graphic-properties draw:fill-color="#ffffff" fo:min-height="11.595cm"/>
    </style:style>
    <style:style style:name="pr20" style:family="presentation" style:parent-style-name="Default-title">
      <style:graphic-properties draw:fill-color="#ffffff" draw:auto-grow-height="true" fo:min-height="2.322cm"/>
    </style:style>
    <style:style style:name="pr21" style:family="presentation" style:parent-style-name="Default-outline1">
      <style:graphic-properties draw:fill-color="#ffffff" draw:auto-grow-height="true" fo:min-height="13.774cm"/>
    </style:style>
    <style:style style:name="pr22" style:family="presentation" style:parent-style-name="Default-notes">
      <style:graphic-properties draw:fill-color="#ffffff" fo:min-height="11.344cm"/>
    </style:style>
    <style:style style:name="pr23" style:family="presentation" style:parent-style-name="Default-outline1">
      <style:graphic-properties draw:stroke="none" draw:fill="none" draw:fill-color="#ffffff" fo:min-height="12.065cm" draw:shadow="hidden" draw:shadow-color="#808080"/>
    </style:style>
    <style:style style:name="pr24" style:family="presentation" style:parent-style-name="Default-title">
      <style:graphic-properties draw:fill-color="#ffffff" fo:min-height="2.071cm"/>
    </style:style>
    <style:style style:name="pr25" style:family="presentation" style:parent-style-name="Default-outline1">
      <style:graphic-properties draw:fill-color="#ffffff" fo:min-height="13.335cm"/>
    </style:style>
    <style:style style:name="pr26" style:family="presentation" style:parent-style-name="Default-outline1">
      <style:graphic-properties draw:fill-color="#ffffff" fo:min-height="13.523cm"/>
    </style:style>
    <style:style style:name="pr27" style:family="presentation" style:parent-style-name="Default-outline1">
      <style:graphic-properties draw:stroke="none" draw:fill="none" draw:fill-color="#ffffff" draw:textarea-horizontal-align="justify" draw:textarea-vertical-align="top" draw:auto-grow-height="true" draw:auto-grow-width="false" fo:min-height="13.186cm" fo:min-width="0cm" fo:padding-top="0cm" fo:padding-bottom="0cm" fo:padding-left="0cm" fo:padding-right="0cm" fo:wrap-option="wrap" draw:shadow="hidden" draw:shadow-color="#808080"/>
    </style:style>
    <style:style style:name="pr28" style:family="presentation" style:parent-style-name="Default-title">
      <style:graphic-properties draw:stroke="none" draw:fill="none" draw:fill-color="#ffffff" draw:textarea-horizontal-align="justify" draw:textarea-vertical-align="middle" draw:auto-grow-height="true" draw:auto-grow-width="false" fo:min-height="1.271cm" fo:min-width="0cm" fo:padding-top="0cm" fo:padding-bottom="0cm" fo:padding-left="0cm" fo:padding-right="0cm" fo:wrap-option="wrap" draw:shadow="hidden" draw:shadow-color="#808080"/>
    </style:style>
    <style:style style:name="pr29" style:family="presentation" style:parent-style-name="Default-title">
      <style:graphic-properties draw:stroke="none" draw:fill="none" draw:fill-color="#ffffff" draw:textarea-horizontal-align="justify" draw:textarea-vertical-align="middle" draw:auto-grow-height="true" draw:auto-grow-width="false" fo:min-height="1.263cm" fo:min-width="0cm" fo:padding-top="0cm" fo:padding-bottom="0cm" fo:padding-left="0cm" fo:padding-right="0cm" fo:wrap-option="wrap" draw:shadow="hidden" draw:shadow-color="#808080"/>
    </style:style>
    <style:style style:name="pr30" style:family="presentation" style:parent-style-name="Default-outline1">
      <style:graphic-properties draw:stroke="none" draw:fill="none" draw:fill-color="#ffffff" draw:textarea-horizontal-align="justify" draw:textarea-vertical-align="top" draw:auto-grow-height="true" draw:auto-grow-width="false" fo:min-height="11.387cm" fo:min-width="0cm" fo:padding-top="0cm" fo:padding-bottom="0cm" fo:padding-left="0cm" fo:padding-right="0cm" fo:wrap-option="wrap" draw:shadow="hidden" draw:shadow-color="#808080"/>
    </style:style>
    <style:style style:name="pr31" style:family="presentation" style:parent-style-name="Default-outline1">
      <style:graphic-properties draw:stroke="none" draw:fill="none" draw:fill-color="#ffffff" draw:textarea-horizontal-align="justify" draw:textarea-vertical-align="top" draw:auto-grow-height="true" draw:auto-grow-width="false" fo:min-height="13.839cm" fo:min-width="0cm" fo:padding-top="0cm" fo:padding-bottom="0cm" fo:padding-left="0cm" fo:padding-right="0cm" fo:wrap-option="wrap" draw:shadow="hidden" draw:shadow-color="#808080"/>
    </style:style>
    <style:style style:name="pr32" style:family="presentation" style:parent-style-name="Default-notes">
      <style:graphic-properties draw:stroke="none" draw:fill="none" draw:fill-color="#ffffff" draw:textarea-horizontal-align="justify" draw:textarea-vertical-align="top" draw:auto-grow-height="true" draw:auto-grow-width="false" fo:min-height="2.722cm" fo:min-width="0cm" fo:padding-top="0cm" fo:padding-bottom="0cm" fo:padding-left="0cm" fo:padding-right="0cm" fo:wrap-option="wrap" draw:shadow="hidden"/>
    </style:style>
    <style:style style:name="pr33" style:family="presentation" style:parent-style-name="Default-notes">
      <style:graphic-properties draw:stroke="none" draw:fill="none" draw:fill-color="#ffffff" draw:textarea-horizontal-align="left" draw:textarea-vertical-align="top" draw:auto-grow-height="true" draw:auto-grow-width="false" fo:min-height="11.594cm" fo:min-width="0cm" fo:padding-top="0cm" fo:padding-bottom="0cm" fo:padding-left="0cm" fo:padding-right="0cm" fo:wrap-option="wrap" draw:shadow="hidden" draw:shadow-color="#808080"/>
    </style:style>
    <style:style style:name="pr34" style:family="presentation" style:parent-style-name="Default-outline1">
      <style:graphic-properties draw:stroke="none" draw:fill="none" draw:fill-color="#ffffff" draw:textarea-horizontal-align="justify" draw:textarea-vertical-align="top" draw:auto-grow-height="true" draw:auto-grow-width="false" fo:min-height="12.322cm" fo:min-width="0cm" fo:padding-top="0cm" fo:padding-bottom="0cm" fo:padding-left="0cm" fo:padding-right="0cm" fo:wrap-option="wrap" draw:shadow="hidden" draw:shadow-color="#808080"/>
    </style:style>
    <style:style style:name="pr35" style:family="presentation" style:parent-style-name="Default-outline1">
      <style:graphic-properties draw:stroke="none" draw:fill="none" draw:fill-color="#ffffff" draw:textarea-horizontal-align="left" draw:textarea-vertical-align="top" draw:auto-grow-height="true" draw:auto-grow-width="false" fo:min-height="12.331cm" fo:min-width="0cm" fo:padding-top="0cm" fo:padding-bottom="0cm" fo:padding-left="0cm" fo:padding-right="0cm" fo:wrap-option="wrap" draw:shadow="hidden" draw:shadow-color="#808080"/>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46cm" fo:margin-bottom="0cm" fo:text-indent="0cm"/>
    </style:style>
    <style:style style:name="P4" style:family="paragraph">
      <style:paragraph-properties fo:margin-left="0cm" fo:margin-right="0cm" fo:margin-top="0.308cm" fo:margin-bottom="0cm" fo:line-height="88%" fo:text-indent="0cm"/>
    </style:style>
    <style:style style:name="P5" style:family="paragraph">
      <style:paragraph-properties fo:margin-left="0cm" fo:margin-right="0cm" fo:margin-top="0.158cm" fo:margin-bottom="0cm" fo:text-indent="0cm"/>
    </style:style>
    <style:style style:name="P6" style:family="paragraph">
      <style:paragraph-properties fo:margin-left="0cm" fo:margin-right="0cm" fo:text-indent="0cm"/>
    </style:style>
    <style:style style:name="P7" style:family="paragraph">
      <style:text-properties fo:font-size="22pt" style:font-size-asian="22pt" style:font-size-complex="22pt"/>
    </style:style>
    <style:style style:name="P8" style:family="paragraph">
      <style:paragraph-properties fo:margin-left="0cm" fo:margin-right="0cm" fo:line-height="95%" fo:text-align="center" fo:text-indent="0cm"/>
    </style:style>
    <style:style style:name="P9" style:family="paragraph">
      <style:paragraph-properties fo:text-align="center" style:writing-mode="lr-tb"/>
      <style:text-properties fo:font-size="24pt"/>
    </style:style>
    <style:style style:name="P10" style:family="paragraph">
      <style:paragraph-properties fo:margin-left="0cm" fo:margin-right="0cm" fo:margin-top="0.529cm" fo:margin-bottom="0cm" fo:line-height="95%" fo:text-indent="0cm"/>
    </style:style>
    <style:style style:name="P11" style:family="paragraph">
      <style:paragraph-properties fo:margin-left="0cm" fo:margin-right="0cm" fo:margin-top="0.529cm" fo:margin-bottom="0cm" fo:line-height="95%" fo:text-indent="0cm" style:writing-mode="lr-tb" style:font-independent-line-spacing="true"/>
    </style:style>
    <style:style style:name="P12" style:family="paragraph">
      <style:paragraph-properties fo:margin-left="0cm" fo:margin-right="0cm" fo:margin-top="0.529cm" fo:margin-bottom="0cm" fo:line-height="95%" fo:text-align="end" fo:text-indent="0cm"/>
    </style:style>
    <style:style style:name="P13" style:family="paragraph">
      <style:paragraph-properties fo:margin-left="0cm" fo:margin-right="0cm" fo:margin-top="0.529cm" fo:margin-bottom="0cm" fo:line-height="95%" fo:text-align="end" fo:text-indent="0cm" style:writing-mode="lr-tb" style:font-independent-line-spacing="true"/>
    </style:style>
    <style:style style:name="P14" style:family="paragraph">
      <style:paragraph-properties fo:margin-left="0cm" fo:margin-right="0cm" fo:line-height="95%" fo:text-indent="0cm"/>
    </style:style>
    <style:style style:name="P15" style:family="paragraph">
      <style:paragraph-properties fo:margin-left="0cm" fo:margin-right="0cm" fo:margin-top="0.246cm" fo:margin-bottom="0cm" fo:line-height="86%" fo:text-align="center" fo:text-indent="0cm" style:punctuation-wrap="simple" style:line-break="normal"/>
    </style:style>
    <style:style style:name="P16" style:family="paragraph">
      <style:paragraph-properties fo:margin-left="0cm" fo:margin-right="0cm" fo:margin-top="0.396cm" fo:margin-bottom="0cm" fo:line-height="95%" fo:text-indent="0cm"/>
    </style:style>
    <style:style style:name="P17" style:family="paragraph">
      <style:paragraph-properties fo:margin-left="0cm" fo:margin-right="0cm" fo:margin-top="0.211cm" fo:margin-bottom="0cm" fo:text-indent="0cm"/>
    </style:style>
    <style:style style:name="P18" style:family="paragraph">
      <style:paragraph-properties fo:margin-left="0cm" fo:margin-right="0cm" fo:margin-top="0.211cm" fo:margin-bottom="0cm" fo:line-height="87%" fo:text-indent="0cm"/>
    </style:style>
    <style:style style:name="P19" style:family="paragraph">
      <style:paragraph-properties fo:margin-left="0cm" fo:margin-right="0cm" fo:margin-top="0.282cm" fo:margin-bottom="0cm" fo:text-indent="0cm"/>
    </style:style>
    <style:style style:name="P20" style:family="paragraph">
      <style:text-properties fo:font-size="12pt"/>
    </style:style>
    <style:style style:name="P21" style:family="paragraph">
      <style:paragraph-properties fo:margin-left="0cm" fo:margin-right="0cm" fo:line-height="87%" fo:text-indent="0cm"/>
    </style:style>
    <style:style style:name="P22" style:family="paragraph">
      <style:paragraph-properties fo:margin-left="0cm" fo:margin-right="0cm" fo:margin-top="0.246cm" fo:margin-bottom="0cm" fo:line-height="87%" fo:text-indent="0cm"/>
    </style:style>
    <style:style style:name="P23" style:family="paragraph">
      <style:paragraph-properties fo:margin-left="0cm" fo:margin-right="0cm" fo:line-height="93%" fo:text-indent="0cm"/>
    </style:style>
    <style:style style:name="P24" style:family="paragraph">
      <style:paragraph-properties fo:margin-left="0cm" fo:margin-right="0cm" fo:text-indent="0cm" style:writing-mode="lr-tb"/>
    </style:style>
    <style:style style:name="P25" style:family="paragraph">
      <style:paragraph-properties fo:margin-left="0cm" fo:margin-right="0cm" fo:line-height="93%" fo:text-align="center" fo:text-indent="0cm"/>
    </style:style>
    <style:style style:name="P26" style:family="paragraph">
      <style:paragraph-properties text:enable-numbering="false" fo:margin-left="0cm" fo:margin-right="0cm" fo:line-height="93%" fo:text-align="center" fo:text-indent="0cm" style:writing-mode="lr-tb"/>
      <style:text-properties fo:font-size="24pt"/>
    </style:style>
    <style:style style:name="P27" style:family="paragraph">
      <style:paragraph-properties fo:margin-left="0cm" fo:margin-right="0cm" fo:text-indent="0cm"/>
      <style:text-properties fo:font-size="24pt"/>
    </style:style>
    <style:style style:name="P28" style:family="paragraph">
      <style:paragraph-properties fo:margin-left="0cm" fo:margin-right="0cm" fo:text-indent="0cm"/>
      <style:text-properties fo:font-size="24pt" fo:font-style="italic" style:text-underline-style="solid" style:text-underline-width="auto" style:text-underline-color="font-color"/>
    </style:style>
    <style:style style:name="P29" style:family="paragraph">
      <style:paragraph-properties fo:margin-left="0cm" fo:margin-right="0cm" fo:text-indent="0cm"/>
      <style:text-properties fo:font-size="24pt" fo:font-style="italic"/>
    </style:style>
    <style:style style:name="P30" style:family="paragraph">
      <style:paragraph-properties fo:margin-left="0cm" fo:margin-right="0cm" fo:text-indent="0cm"/>
      <style:text-properties fo:font-size="12pt"/>
    </style:style>
    <style:style style:name="P31" style:family="paragraph">
      <style:paragraph-properties fo:margin-left="0.943cm" fo:margin-right="0cm" fo:text-indent="-0.943cm" style:writing-mode="lr-tb"/>
    </style:style>
    <style:style style:name="P32" style:family="paragraph">
      <style:paragraph-properties fo:margin-left="0.943cm" fo:margin-right="0cm" fo:text-indent="-0.943cm"/>
    </style:style>
    <style:style style:name="P33" style:family="paragraph">
      <style:paragraph-properties fo:margin-left="0.943cm" fo:margin-right="0cm" fo:text-align="center" fo:text-indent="-0.943cm"/>
    </style:style>
    <style:style style:name="P34" style:family="paragraph">
      <style:paragraph-properties text:enable-numbering="false" fo:margin-left="0.943cm" fo:margin-right="0cm" fo:text-indent="-0.943cm"/>
      <style:text-properties fo:font-size="22pt" style:font-size-asian="22pt" style:font-size-complex="22pt"/>
    </style:style>
    <style:style style:name="P35" style:family="paragraph">
      <style:paragraph-properties text:enable-numbering="false" fo:margin-left="0.943cm" fo:margin-right="0cm" fo:text-indent="-0.943cm"/>
    </style:style>
    <style:style style:name="P36" style:family="paragraph">
      <style:paragraph-properties fo:margin-left="0.943cm" fo:margin-right="0cm" fo:text-indent="-0.943cm"/>
      <style:text-properties fo:font-size="22pt"/>
    </style:style>
    <style:style style:name="P37" style:family="paragraph">
      <style:paragraph-properties fo:margin-left="0cm" fo:margin-right="0cm" fo:margin-top="0.246cm" fo:margin-bottom="0cm" fo:line-height="93%" fo:text-indent="0cm"/>
    </style:style>
    <style:style style:name="P38" style:family="paragraph">
      <style:paragraph-properties fo:margin-left="0cm" fo:margin-right="0cm" fo:margin-top="0.211cm" fo:margin-bottom="0cm" fo:line-height="80%" fo:text-indent="0cm"/>
    </style:style>
    <style:style style:name="P39" style:family="paragraph">
      <style:paragraph-properties fo:margin-left="0cm" fo:margin-right="0cm" fo:margin-top="0.246cm" fo:margin-bottom="0cm" fo:line-height="80%" fo:text-indent="0cm"/>
    </style:style>
    <style:style style:name="P40" style:family="paragraph">
      <style:paragraph-properties fo:margin-left="0.943cm" fo:margin-right="0cm" fo:margin-top="0.246cm" fo:margin-bottom="0cm" fo:line-height="80%" fo:text-align="center" fo:text-indent="-0.943cm"/>
    </style:style>
    <style:style style:name="P41" style:family="paragraph">
      <style:paragraph-properties fo:margin-left="0cm" fo:margin-right="0cm" fo:line-height="88%" fo:text-align="center" fo:text-indent="0cm"/>
    </style:style>
    <style:style style:name="P42" style:family="paragraph">
      <style:paragraph-properties fo:margin-left="0cm" fo:margin-right="0cm" fo:margin-top="0.246cm" fo:margin-bottom="0cm" fo:line-height="83%" fo:text-indent="0cm"/>
    </style:style>
    <style:style style:name="P43" style:family="paragraph">
      <style:paragraph-properties fo:margin-left="0cm" fo:margin-right="0cm" fo:margin-top="0.211cm" fo:margin-bottom="0cm" fo:line-height="83%" fo:text-indent="0cm"/>
    </style:style>
    <style:style style:name="P44" style:family="paragraph">
      <style:paragraph-properties fo:margin-left="0cm" fo:margin-right="0cm" fo:margin-top="0.282cm" fo:margin-bottom="0cm" fo:line-height="83%" fo:text-indent="0cm"/>
    </style:style>
    <style:style style:name="P45" style:family="paragraph">
      <style:paragraph-properties fo:margin-left="0cm" fo:margin-right="0cm" fo:margin-top="0.246cm" fo:margin-bottom="0cm" fo:line-height="73%" fo:text-indent="0cm"/>
    </style:style>
    <style:style style:name="P46" style:family="paragraph">
      <style:paragraph-properties fo:margin-left="0cm" fo:margin-right="0cm" fo:margin-top="0.211cm" fo:margin-bottom="0cm" fo:line-height="73%" fo:text-indent="0cm"/>
    </style:style>
    <style:style style:name="P47" style:family="paragraph">
      <style:paragraph-properties fo:margin-left="0cm" fo:margin-right="0cm" fo:margin-top="0.158cm" fo:margin-bottom="0cm" fo:line-height="95%" fo:text-indent="0cm"/>
    </style:style>
    <style:style style:name="P48" style:family="paragraph">
      <style:paragraph-properties fo:margin-left="0cm" fo:margin-right="0cm" fo:margin-top="0.158cm" fo:margin-bottom="0cm" fo:text-indent="0cm" style:writing-mode="lr-tb"/>
      <style:text-properties fo:font-size="12pt"/>
    </style:style>
    <style:style style:name="P49" style:family="paragraph">
      <style:paragraph-properties fo:margin-left="0.939cm" fo:margin-right="0cm" fo:margin-top="0.246cm" fo:margin-bottom="0cm" fo:text-align="center" fo:text-indent="-0.939cm"/>
    </style:style>
    <style:style style:name="T1" style:family="text">
      <style:text-properties fo:color="#000000" fo:language="en" fo:country="GB"/>
    </style:style>
    <style:style style:name="T2" style:family="text">
      <style:text-properties fo:font-size="24pt" fo:language="en" fo:country="US" style:font-size-asian="24pt" style:font-size-complex="24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fo:font-size="24pt" fo:language="en" fo:country="GB" style:font-size-asian="24pt" style:font-size-complex="24pt"/>
    </style:style>
    <style:style style:name="T8" style:family="text">
      <style:text-properties fo:font-size="22pt" style:font-size-asian="22pt" style:font-size-complex="22pt"/>
    </style:style>
    <style:style style:name="T9" style:family="text">
      <style:text-properties fo:font-weight="bold" style:font-weight-asian="bold" style:font-weight-complex="bold"/>
    </style:style>
    <style:style style:name="T10" style:family="text">
      <style:text-properties fo:font-size="22pt" fo:font-weight="bold" style:font-size-asian="22pt" style:font-weight-asian="bold" style:font-size-complex="22pt" style:font-weight-complex="bold"/>
    </style:style>
    <style:style style:name="T11"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12"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13" style:family="text">
      <style:text-properties fo:color="#000080" fo:font-size="32pt" fo:font-style="italic" fo:text-shadow="1pt 1pt" fo:font-weight="bold" style:font-size-asian="32pt" style:font-style-asian="italic" style:font-weight-asian="bold" style:font-size-complex="32pt" style:font-style-complex="italic" style:font-weight-complex="bold"/>
    </style:style>
    <style:style style:name="T14" style:family="text">
      <style:text-properties fo:font-size="18pt" style:font-size-asian="18pt" style:font-size-complex="18pt"/>
    </style:style>
    <style:style style:name="T15" style:family="text">
      <style:text-properties fo:language="en" fo:country="GB"/>
    </style:style>
    <style:style style:name="T16" style:family="text">
      <style:text-properties fo:font-family="Arial" style:font-style-name="Regular" style:font-family-generic="swiss" style:font-pitch="variable" fo:font-size="22pt" style:font-family-asian="Arial" style:font-style-name-asian="Regular" style:font-family-generic-asian="swiss" style:font-pitch-asian="variable" style:font-size-asian="22pt" style:font-family-complex="Arial" style:font-style-name-complex="Regular" style:font-family-generic-complex="swiss" style:font-pitch-complex="variable" style:font-size-complex="22pt"/>
    </style:style>
    <style:style style:name="T17" style:family="text">
      <style:text-properties style:text-underline-style="solid" style:text-underline-width="auto" style:text-underline-color="font-color"/>
    </style:style>
    <style:style style:name="T18" style:family="text">
      <style:text-properties style:text-position="-33% 58%"/>
    </style:style>
    <style:style style:name="T19" style:family="text">
      <style:text-properties fo:font-style="normal" style:font-style-asian="normal" style:font-style-complex="normal"/>
    </style:style>
    <style:style style:name="T20" style:family="text">
      <style:text-properties fo:font-size="24pt"/>
    </style:style>
    <style:style style:name="T21" style:family="text">
      <style:text-properties fo:font-size="24pt" fo:font-style="italic" style:font-style-asian="italic" style:font-style-complex="italic"/>
    </style:style>
    <style:style style:name="T22" style:family="text">
      <style:text-properties style:text-position="-33% 58%" fo:font-size="24pt"/>
    </style:style>
    <style:style style:name="T23" style:family="text">
      <style:text-properties fo:font-size="24pt" fo:font-style="italic" style:text-underline-style="solid" style:text-underline-width="auto" style:text-underline-color="font-color"/>
    </style:style>
    <style:style style:name="T24" style:family="text">
      <style:text-properties fo:font-size="24pt" fo:font-style="italic"/>
    </style:style>
    <style:style style:name="T25" style:family="text">
      <style:text-properties fo:font-style="italic" style:font-style-asian="italic" style:font-style-complex="italic"/>
    </style:style>
    <style:style style:name="T26" style:family="text">
      <style:text-properties fo:font-size="20pt" fo:language="en" fo:country="US" style:font-size-asian="24pt" style:font-size-complex="24pt"/>
    </style:style>
    <style:style style:name="T27" style:family="text">
      <style:text-properties fo:font-size="20pt" fo:language="en" fo:country="US" style:text-underline-style="solid" style:text-underline-width="auto" style:text-underline-color="font-color" style:font-size-asian="24pt" style:font-size-complex="24pt"/>
    </style:style>
    <style:style style:name="T28" style:family="text">
      <style:text-properties fo:font-size="20pt" fo:language="en" fo:country="US" fo:font-style="italic" style:font-size-asian="24pt" style:font-size-complex="24pt"/>
    </style:style>
    <style:style style:name="T29" style:family="text">
      <style:text-properties fo:font-size="20pt" fo:language="en" fo:country="US" fo:font-style="normal" style:font-size-asian="24pt" style:font-size-complex="24pt"/>
    </style:style>
    <style:style style:name="T30" style:family="text">
      <style:text-properties fo:font-family="OpenSymbol" style:font-pitch="variable" style:font-charset="x-symbol" fo:font-size="22pt" fo:font-weight="bold" style:font-family-asian="'Lucida Sans'" style:font-style-name-asian="Regular" style:font-family-generic-asian="swiss" style:font-pitch-asian="variable" style:font-size-asian="22pt" style:font-weight-asian="bold" style:font-family-complex="'Lucida Sans'" style:font-style-name-complex="Regular" style:font-family-generic-complex="swiss" style:font-pitch-complex="variable" style:font-size-complex="22pt" style:font-weight-complex="bold"/>
    </style:style>
    <style:style style:name="T31" style:family="text">
      <style:text-properties fo:font-family="Arial" style:font-family-generic="swiss" style:font-pitch="variable" fo:font-size="22pt" style:font-family-asian="Arial" style:font-style-name-asian="Regular" style:font-family-generic-asian="swiss" style:font-pitch-asian="variable" style:font-size-asian="22pt" style:font-family-complex="Arial" style:font-style-name-complex="Regular" style:font-family-generic-complex="swiss" style:font-pitch-complex="variable" style:font-size-complex="22pt"/>
    </style:style>
    <style:style style:name="T32" style:family="text">
      <style:text-properties fo:font-family="StarSymbol" style:font-style-name="Regular" style:font-pitch="variable" style:font-charset="x-symbol" fo:font-size="22pt" style:font-family-asian="StarSymbol" style:font-style-name-asian="Regular" style:font-pitch-asian="variable" style:font-charset-asian="x-symbol" style:font-size-asian="22pt" style:font-family-complex="StarSymbol" style:font-style-name-complex="Regular" style:font-pitch-complex="variable" style:font-charset-complex="x-symbol" style:font-size-complex="22pt"/>
    </style:style>
    <style:style style:name="T33" style:family="text">
      <style:text-properties fo:font-family="OpenSymbol" style:font-style-name="Regular" style:font-pitch="variable" style:font-charset="x-symbol" fo:font-size="22pt" style:font-family-asian="OpenSymbol" style:font-style-name-asian="Regular" style:font-pitch-asian="variable" style:font-charset-asian="x-symbol" style:font-size-asian="22pt" style:font-family-complex="OpenSymbol" style:font-style-name-complex="Regular" style:font-pitch-complex="variable" style:font-charset-complex="x-symbol" style:font-size-complex="22pt"/>
    </style:style>
    <style:style style:name="T34" style:family="text">
      <style:text-properties fo:font-size="22pt" style:text-underline-style="solid" style:text-underline-width="auto" style:text-underline-color="font-color" style:font-size-asian="22pt" style:font-size-complex="22pt"/>
    </style:style>
    <style:style style:name="T35" style:family="text">
      <style:text-properties fo:font-size="22pt" fo:font-style="italic" style:font-size-asian="22pt" style:font-size-complex="22pt"/>
    </style:style>
    <style:style style:name="T36" style:family="text">
      <style:text-properties fo:font-size="26pt"/>
    </style:style>
    <style:style style:name="T37" style:family="text">
      <style:text-properties fo:font-size="20pt" style:font-size-asian="20pt" style:font-size-complex="20pt"/>
    </style:style>
    <style:style style:name="T38" style:family="text">
      <style:text-properties fo:font-size="22pt"/>
    </style:style>
    <style:style style:name="T39" style:family="text">
      <style:text-properties fo:font-size="22pt" fo:font-style="italic"/>
    </style:style>
    <style:style style:name="T40" style:family="text">
      <style:text-properties fo:font-size="22pt" fo:font-style="normal"/>
    </style:style>
    <style:style style:name="T41" style:family="text">
      <style:text-properties fo:font-size="20pt"/>
    </style:style>
    <style:style style:name="T42" style:family="text">
      <style:text-properties fo:font-size="12pt"/>
    </style:style>
    <style:style style:name="T43" style:family="text">
      <style:text-properties fo:font-family="'Courier New'" style:font-family-generic="modern" style:font-pitch="fixed"/>
    </style:style>
    <style:style style:name="T44" style:family="text">
      <style:text-properties fo:font-family="'Courier New'" style:font-family-generic="modern" style:font-pitch="fixed" style:font-family-asian="Arial" style:font-style-name-asian="Regular" style:font-family-generic-asian="swiss" style:font-pitch-asian="variable" style:font-family-complex="Arial" style:font-style-name-complex="Regular" style:font-family-generic-complex="swiss" style:font-pitch-complex="variable"/>
    </style:style>
    <style:style style:name="T45" style:family="text">
      <style:text-properties fo:font-style="italic"/>
    </style:style>
    <style:style style:name="T46" style:family="text">
      <style:text-properties fo:font-style="normal"/>
    </style:style>
    <style:style style:name="T47" style:family="text">
      <style:text-properties fo:color="#000080" fo:font-size="24pt" fo:language="en" fo:country="GB" fo:font-style="italic" fo:text-shadow="1pt 1pt" style:text-underline-style="solid" style:text-underline-width="auto" style:text-underline-color="font-color" style:font-size-asian="24pt" style:font-size-complex="24pt"/>
    </style:style>
    <style:style style:name="T48" style:family="text">
      <style:text-properties fo:font-size="22pt" fo:font-style="italic" style:font-size-asian="22pt" style:font-style-asian="italic" style:font-size-complex="22pt" style:font-style-complex="italic"/>
    </style:style>
    <style:style style:name="T49" style:family="text">
      <style:text-properties style:text-position="-25% 58%" fo:font-size="22pt" style:font-size-asian="22pt" style:font-size-complex="22pt"/>
    </style:style>
    <style:style style:name="T5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1" style:family="text">
      <style:text-properties fo:font-size="20pt" fo:font-style="normal" style:font-size-asian="20pt" style:font-style-asian="normal" style:font-size-complex="20pt" style:font-style-complex="normal"/>
    </style:style>
    <style:style style:name="T52" style:family="text">
      <style:text-properties fo:font-size="22pt" fo:font-style="normal" style:font-size-asian="22pt" style:font-style-asian="normal" style:font-size-complex="22pt" style:font-style-complex="normal"/>
    </style:style>
    <style:style style:name="T53" style:family="text">
      <style:text-properties fo:font-size="20pt" fo:font-style="italic" style:font-size-asian="20pt" style:font-style-asian="italic" style:font-size-complex="20pt" style:font-style-complex="italic"/>
    </style:style>
    <style:style style:name="T54" style:family="text">
      <style:text-properties fo:font-size="22pt" fo:language="en" fo:country="US" style:font-size-asian="22pt" style:font-size-complex="22pt"/>
    </style:style>
    <style:style style:name="T55" style:family="text">
      <style:text-properties fo:font-size="22pt" fo:language="en" fo:country="US" fo:font-style="italic" style:font-size-asian="22pt" style:font-style-asian="italic" style:font-size-complex="22pt" style:font-style-complex="italic"/>
    </style:style>
    <style:style style:name="T56" style:family="text">
      <style:text-properties fo:font-size="22pt" fo:language="en" fo:country="US" fo:font-style="normal" style:font-size-asian="22pt" style:font-style-asian="normal" style:font-size-complex="22pt" style:font-style-complex="normal"/>
    </style:style>
    <style:style style:name="T57" style:family="text">
      <style:text-properties fo:language="en" fo:country="US" fo:font-style="normal" style:font-style-asian="normal" style:font-style-complex="normal"/>
    </style:style>
    <style:style style:name="T58" style:family="text">
      <style:text-properties fo:font-size="28pt" fo:language="en" fo:country="US" style:font-size-asian="28pt" style:font-size-complex="28pt"/>
    </style:style>
    <style:style style:name="T59" style:family="text">
      <style:text-properties fo:font-size="22pt" fo:language="en" fo:country="GB" style:font-size-asian="22pt" style:font-size-complex="22pt"/>
    </style:style>
    <style:style style:name="T60" style:family="text">
      <style:text-properties fo:font-size="22pt" fo:language="en" fo:country="GB" fo:font-style="italic" style:font-size-asian="22pt" style:font-style-asian="italic" style:font-size-complex="22pt" style:font-style-complex="italic"/>
    </style:style>
    <style:style style:name="T61" style:family="text">
      <style:text-properties fo:font-size="20pt" fo:language="en" fo:country="GB" style:font-size-asian="20pt" style:font-size-complex="20pt"/>
    </style:style>
    <style:style style:name="T62" style:family="text">
      <style:text-properties fo:font-size="20pt" fo:language="en" fo:country="US" style:font-size-asian="20pt" style:font-size-complex="20pt"/>
    </style:style>
    <style:style style:name="T63" style:family="text">
      <style:text-properties fo:font-size="18pt" fo:language="en" fo:country="US" style:font-size-asian="18pt" style:font-size-complex="18pt"/>
    </style:style>
    <style:style style:name="T64" style:family="text">
      <style:text-properties fo:font-size="18pt" fo:language="en" fo:country="US" fo:font-style="italic" style:font-size-asian="18pt" style:font-style-asian="italic" style:font-size-complex="18pt" style:font-style-complex="italic"/>
    </style:style>
    <style:style style:name="T65" style:family="text">
      <style:text-properties style:text-position="30% 58%" fo:language="en" fo:country="GB"/>
    </style:style>
    <style:style style:name="T66" style:family="text">
      <style:text-properties style:font-family-asian="'Arial Unicode MS'" style:font-family-generic-asian="swiss" style:font-pitch-asian="variable" style:font-family-complex="'Arial Unicode MS'" style:font-family-generic-complex="swiss" style:font-pitch-complex="variable"/>
    </style:style>
    <style:style style:name="T67" style:family="text">
      <style:text-properties style:text-position="30% 58%" fo:language="en" fo:country="US"/>
    </style:style>
    <style:style style:name="T68" style:family="text">
      <style:text-properties fo:font-size="22pt" fo:language="en" fo:country="US" fo:font-style="italic" style:font-size-asian="22pt" style:font-size-complex="22pt"/>
    </style:style>
    <style:style style:name="T69" style:family="text">
      <style:text-properties fo:font-size="12pt" fo:language="en" fo:country="US"/>
    </style:style>
    <style:style style:name="T70" style:family="text">
      <style:text-properties fo:color="#000080" fo:font-size="28pt" fo:font-style="italic" fo:text-shadow="1pt 1pt" style:font-size-asian="28pt" style:font-style-asian="italic" style:font-size-complex="28pt" style:font-style-complex="italic"/>
    </style:style>
    <style:style style:name="T71" style:family="text">
      <style:text-properties fo:font-size="17pt" fo:language="en" fo:country="GB" style:font-size-asian="17pt" style:font-size-complex="17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suffix="." style:num-format="1">
        <style:list-level-properties text:min-label-width="0.939cm"/>
        <style:text-properties fo:color="#000000" fo:font-size="100%"/>
      </text:list-level-style-number>
      <text:list-level-style-number text:level="2" style:num-suffix="." style:num-format="1">
        <style:list-level-properties text:space-before="1.27cm" text:min-label-width="0.78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6">
      <text:list-level-style-bullet text:level="1" text:bullet-char="•">
        <style:list-level-properties text:min-label-width="0.939cm"/>
        <style:text-properties fo:font-family="Arial" style:font-family-generic="swiss" style:font-pitch="variable" fo:color="#000000" fo:font-size="100%"/>
      </text:list-level-style-bullet>
      <text:list-level-style-bullet text:level="2" text:bullet-char="–">
        <style:list-level-properties text:space-before="1.27cm" text:min-label-width="0.7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Countering Trusting Trust" draw:style-name="dp1" draw:master-page-name="Default" presentation:presentation-page-layout-name="AL1T0">
        <office:forms form:automatic-focus="false" form:apply-design-mode="false"/>
        <draw:frame presentation:style-name="pr1" draw:text-style-name="P2" draw:layer="layout" svg:width="21.59cm" svg:height="3.778cm" svg:x="1.905cm" svg:y="4.566cm" presentation:class="title" presentation:user-transformed="true">
          <draw:text-box>
            <text:p text:style-name="P1"><text:span text:style-name="T1">Fully Countering Trusting Trust</text:span><text:span text:style-name="T1"><text:line-break/></text:span><text:span text:style-name="T1">through Diverse Double-Compiling (DDC)</text:span></text:p>
          </draw:text-box>
        </draw:frame>
        <draw:frame presentation:style-name="pr2" draw:text-style-name="P2" draw:layer="layout" svg:width="17.78cm" svg:height="4.869cm" svg:x="3.81cm" svg:y="10.795cm" presentation:class="subtitle" presentation:user-transformed="true">
          <draw:text-box>
            <text:p text:style-name="P3"><text:span text:style-name="T2">David A. Wheeler</text:span></text:p>
            <text:p text:style-name="P3"><text:span text:style-name="T2">October 26, 2009</text:span></text:p>
            <text:p text:style-name="P3"><text:span text:style-name="T2"/></text:p>
          </draw:text-box>
        </draw:frame>
        <draw:custom-shape draw:style-name="gr1" draw:text-style-name="P2" draw:layer="layout" svg:width="17.52cm" svg:height="1.301cm" svg:x="4.11cm" svg:y="16.118cm">
          <text:p text:style-name="P4"><text:span text:style-name="T3">This presentation contains the views of the author and does not necessarily indicate endorsement by IDA, the U.S. government, or the U.S. DoD.</text:span></text:p>
          <draw:enhanced-geometry svg:viewBox="0 0 21600 21600" draw:type="mso-spt202" draw:enhanced-path="M 0 0 L 21600 0 21600 21600 0 21600 0 0 Z N"/>
        </draw:custom-shape>
        <presentation:notes draw:style-name="dp2">
          <office:forms form:automatic-focus="false" form:apply-design-mode="false"/>
          <draw:page-thumbnail draw:layer="layout" svg:width="12.908cm" svg:height="9.68cm" svg:x="3.285cm" svg:y="1.94cm" draw:page-number="1"/>
          <draw:frame presentation:style-name="pr3" draw:text-style-name="P2" draw:layer="layout" svg:width="14.279cm" svg:height="8.089cm" svg:x="2.596cm" svg:y="12.263cm" presentation:class="notes" presentation:user-transformed="true">
            <draw:text-box>
              <text:p text:style-name="P5"><text:span text:style-name="T4">Most </text:span><text:span text:style-name="T5">RSMs</text:span><text:span text:style-name="T4"> do not think of graphics when writing their documents. <text:s/>Pictures and tables become afterthoughts.</text:span></text:p>
              <text:p text:style-name="P5"><text:span text:style-name="T4">Usually the </text:span><text:span text:style-name="T5">editors</text:span><text:span text:style-name="T4"> make suggestions when they start editing. <text:s/>Often this is along the lines of “Rather than five paragraphs describing each component, insert a table.”</text:span></text:p>
              <text:p text:style-name="P5"><text:span text:style-name="T4">The </text:span><text:span text:style-name="T5">secretaries</text:span><text:span text:style-name="T4"> can contribute by enforcing uniformity in the graphics and tables in terms of font, font style, size, objects (for example, boxes representing the same thing are the same size and proportion).</text:span></text:p>
              <text:p text:style-name="P5"><text:span text:style-name="T4">The </text:span><text:span text:style-name="T5">secretaries</text:span><text:span text:style-name="T4"> can help with </text:span><text:span text:style-name="T6">readability</text:span><text:span text:style-name="T4"> and </text:span><text:span text:style-name="T6">legibility</text:span><text:span text:style-name="T4">. </text:span></text:p>
              <text:p text:style-name="P5"><text:span text:style-name="T4">The </text:span><text:span text:style-name="T5">secretaries</text:span><text:span text:style-name="T4"> can help with the inserting picture problems.</text:span></text:p>
            </draw:text-box>
          </draw:frame>
        </presentation:notes>
      </draw:page>
      <draw:page draw:name="Outline" draw:style-name="dp3" draw:master-page-name="Default" presentation:presentation-page-layout-name="AL2T1">
        <office:forms form:automatic-focus="false" form:apply-design-mode="false"/>
        <draw:frame presentation:style-name="pr4" draw:text-style-name="P2" draw:layer="layout" svg:width="21.369cm" svg:height="2.325cm" svg:x="2.116cm" svg:y="1.455cm" presentation:class="title" presentation:user-transformed="true">
          <draw:text-box>
            <text:p text:style-name="P6">Outline</text:p>
          </draw:text-box>
        </draw:frame>
        <draw:frame presentation:style-name="pr5" draw:text-style-name="P2" draw:layer="layout" svg:width="21.581cm" svg:height="12.846cm" svg:x="1.904cm" svg:y="4.656cm" presentation:class="outline" presentation:user-transformed="true">
          <draw:text-box>
            <text:list text:style-name="L5">
              <text:list-item>
                <text:p text:style-name="P3"><text:span text:style-name="T7">Introduction</text:span></text:p>
              </text:list-item>
              <text:list-item>
                <text:p text:style-name="P3"><text:span text:style-name="T7">Background</text:span></text:p>
              </text:list-item>
              <text:list-item>
                <text:p text:style-name="P3"><text:span text:style-name="T7">Description of threat</text:span></text:p>
              </text:list-item>
              <text:list-item>
                <text:p text:style-name="P3"><text:span text:style-name="T7">Informal description of DDC</text:span></text:p>
              </text:list-item>
              <text:list-item>
                <text:p text:style-name="P3"><text:span text:style-name="T7">Formal proof (skip assumption details for now)</text:span></text:p>
              </text:list-item>
              <text:list-item>
                <text:p text:style-name="P3"><text:span text:style-name="T7">Methods to increase diversity</text:span></text:p>
              </text:list-item>
              <text:list-item>
                <text:p text:style-name="P3"><text:span text:style-name="T7">Demonstrations of DDC (Tinycc, Lisp, GCC)</text:span></text:p>
              </text:list-item>
              <text:list-item>
                <text:p text:style-name="P3"><text:span text:style-name="T7">Practical challenges</text:span></text:p>
              </text:list-item>
              <text:list-item>
                <text:p text:style-name="P3"><text:span text:style-name="T7">Conclusions and ramifications</text:span></text:p>
              </text:list-item>
            </text:list>
          </draw:text-box>
        </draw:frame>
        <presentation:notes draw:style-name="dp4">
          <draw:page-thumbnail draw:layer="layout" svg:width="11.901cm" svg:height="8.926cm" svg:x="2.805cm" svg:y="1.79cm" draw:page-number="2"/>
          <draw:frame presentation:style-name="pr6" draw:layer="layout" svg:width="12.836cm" svg:height="10.713cm" svg:x="2.333cm" svg:y="11.319cm" presentation:class="notes" presentation:placeholder="true">
            <draw:text-box/>
          </draw:frame>
        </presentation:notes>
      </draw:page>
      <draw:page draw:name="page3"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1. Introduction: Definitions</text:p>
          </draw:text-box>
        </draw:frame>
        <draw:frame presentation:style-name="pr8" draw:text-style-name="P7" draw:layer="layout" svg:width="21.577cm" svg:height="13.523cm" svg:x="1.904cm" svg:y="5.08cm" presentation:class="outline" presentation:user-transformed="true">
          <draw:text-box>
            <text:list text:style-name="L6">
              <text:list-item>
                <text:p><text:span text:style-name="T8">Executable: Data that can be directly executed by a computing environment. Aka “binary”</text:span></text:p>
              </text:list-item>
              <text:list-item>
                <text:p><text:span text:style-name="T8">Source code aka source: Data that is a representation of a program that can be translated into an executable; typically human-readable</text:span></text:p>
              </text:list-item>
              <text:list-item>
                <text:p><text:span text:style-name="T8">Compiler: An executable that translates source code into an executable</text:span></text:p>
              </text:list-item>
              <text:list-item>
                <text:p><text:span text:style-name="T8">Corrupted executable: An executable that does not correspond to its putative source code. An executable e corresponds to source code s iff execution of e always behaves as specified by s when the execution environment of e behaves correctly</text:span></text:p>
              </text:list-item>
              <text:list-item>
                <text:p><text:span text:style-name="T8">Maliciously corrupted executable: Intentionally-created corrupted executable [was: malicious executable]</text:span></text:p>
              </text:list-item>
            </text:list>
          </draw:text-box>
        </draw:frame>
        <presentation:notes draw:style-name="dp4">
          <draw:page-thumbnail draw:style-name="gr2" draw:layer="layout" svg:width="11.897cm" svg:height="8.922cm" svg:x="2.804cm" svg:y="1.789cm" draw:page-number="3" presentation:class="page"/>
          <draw:frame presentation:style-name="pr9" draw:layer="layout" svg:width="12.836cm" svg:height="10.462cm" svg:x="2.333cm" svg:y="11.319cm" presentation:class="notes" presentation:placeholder="true">
            <draw:text-box/>
          </draw:frame>
        </presentation:notes>
      </draw:page>
      <draw:page draw:name="Trusting trust attack" draw:style-name="dp3" draw:master-page-name="Default" presentation:presentation-page-layout-name="AL2T1">
        <office:forms form:automatic-focus="false" form:apply-design-mode="false"/>
        <draw:frame presentation:style-name="pr4" draw:text-style-name="P2" draw:layer="layout" svg:width="21.369cm" svg:height="2.325cm" svg:x="2.116cm" svg:y="1.455cm" presentation:class="title" presentation:user-transformed="true">
          <draw:text-box>
            <text:p text:style-name="P6">Trusting trust attack</text:p>
          </draw:text-box>
        </draw:frame>
        <draw:custom-shape draw:style-name="gr3" draw:text-style-name="P2" draw:layer="layout" svg:width="4.445cm" svg:height="8.255cm" svg:x="10.372cm" svg:y="5.715cm">
          <text:p text:style-name="P8"><text:span text:style-name="T9">Compiler</text:span></text:p>
          <text:p text:style-name="P8"><text:span text:style-name="T9">executable</text:span></text:p>
          <text:p text:style-name="P8"><text:span text:style-name="T9">(maliciously</text:span></text:p>
          <text:p text:style-name="P8"><text:span text:style-name="T9">corrupted)</text:span></text:p>
          <draw:enhanced-geometry svg:viewBox="0 0 21600 21600" draw:type="rectangle" draw:enhanced-path="M 0 0 L 21600 0 21600 21600 0 21600 0 0 Z N"/>
        </draw:custom-shape>
        <draw:custom-shape draw:style-name="gr3" draw:text-style-name="P2" draw:layer="layout" svg:width="6.562cm" svg:height="2.134cm" svg:x="16.298cm" svg:y="5.715cm">
          <text:p text:style-name="P8"><text:span text:style-name="T9">Critical program</text:span></text:p>
          <draw:enhanced-geometry svg:viewBox="0 0 21600 21600" draw:type="rectangle" draw:enhanced-path="M 0 0 L 21600 0 21600 21600 0 21600 0 0 Z N"/>
        </draw:custom-shape>
        <draw:custom-shape draw:style-name="gr4" draw:text-style-name="P2" draw:layer="layout" svg:width="7.831cm" svg:height="2.964cm" svg:x="0.847cm" svg:y="5.503cm">
          <text:p text:style-name="P8">Critical program</text:p>
          <text:p text:style-name="P8">source code “logi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9" draw:layer="layout" svg:x1="8.678cm" svg:y1="6.985cm" svg:x2="10.372cm" svg:y2="6.989cm">
          <text:p/>
        </draw:line>
        <draw:line draw:style-name="gr5" draw:text-style-name="P9" draw:layer="layout" svg:x1="14.817cm" svg:y1="6.985cm" svg:x2="16.298cm" svg:y2="6.989cm">
          <text:p/>
        </draw:line>
        <draw:custom-shape draw:style-name="gr4" draw:text-style-name="P2" draw:layer="layout" svg:width="7.831cm" svg:height="2.487cm" svg:x="0.847cm" svg:y="8.678cm">
          <text:p text:style-name="P8">Analysis program</text:p>
          <text:p text:style-name="P8">source cod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7.832cm" svg:height="2.487cm" svg:x="1.058cm" svg:y="11.43cm">
          <text:p text:style-name="P8">Compiler</text:p>
          <text:p text:style-name="P8">source cod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6.562cm" svg:height="2.134cm" svg:x="16.298cm" svg:y="8.89cm">
          <text:p text:style-name="P8"><text:span text:style-name="T9">Analysis program</text:span></text:p>
          <draw:enhanced-geometry svg:viewBox="0 0 21600 21600" draw:type="rectangle" draw:enhanced-path="M 0 0 L 21600 0 21600 21600 0 21600 0 0 Z N"/>
        </draw:custom-shape>
        <draw:custom-shape draw:style-name="gr3" draw:text-style-name="P2" draw:layer="layout" svg:width="6.562cm" svg:height="3.061cm" svg:x="16.298cm" svg:y="11.218cm">
          <text:p text:style-name="P8"><text:span text:style-name="T9">Compiler</text:span></text:p>
          <text:p text:style-name="P8"><text:span text:style-name="T9">executable</text:span></text:p>
          <draw:enhanced-geometry svg:viewBox="0 0 21600 21600" draw:type="rectangle" draw:enhanced-path="M 0 0 L 21600 0 21600 21600 0 21600 0 0 Z N"/>
        </draw:custom-shape>
        <draw:line draw:style-name="gr5" draw:text-style-name="P9" draw:layer="layout" svg:x1="8.678cm" svg:y1="9.948cm" svg:x2="10.372cm" svg:y2="9.953cm">
          <text:p/>
        </draw:line>
        <draw:line draw:style-name="gr5" draw:text-style-name="P9" draw:layer="layout" svg:x1="14.817cm" svg:y1="9.948cm" svg:x2="16.298cm" svg:y2="9.953cm">
          <text:p/>
        </draw:line>
        <draw:line draw:style-name="gr5" draw:text-style-name="P9" draw:layer="layout" svg:x1="8.89cm" svg:y1="12.7cm" svg:x2="10.372cm" svg:y2="12.704cm">
          <text:p/>
        </draw:line>
        <draw:line draw:style-name="gr5" draw:text-style-name="P9" draw:layer="layout" svg:x1="14.817cm" svg:y1="12.7cm" svg:x2="16.298cm" svg:y2="12.704cm">
          <text:p/>
        </draw:line>
        <draw:custom-shape draw:style-name="gr6" draw:text-style-name="P11" draw:layer="layout" svg:width="9.313cm" svg:height="1.649cm" svg:x="0.97cm" svg:y="3.91cm">
          <text:p text:style-name="P10"><text:span text:style-name="T9">Trustworthy source…</text:span></text:p>
          <draw:enhanced-geometry svg:viewBox="0 0 21600 21600" draw:type="mso-spt202" draw:enhanced-path="M 0 0 L 21600 0 21600 21600 0 21600 0 0 Z N"/>
        </draw:custom-shape>
        <draw:custom-shape draw:style-name="gr7" draw:text-style-name="P13" draw:layer="layout" svg:width="19.05cm" svg:height="1.27cm" svg:x="5.85cm" svg:y="4.645cm">
          <text:p text:style-name="P12"><text:span text:style-name="T9">can produce maliciously corrupted executables</text:span></text:p>
          <draw:enhanced-geometry svg:viewBox="0 0 21600 21600" draw:type="mso-spt202" draw:enhanced-path="M 0 0 L 21600 0 21600 21600 0 21600 0 0 Z N"/>
        </draw:custom-shape>
        <draw:custom-shape draw:style-name="gr1" draw:text-style-name="P2" draw:layer="layout" svg:width="22.225cm" svg:height="4.333cm" svg:x="1.058cm" svg:y="14.393cm">
          <text:p text:style-name="P14"><text:span text:style-name="T10">1974: Karger &amp; Schell</text:span></text:p>
          <text:p text:style-name="P6"><text:span text:style-name="T10">1984: Ken Thompson. Demo’d (inc. disassembler), </text:span><text:span text:style-name="T11">undetected</text:span></text:p>
          <text:p text:style-name="P6"><text:span text:style-name="T12"/></text:p>
          <text:p text:style-name="P15"><text:span text:style-name="T13">Fundamental security problem</text:span></text:p>
          <draw:enhanced-geometry svg:viewBox="0 0 21600 21600" draw:type="mso-spt202" draw:enhanced-path="M 0 0 L 21600 0 21600 21600 0 21600 0 0 Z N"/>
        </draw:custom-shape>
        <draw:custom-shape draw:style-name="gr1" draw:text-style-name="P2" draw:layer="layout" svg:width="5.08cm" svg:height="0.984cm" svg:x="12.065cm" svg:y="14.261cm">
          <text:p text:style-name="P16"><text:span text:style-name="T14">Perpetuates</text:span></text:p>
          <draw:enhanced-geometry svg:viewBox="0 0 21600 21600" draw:type="mso-spt202" draw:enhanced-path="M 0 0 L 21600 0 21600 21600 0 21600 0 0 Z N"/>
        </draw:custom-shape>
        <draw:custom-shape draw:style-name="gr8" draw:text-style-name="P2" draw:layer="layout" svg:width="2.751cm" svg:height="0.67cm" svg:x="13.547cm" svg:y="13.97cm">
          <text:p/>
          <draw:enhanced-geometry svg:viewBox="0 0 624 152" draw:type="non-primitive" draw:enhanced-path="M 624 48 C 560 64 344 152 240 144 136 136 50 30 0 0 N"/>
        </draw:custom-shape>
        <presentation:notes draw:style-name="dp4">
          <draw:page-thumbnail draw:layer="layout" svg:width="11.901cm" svg:height="8.926cm" svg:x="2.805cm" svg:y="1.79cm" draw:page-number="4"/>
          <draw:frame presentation:style-name="pr6" draw:layer="layout" svg:width="12.836cm" svg:height="10.713cm" svg:x="2.333cm" svg:y="11.319cm" presentation:class="notes" presentation:placeholder="true">
            <draw:text-box/>
          </draw:frame>
        </presentation:notes>
      </draw:page>
      <draw:page draw:name="page5" draw:style-name="dp5" draw:master-page-name="Default" presentation:presentation-page-layout-name="AL2T1">
        <office:forms form:automatic-focus="false" form:apply-design-mode="false"/>
        <draw:frame presentation:style-name="pr7" draw:layer="layout" svg:width="21.365cm" svg:height="2.071cm" svg:x="2.116cm" svg:y="1.58cm" presentation:class="title" presentation:user-transformed="true">
          <draw:text-box>
            <text:p>Definition of “trusting trust” attack</text:p>
          </draw:text-box>
        </draw:frame>
        <draw:frame presentation:style-name="pr8" draw:layer="layout" svg:width="21.577cm" svg:height="13.523cm" svg:x="1.904cm" svg:y="5.08cm" presentation:class="outline">
          <draw:text-box>
            <text:list text:style-name="L6">
              <text:list-header>
                <text:p>Trusting trust attack: An attack in which the attacker attempts to disseminate a compiler executable that produces corrupted executables, at least one of those produced corrupted executables is a corrupted compiler, and the attacker attempts to make this situation self-perpetuating</text:p>
                <text:list>
                  <text:list-item>
                    <text:p>May insert other Trojan horse(s) – software that appears to the user to perform a desirable function but facilitates unauthorized access into the user’s computer system</text:p>
                  </text:list-item>
                </text:list>
              </text:list-header>
            </text:list>
          </draw:text-box>
        </draw:frame>
        <presentation:notes draw:style-name="dp4">
          <draw:page-thumbnail draw:style-name="gr2" draw:layer="layout" svg:width="11.897cm" svg:height="8.922cm" svg:x="2.804cm" svg:y="1.789cm" draw:page-number="5" presentation:class="page"/>
          <draw:frame presentation:style-name="pr9" draw:layer="layout" svg:width="12.836cm" svg:height="10.462cm" svg:x="2.333cm" svg:y="11.319cm" presentation:class="notes" presentation:placeholder="true">
            <draw:text-box/>
          </draw:frame>
        </presentation:notes>
      </draw:page>
      <draw:page draw:name="page6" draw:style-name="dp5" draw:master-page-name="Default" presentation:presentation-page-layout-name="AL2T1">
        <office:forms form:automatic-focus="false" form:apply-design-mode="false"/>
        <draw:frame presentation:style-name="pr10" draw:text-style-name="P2" draw:layer="layout" svg:width="21.365cm" svg:height="2.321cm" svg:x="2.116cm" svg:y="1.455cm" presentation:class="title" presentation:user-transformed="true">
          <draw:text-box>
            <text:p text:style-name="P6"><text:span text:style-name="T4">Problem Importance</text:span></text:p>
          </draw:text-box>
        </draw:frame>
        <draw:frame presentation:style-name="pr11" draw:text-style-name="P2" draw:layer="layout" svg:width="21.577cm" svg:height="13.773cm" svg:x="1.904cm" svg:y="5.08cm" presentation:class="outline" presentation:user-transformed="true">
          <draw:text-box>
            <text:list text:style-name="L6">
              <text:list-item>
                <text:p text:style-name="P3"><text:span text:style-name="T2">“</text:span><text:span text:style-name="T2">Trusting trust” has been treated as if it were a fundamental computer security “axiom”</text:span></text:p>
              </text:list-item>
            </text:list>
            <text:list text:style-name="L7">
              <text:list-item>
                <text:list>
                  <text:list-item>
                    <text:p text:style-name="P17"><text:span text:style-name="T4">Attack that “can’t” be countered</text:span></text:p>
                  </text:list-item>
                  <text:list-item>
                    <text:p text:style-name="P17"><text:span text:style-name="T4">Decades of no adequate solution</text:span></text:p>
                  </text:list-item>
                  <text:list-item>
                    <text:p text:style-name="P17"><text:span text:style-name="T4">“</text:span><text:span text:style-name="T4">Computer security is hopeless”</text:span></text:p>
                  </text:list-item>
                </text:list>
              </text:list-item>
            </text:list>
            <text:list text:style-name="L6">
              <text:list-item>
                <text:p text:style-name="P3"><text:span text:style-name="T2">Attackers have incentive to use it at some point if uncounterable</text:span></text:p>
              </text:list-item>
            </text:list>
            <text:list text:style-name="L7">
              <text:list-item>
                <text:list>
                  <text:list-item>
                    <text:p text:style-name="P18"><text:span text:style-name="T15">Huge benefits: possibly control nearly all computers worldwide?</text:span></text:p>
                  </text:list-item>
                  <text:list-item>
                    <text:p text:style-name="P18"><text:span text:style-name="T15">Risks low: undetectable (til now!)</text:span></text:p>
                  </text:list-item>
                  <text:list-item>
                    <text:p text:style-name="P17"><text:span text:style-name="T15">Costs often low...medium (vary by circumstance)</text:span></text:p>
                    <text:list>
                      <text:list-item>
                        <text:p text:style-name="P19"><text:span text:style-name="T15">Even if costs were high, to some it’d be worth it</text:span></text:p>
                      </text:list-item>
                    </text:list>
                  </text:list-item>
                </text:list>
              </text:list-item>
            </text:list>
            <text:list text:style-name="L6">
              <text:list-item>
                <text:p text:style-name="P3"><text:span text:style-name="T2">Irrational to trust computers unless resolved</text:span></text:p>
              </text:list-item>
            </text:list>
          </draw:text-box>
        </draw:frame>
        <presentation:notes draw:style-name="dp4">
          <draw:page-thumbnail draw:style-name="gr2" draw:layer="layout" svg:width="11.897cm" svg:height="8.922cm" svg:x="2.804cm" svg:y="1.789cm" draw:page-number="6" presentation:class="page"/>
          <draw:frame presentation:style-name="pr12" draw:text-style-name="P20" draw:layer="layout" svg:width="12.836cm" svg:height="10.713cm" svg:x="2.333cm" svg:y="11.319cm" presentation:class="notes" presentation:placeholder="true">
            <draw:text-box/>
          </draw:frame>
        </presentation:notes>
      </draw:page>
      <draw:page draw:name="page7"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Dissertation Thesis</text:p>
          </draw:text-box>
        </draw:frame>
        <draw:frame presentation:style-name="pr8" draw:layer="layout" svg:width="21.577cm" svg:height="13.523cm" svg:x="1.904cm" svg:y="5.08cm" presentation:class="outline" presentation:user-transformed="true">
          <draw:text-box>
            <text:list text:style-name="L6">
              <text:list-header>
                <text:p>The trusting trust attack can be detected and effectively countered using the “Diverse Double-Compiling” (DDC) technique, as demonstrated by:</text:p>
              </text:list-header>
            </text:list>
            <text:list text:style-name="L5">
              <text:list-item>
                <text:p>a formal proof that DDC can determine if source code and generated executable code correspond</text:p>
              </text:list-item>
              <text:list-item>
                <text:p>a demonstration of DDC with three compilers (a small C compiler, a small maliciously corrupted Lisp compiler, and a large industrial-strength C compiler, GCC)</text:p>
              </text:list-item>
              <text:list-item>
                <text:p>a description of approaches for applying DDC in various real-world scenarios, including a description of how to scale DDC up to entire operating systems</text:p>
              </text:list-item>
            </text:list>
          </draw:text-box>
        </draw:frame>
        <presentation:notes draw:style-name="dp4">
          <draw:page-thumbnail draw:style-name="gr2" draw:layer="layout" svg:width="11.897cm" svg:height="8.922cm" svg:x="2.804cm" svg:y="1.789cm" draw:page-number="7" presentation:class="page"/>
          <draw:frame presentation:style-name="pr9" draw:layer="layout" svg:width="12.836cm" svg:height="10.462cm" svg:x="2.333cm" svg:y="11.319cm" presentation:class="notes" presentation:placeholder="true">
            <draw:text-box/>
          </draw:frame>
        </presentation:notes>
      </draw:page>
      <draw:page draw:name="page8"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2. Background</text:p>
          </draw:text-box>
        </draw:frame>
        <draw:frame presentation:style-name="pr8" draw:layer="layout" svg:width="21.577cm" svg:height="13.523cm" svg:x="1.904cm" svg:y="5.08cm" presentation:class="outline">
          <draw:text-box>
            <text:list text:style-name="L6">
              <text:list-item>
                <text:p>Karger &amp; Schell 1974</text:p>
              </text:list-item>
              <text:list-item>
                <text:p>Ken Thompson 1984</text:p>
              </text:list-item>
              <text:list-item>
                <text:p>“Simple” solutions ineffective</text:p>
                <text:list>
                  <text:list-item>
                    <text:p>Manual comparison impractical (size, change)</text:p>
                  </text:list-item>
                  <text:list-item>
                    <text:p>Interpreted languages—merely moves attack</text:p>
                  </text:list-item>
                </text:list>
              </text:list-item>
              <text:list-item>
                <text:p>Draper 1984: “Paraphrase” compiler could filter (but have no way to confirm)</text:p>
              </text:list-item>
              <text:list-item>
                <text:p>McDermott 1984: Paraphrase compiler could be reduced-function or with irrelevant functions</text:p>
              </text:list-item>
              <text:list-item>
                <text:p>Proof of compiler correctness</text:p>
              </text:list-item>
            </text:list>
          </draw:text-box>
        </draw:frame>
        <presentation:notes draw:style-name="dp4">
          <draw:page-thumbnail draw:style-name="gr2" draw:layer="layout" svg:width="11.897cm" svg:height="8.922cm" svg:x="2.804cm" svg:y="1.789cm" draw:page-number="8" presentation:class="page"/>
          <draw:frame presentation:style-name="pr9" draw:layer="layout" svg:width="12.836cm" svg:height="10.462cm" svg:x="2.333cm" svg:y="11.319cm" presentation:class="notes" presentation:placeholder="true">
            <draw:text-box/>
          </draw:frame>
        </presentation:notes>
      </draw:page>
      <draw:page draw:name="page9"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Compiler bootstrap test</text:p>
          </draw:text-box>
        </draw:frame>
        <draw:frame presentation:style-name="pr8" draw:layer="layout" svg:width="21.577cm" svg:height="13.523cm" svg:x="1.904cm" svg:y="5.08cm" presentation:class="outline" presentation:user-transformed="true">
          <draw:text-box>
            <text:list text:style-name="L6">
              <text:list-item>
                <text:p><text:span text:style-name="T8">“</text:span><text:span text:style-name="T8">Compiler bootstrap” test is a common test for detecting compiler errors</text:span></text:p>
                <text:list>
                  <text:list-item>
                    <text:p><text:span text:style-name="T8">Formally described in Goerigk 1999</text:span></text:p>
                  </text:list-item>
                </text:list>
              </text:list-item>
              <text:list-item>
                <text:p><text:span text:style-name="T8">If c(s,e) is the result of compiling source s using compiler executable e, m is a correct “bootstrap” compiler, m0=c(s,m), m1=c(s,m0), m2=c(s,m1), all compilations terminate, m0 and s are both correct and deterministic, and the underlying hardware works correctly, then m1=m2 (passes the test, increasing confidence that s is correct)</text:span></text:p>
              </text:list-item>
              <text:list-item>
                <text:p><text:span text:style-name="T8">If m1</text:span><text:span text:style-name="T16">≠</text:span><text:span text:style-name="T8">m2, an assumption is wrong (fails the test)</text:span></text:p>
                <text:list>
                  <text:list-item>
                    <text:p><text:span text:style-name="T8">Often the wrong assumption is “s is correct”, making this a helpful test</text:span></text:p>
                  </text:list-item>
                </text:list>
              </text:list-item>
              <text:list-item>
                <text:p><text:span text:style-name="T8">A corrupted compiler can pass this test</text:span></text:p>
              </text:list-item>
            </text:list>
          </draw:text-box>
        </draw:frame>
        <presentation:notes draw:style-name="dp4">
          <draw:page-thumbnail draw:style-name="gr2" draw:layer="layout" svg:width="11.897cm" svg:height="8.922cm" svg:x="2.804cm" svg:y="1.789cm" draw:page-number="9" presentation:class="page"/>
          <draw:frame presentation:style-name="pr9" draw:layer="layout" svg:width="12.836cm" svg:height="10.462cm" svg:x="2.333cm" svg:y="11.319cm" presentation:class="notes" presentation:placeholder="true">
            <draw:text-box/>
          </draw:frame>
        </presentation:notes>
      </draw:page>
      <draw:page draw:name="page10"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3. Description of threat</text:p>
          </draw:text-box>
        </draw:frame>
        <draw:frame presentation:style-name="pr8" draw:layer="layout" svg:width="21.577cm" svg:height="13.523cm" svg:x="1.904cm" svg:y="5.08cm" presentation:class="outline">
          <draw:text-box>
            <text:list text:style-name="L6">
              <text:list-item>
                <text:p>Attacker motivation</text:p>
                <text:list>
                  <text:list-item>
                    <text:p>Successful “trusting trust” attack enables control of all systems compiled by that compiler</text:p>
                  </text:list-item>
                  <text:list-item>
                    <text:p>Until this work, essentially undetectable</text:p>
                  </text:list-item>
                </text:list>
              </text:list-item>
              <text:list-item>
                <text:p>Attack depends on:</text:p>
                <text:list>
                  <text:list-item>
                    <text:p>Trigger: Condition determined by an attacker in which a malicious event is to occur (e.g., when malicious code is to be inserted into a compiled program)</text:p>
                  </text:list-item>
                  <text:list-item>
                    <text:p>Payload: Code that performs the malicious event (e.g., the inserted malicious code and the code that causes its insertion)</text:p>
                  </text:list-item>
                  <text:list-item>
                    <text:p>Non-discovery: Victims don’t detect attack</text:p>
                  </text:list-item>
                </text:list>
              </text:list-item>
            </text:list>
          </draw:text-box>
        </draw:frame>
        <presentation:notes draw:style-name="dp4">
          <draw:page-thumbnail draw:style-name="gr2" draw:layer="layout" svg:width="11.897cm" svg:height="8.922cm" svg:x="2.804cm" svg:y="1.789cm" draw:page-number="10" presentation:class="page"/>
          <draw:frame presentation:style-name="pr9" draw:layer="layout" svg:width="12.836cm" svg:height="10.462cm" svg:x="2.333cm" svg:y="11.319cm" presentation:class="notes" presentation:placeholder="true">
            <draw:text-box/>
          </draw:frame>
        </presentation:notes>
      </draw:page>
      <draw:page draw:name="Diverse double-compiling (DDC)" draw:style-name="dp6" draw:master-page-name="Default" presentation:presentation-page-layout-name="AL2T1">
        <office:forms form:automatic-focus="false" form:apply-design-mode="false"/>
        <draw:frame presentation:style-name="pr13" draw:text-style-name="P2" draw:layer="layout" svg:width="21.586cm" svg:height="2.355cm" svg:x="1.905cm" svg:y="1.435cm" presentation:class="title" presentation:user-transformed="true">
          <draw:text-box>
            <text:p text:style-name="P21">4. Informal description of diverse double-compiling (DDC)</text:p>
          </draw:text-box>
        </draw:frame>
        <draw:frame presentation:style-name="pr14" draw:text-style-name="P2" draw:layer="layout" svg:width="21.586cm" svg:height="12.167cm" svg:x="1.905cm" svg:y="5.079cm" presentation:class="outline" presentation:user-transformed="true">
          <draw:text-box>
            <text:list text:style-name="L6">
              <text:list-item>
                <text:p text:style-name="P22">Idea created by Henry Spencer in 1998</text:p>
              </text:list-item>
            </text:list>
            <text:list text:style-name="L7">
              <text:list-item>
                <text:list>
                  <text:list-item>
                    <text:p text:style-name="P17">Uses a different (diverse) trusted* compiler</text:p>
                  </text:list-item>
                  <text:list-item>
                    <text:p text:style-name="P17">Two compilation steps: Compile source of “parent” compiler, then use results to compile source of compiler-under-test</text:p>
                  </text:list-item>
                  <text:list-item>
                    <text:p text:style-name="P17">If DDC result <text:span text:style-name="T17">bit-for-bit identical</text:span> to compiler-under-test c<text:span text:style-name="T18">A</text:span>, then source and executable correspond</text:p>
                  </text:list-item>
                  <text:list-item>
                    <text:p text:style-name="P17"><text:span text:style-name="T19">Source code may include malicious/erroneous code, but now we can review source instead</text:span></text:p>
                  </text:list-item>
                </text:list>
              </text:list-item>
            </text:list>
            <text:list text:style-name="L6">
              <text:list-item>
                <text:p text:style-name="P3">Before this work:</text:p>
              </text:list-item>
            </text:list>
            <text:list text:style-name="L7">
              <text:list-item>
                <text:list>
                  <text:list-item>
                    <text:p text:style-name="P17">Never examined/justified in detail</text:p>
                  </text:list-item>
                  <text:list-item>
                    <text:p text:style-name="P17">Never tried</text:p>
                  </text:list-item>
                </text:list>
              </text:list-item>
            </text:list>
          </draw:text-box>
        </draw:frame>
        <draw:frame draw:style-name="gr9" draw:layer="layout" svg:width="13.335cm" svg:height="1.185cm" svg:x="11.43cm" svg:y="17.23cm">
          <draw:text-box>
            <text:p>* We will define “trusted” soon.</text:p>
          </draw:text-box>
        </draw:frame>
        <presentation:notes draw:style-name="dp4">
          <draw:custom-shape draw:style-name="gr10" draw:text-style-name="P2" draw:layer="layout" svg:width="11.624cm" svg:height="8.93cm" svg:x="2.946cm" svg:y="1.79cm">
            <text:p/>
            <draw:enhanced-geometry svg:viewBox="0 0 21600 21600" draw:type="mso-spt202" draw:enhanced-path="M 0 0 L 21600 0 21600 21600 0 21600 0 0 Z N"/>
          </draw:custom-shape>
          <draw:frame presentation:style-name="pr6" draw:layer="layout" svg:width="12.836cm" svg:height="10.713cm" svg:x="2.333cm" svg:y="11.319cm" presentation:class="notes" presentation:placeholder="true">
            <draw:text-box/>
          </draw:frame>
        </presentation:notes>
      </draw:page>
      <draw:page draw:name="page12" draw:style-name="dp6" draw:master-page-name="Default" presentation:presentation-page-layout-name="AL2T1">
        <office:forms form:automatic-focus="false" form:apply-design-mode="false"/>
        <draw:frame presentation:style-name="pr15" draw:text-style-name="P24" draw:layer="layout" svg:width="21.586cm" svg:height="1.263cm" svg:x="1.905cm" svg:y="1.984cm" presentation:class="title" presentation:user-transformed="true">
          <draw:text-box>
            <text:p text:style-name="P23">Diverse double-compiling (DDC)</text:p>
          </draw:text-box>
        </draw:frame>
        <draw:custom-shape draw:style-name="gr11" draw:text-style-name="P26" draw:layer="layout" svg:width="1.865cm" svg:height="1.562cm" svg:x="6.39cm" svg:y="8.896cm">
          <text:p text:style-name="P25"><text:span text:style-name="T20">1</text:span></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6" draw:layer="layout" svg:width="1.865cm" svg:height="1.561cm" svg:x="6.381cm" svg:y="11.908cm">
          <text:p text:style-name="P25"><text:span text:style-name="T20">2</text:span></text:p>
          <draw:enhanced-geometry svg:viewBox="0 0 21600 21600" draw:mirror-horizontal="false" draw:mirror-vertical="false"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9" draw:layer="layout" svg:x1="7.298cm" svg:y1="10.453cm" svg:x2="7.303cm" svg:y2="11.869cm">
          <text:p/>
        </draw:line>
        <draw:line draw:style-name="gr12" draw:text-style-name="P9" draw:layer="layout" svg:x1="7.325cm" svg:y1="7.437cm" svg:x2="7.329cm" svg:y2="8.852cm">
          <text:p/>
        </draw:line>
        <draw:line draw:style-name="gr12" draw:text-style-name="P9" draw:layer="layout" svg:x1="4.445cm" svg:y1="9.064cm" svg:x2="6.39cm" svg:y2="9.518cm">
          <text:p/>
        </draw:line>
        <draw:line draw:style-name="gr12" draw:text-style-name="P9" draw:layer="layout" svg:x1="4.445cm" svg:y1="12.239cm" svg:x2="6.381cm" svg:y2="12.671cm">
          <text:p/>
        </draw:line>
        <draw:line draw:style-name="gr12" draw:text-style-name="P9" draw:layer="layout" svg:x1="7.263cm" svg:y1="13.469cm" svg:x2="7.267cm" svg:y2="14.144cm">
          <text:p/>
        </draw:line>
        <draw:frame draw:style-name="gr13" draw:text-style-name="P27" draw:layer="layout" svg:width="5.349cm" svg:height="2.503cm" svg:x="0.635cm" svg:y="8.24cm">
          <draw:text-box>
            <text:p text:style-name="P6"><text:span text:style-name="T21">s</text:span><text:span text:style-name="T22">P</text:span><text:span text:style-name="T20">: source</text:span></text:p>
            <text:p text:style-name="P6"><text:span text:style-name="T20">(of parent c</text:span><text:span text:style-name="T22">P</text:span><text:span text:style-name="T20">?)</text:span></text:p>
          </draw:text-box>
        </draw:frame>
        <draw:frame draw:style-name="gr13" draw:text-style-name="P27" draw:layer="layout" svg:width="3.851cm" svg:height="2.503cm" svg:x="1.198cm" svg:y="11.203cm">
          <draw:text-box>
            <text:p text:style-name="P6"><text:span text:style-name="T21">s</text:span><text:span text:style-name="T22">A</text:span><text:span text:style-name="T20">: source</text:span></text:p>
            <text:p text:style-name="P6"><text:span text:style-name="T20">(of c</text:span><text:span text:style-name="T22">A</text:span><text:span text:style-name="T20">?)</text:span></text:p>
          </draw:text-box>
        </draw:frame>
        <draw:frame draw:style-name="gr13" draw:text-style-name="P27" draw:layer="layout" svg:width="2.669cm" svg:height="1.185cm" svg:x="5.715cm" svg:y="10.417cm">
          <draw:text-box>
            <text:p text:style-name="P6"><text:span text:style-name="T20">stage1</text:span></text:p>
          </draw:text-box>
        </draw:frame>
        <draw:frame draw:style-name="gr13" draw:text-style-name="P27" draw:layer="layout" svg:width="7.347cm" svg:height="3.053cm" svg:x="4.445cm" svg:y="14.144cm">
          <draw:text-box>
            <text:p text:style-name="P6"><text:span text:style-name="T20">stage2: executable;</text:span></text:p>
            <text:p text:style-name="P6"><text:span text:style-name="T20">to run on</text:span></text:p>
            <text:p text:style-name="P6"><text:span text:style-name="T20">eArun: environment</text:span></text:p>
          </draw:text-box>
        </draw:frame>
        <draw:frame draw:style-name="gr13" draw:text-style-name="P27" draw:layer="layout" svg:width="3.558cm" svg:height="1.185cm" svg:x="9.525cm" svg:y="7.794cm">
          <draw:text-box>
            <text:p text:style-name="P6"><text:span text:style-name="T20">e1effects</text:span></text:p>
          </draw:text-box>
        </draw:frame>
        <draw:frame draw:style-name="gr13" draw:text-style-name="P27" draw:layer="layout" svg:width="6.031cm" svg:height="1.185cm" svg:x="8.89cm" svg:y="8.973cm">
          <draw:text-box>
            <text:p text:style-name="P6"><text:span text:style-name="T20">e1: environment</text:span></text:p>
          </draw:text-box>
        </draw:frame>
        <draw:path draw:style-name="gr14" draw:layer="layout" svg:width="2.539cm" svg:height="1.269cm" draw:transform="rotate (3.1415926535892) translate (10.795cm 9.699cm)" svg:viewBox="0 0 2540 1270" svg:d="m0-19398c0 0 671 1270 1270 1270s1270-1270 1270-1270">
          <text:p/>
        </draw:path>
        <draw:frame draw:style-name="gr13" draw:text-style-name="P27" draw:layer="layout" svg:width="3.558cm" svg:height="1.185cm" svg:x="9.525cm" svg:y="10.969cm">
          <draw:text-box>
            <text:p text:style-name="P6"><text:span text:style-name="T20">e2effects</text:span></text:p>
          </draw:text-box>
        </draw:frame>
        <draw:frame draw:style-name="gr13" draw:text-style-name="P27" draw:layer="layout" svg:width="6.031cm" svg:height="1.185cm" svg:x="8.689cm" svg:y="12.065cm">
          <draw:text-box>
            <text:p text:style-name="P6"><text:span text:style-name="T20">e2: environment</text:span></text:p>
          </draw:text-box>
        </draw:frame>
        <draw:path draw:style-name="gr14" draw:layer="layout" svg:width="2.539cm" svg:height="1.269cm" draw:transform="rotate (3.1415926535892) translate (10.795cm 12.874cm)" svg:viewBox="0 0 2540 1270" svg:d="m0-25748c0 0 671 1270 1270 1270s1270-1270 1270-1270">
          <text:p/>
        </draw:path>
        <draw:frame draw:style-name="gr15" draw:text-style-name="P27" draw:layer="layout" svg:width="7.737cm" svg:height="2.54cm" svg:x="4.328cm" svg:y="5.7cm">
          <draw:text-box>
            <text:p text:style-name="P6"><text:span text:style-name="T20">c</text:span><text:span text:style-name="T22">T</text:span><text:span text:style-name="T20">: executable</text:span></text:p>
            <text:p text:style-name="P6"><text:span text:style-name="T20">(trusted compiler)</text:span></text:p>
          </draw:text-box>
        </draw:frame>
        <draw:line draw:style-name="gr16" draw:layer="layout" svg:x1="11.43cm" svg:y1="15.24cm" svg:x2="16.51cm" svg:y2="15.24cm">
          <text:p/>
        </draw:line>
        <draw:frame draw:style-name="gr13" draw:text-style-name="P28" draw:layer="layout" svg:width="5.18cm" svg:height="1.185cm" svg:x="4.445cm" svg:y="4.445cm">
          <draw:text-box>
            <text:p text:style-name="P6"><text:span text:style-name="T23">DDC Process</text:span></text:p>
          </draw:text-box>
        </draw:frame>
        <draw:custom-shape draw:style-name="gr11" draw:text-style-name="P26" draw:layer="layout" svg:width="1.865cm" svg:height="1.562cm" svg:x="18.249cm" svg:y="8.896cm">
          <text:p text:style-name="P25"><text:span text:style-name="T20">o1</text:span></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6" draw:layer="layout" svg:width="1.865cm" svg:height="1.561cm" svg:x="18.24cm" svg:y="11.908cm">
          <text:p text:style-name="P25"><text:span text:style-name="T20">o2</text:span></text:p>
          <draw:enhanced-geometry svg:viewBox="0 0 21600 21600" draw:mirror-horizontal="false" draw:mirror-vertical="false"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9" draw:layer="layout" svg:x1="19.157cm" svg:y1="10.453cm" svg:x2="19.162cm" svg:y2="11.869cm">
          <text:p/>
        </draw:line>
        <draw:line draw:style-name="gr12" draw:text-style-name="P9" draw:layer="layout" svg:x1="19.184cm" svg:y1="7.437cm" svg:x2="19.188cm" svg:y2="8.852cm">
          <text:p/>
        </draw:line>
        <draw:line draw:style-name="gr12" draw:text-style-name="P9" draw:layer="layout" svg:x1="16.304cm" svg:y1="9.064cm" svg:x2="18.249cm" svg:y2="9.518cm">
          <text:p/>
        </draw:line>
        <draw:line draw:style-name="gr12" draw:text-style-name="P9" draw:layer="layout" svg:x1="16.304cm" svg:y1="12.239cm" svg:x2="18.24cm" svg:y2="12.671cm">
          <text:p/>
        </draw:line>
        <draw:line draw:style-name="gr12" draw:text-style-name="P9" draw:layer="layout" svg:x1="19.122cm" svg:y1="13.469cm" svg:x2="19.126cm" svg:y2="14.144cm">
          <text:p/>
        </draw:line>
        <draw:frame draw:style-name="gr13" draw:text-style-name="P27" draw:layer="layout" svg:width="1.107cm" svg:height="1.377cm" svg:x="15.241cm" svg:y="8.338cm">
          <draw:text-box draw:corner-radius="2.746cm">
            <text:p text:style-name="P6"><text:span text:style-name="T21">s</text:span><text:span text:style-name="T22">P</text:span></text:p>
          </draw:text-box>
        </draw:frame>
        <draw:frame draw:style-name="gr13" draw:text-style-name="P27" draw:layer="layout" svg:width="1.188cm" svg:height="1.377cm" svg:x="15.24cm" svg:y="11.43cm">
          <draw:text-box>
            <text:p text:style-name="P6"><text:span text:style-name="T21">s</text:span><text:span text:style-name="T22">A</text:span></text:p>
          </draw:text-box>
        </draw:frame>
        <draw:frame draw:style-name="gr17" draw:text-style-name="P27" draw:layer="layout" svg:width="1.534cm" svg:height="1.377cm" svg:x="18.151cm" svg:y="10.16cm">
          <draw:text-box>
            <text:p text:style-name="P6"><text:span text:style-name="T20">c</text:span><text:span text:style-name="T22">P</text:span></text:p>
          </draw:text-box>
        </draw:frame>
        <draw:frame draw:style-name="gr18" draw:text-style-name="P27" draw:layer="layout" svg:width="8.77cm" svg:height="3.245cm" svg:x="16.304cm" svg:y="14.144cm">
          <draw:text-box>
            <text:p text:style-name="P6"><text:span text:style-name="T20">c</text:span><text:span text:style-name="T22">A</text:span><text:span text:style-name="T20">: executable; compiler</text:span></text:p>
            <text:p text:style-name="P6"><text:span text:style-name="T20">under test, to run on</text:span></text:p>
            <text:p text:style-name="P6"><text:span text:style-name="T20">eArun: environment</text:span></text:p>
          </draw:text-box>
        </draw:frame>
        <draw:frame draw:style-name="gr13" draw:text-style-name="P27" draw:layer="layout" svg:width="3.605cm" svg:height="1.185cm" svg:x="21.384cm" svg:y="7.794cm">
          <draw:text-box>
            <text:p text:style-name="P6"><text:span text:style-name="T20">ePeffects</text:span></text:p>
          </draw:text-box>
        </draw:frame>
        <draw:frame draw:style-name="gr13" draw:text-style-name="P27" draw:layer="layout" svg:width="3.233cm" svg:height="1.185cm" svg:x="20.953cm" svg:y="8.973cm">
          <draw:text-box>
            <text:p text:style-name="P6"><text:span text:style-name="T20">eP: env.</text:span></text:p>
          </draw:text-box>
        </draw:frame>
        <draw:path draw:style-name="gr14" draw:layer="layout" svg:width="2.539cm" svg:height="1.269cm" draw:transform="rotate (3.1415926535892) translate (22.654cm 9.699cm)" svg:viewBox="0 0 2540 1270" svg:d="m0-19398c0 0 671 1270 1270 1270s1270-1270 1270-1270">
          <text:p/>
        </draw:path>
        <draw:frame draw:style-name="gr13" draw:text-style-name="P27" draw:layer="layout" svg:width="3.745cm" svg:height="1.185cm" svg:x="21.384cm" svg:y="10.969cm">
          <draw:text-box>
            <text:p text:style-name="P6"><text:span text:style-name="T20">eAeffects</text:span></text:p>
          </draw:text-box>
        </draw:frame>
        <draw:frame draw:style-name="gr13" draw:text-style-name="P27" draw:layer="layout" svg:width="3.372cm" svg:height="1.185cm" svg:x="20.813cm" svg:y="12.148cm">
          <draw:text-box>
            <text:p text:style-name="P6"><text:span text:style-name="T20">eA: env.</text:span></text:p>
          </draw:text-box>
        </draw:frame>
        <draw:path draw:style-name="gr14" draw:layer="layout" svg:width="2.539cm" svg:height="1.269cm" draw:transform="rotate (3.1415926535892) translate (22.654cm 12.874cm)" svg:viewBox="0 0 2540 1270" svg:d="m0-25748c0 0 671 1270 1270 1270s1270-1270 1270-1270">
          <text:p/>
        </draw:path>
        <draw:frame draw:style-name="gr19" draw:text-style-name="P27" draw:layer="layout" svg:width="6.35cm" svg:height="1.377cm" svg:x="16.51cm" svg:y="6.335cm">
          <draw:text-box>
            <text:p text:style-name="P6"><text:span text:style-name="T20">c</text:span><text:span text:style-name="T22">GP</text:span><text:span text:style-name="T20"> : executable</text:span></text:p>
          </draw:text-box>
        </draw:frame>
        <draw:frame draw:style-name="gr13" draw:text-style-name="P28" draw:layer="layout" svg:width="5.844cm" svg:height="1.185cm" svg:x="16.304cm" svg:y="4.445cm">
          <draw:text-box>
            <text:p text:style-name="P6"><text:span text:style-name="T23">Claimed Origin</text:span></text:p>
          </draw:text-box>
        </draw:frame>
        <draw:frame draw:style-name="gr20" draw:text-style-name="P29" draw:layer="layout" svg:width="3.465cm" svg:height="1.185cm" draw:transform="rotate (0.86673050654022) translate (12.092cm 16.377cm)">
          <draw:text-box>
            <text:p text:style-name="P6"><text:span text:style-name="T24">compare</text:span></text:p>
          </draw:text-box>
        </draw:frame>
        <presentation:notes draw:style-name="dp4">
          <draw:page-thumbnail draw:layer="layout" svg:width="12.885cm" svg:height="9.662cm" svg:x="3.268cm" svg:y="1.936cm" draw:page-number="12"/>
          <draw:frame presentation:style-name="pr16" draw:text-style-name="P30" draw:layer="layout" svg:width="14.234cm" svg:height="11.595cm" svg:x="2.589cm" svg:y="12.245cm" presentation:class="notes" presentation:placeholder="true">
            <draw:text-box/>
          </draw:frame>
        </presentation:notes>
      </draw:page>
      <draw:page draw:name="page13" draw:style-name="dp6" draw:master-page-name="Default" presentation:presentation-page-layout-name="AL2T1">
        <office:forms form:automatic-focus="false" form:apply-design-mode="false"/>
        <draw:frame presentation:style-name="pr7" draw:layer="layout" svg:width="21.365cm" svg:height="2.071cm" svg:x="2.116cm" svg:y="1.58cm" presentation:class="title">
          <draw:text-box>
            <text:p>Assumptions (informal)</text:p>
          </draw:text-box>
        </draw:frame>
        <draw:frame presentation:style-name="pr8" draw:layer="layout" svg:width="21.577cm" svg:height="13.523cm" svg:x="1.904cm" svg:y="5.08cm" presentation:class="outline">
          <draw:text-box>
            <text:list text:style-name="L6">
              <text:list-item>
                <text:p>DDC performed by trusted programs/processes</text:p>
                <text:list>
                  <text:list-item>
                    <text:p>Includes trusted compiler c<text:span text:style-name="T18">T</text:span>, trusted environments, trusted comparer, trusted acquirers for c<text:span text:style-name="T18">A</text:span>, <text:span text:style-name="T25">s</text:span><text:span text:style-name="T18">P</text:span>, <text:span text:style-name="T25">s</text:span><text:span text:style-name="T18">A</text:span></text:p>
                  </text:list-item>
                  <text:list-item>
                    <text:p>Trusted = <text:span text:style-name="T25">justified confidence</text:span> that it does not have triggers and payloads that would affect the results of DDC. <text:s/>Could be malicious, as long as DDC is unaffected</text:p>
                  </text:list-item>
                </text:list>
              </text:list-item>
              <text:list-item>
                <text:p>Correct languages (Java compiler for Java source)</text:p>
              </text:list-item>
              <text:list-item>
                <text:p>Compiler defined by <text:span text:style-name="T25">s</text:span><text:span text:style-name="T18">P</text:span> is deterministic (same inputs always produce same outputs)</text:p>
              </text:list-item>
              <text:list-item>
                <text:p><text:span text:style-name="T19">Do </text:span><text:span text:style-name="T25">not</text:span><text:span text:style-name="T19"> assume that different compilers produce equal executables (they usually do not)</text:span></text:p>
              </text:list-item>
            </text:list>
          </draw:text-box>
        </draw:frame>
        <presentation:notes draw:style-name="dp4">
          <draw:page-thumbnail draw:style-name="gr2" draw:layer="layout" svg:width="11.897cm" svg:height="8.922cm" svg:x="2.804cm" svg:y="1.789cm" draw:page-number="13" presentation:class="page"/>
          <draw:frame presentation:style-name="pr9" draw:layer="layout" svg:width="12.836cm" svg:height="10.462cm" svg:x="2.333cm" svg:y="11.319cm" presentation:class="notes" presentation:placeholder="true">
            <draw:text-box/>
          </draw:frame>
        </presentation:notes>
      </draw:page>
      <draw:page draw:name="page14" draw:style-name="dp6" draw:master-page-name="Default" presentation:presentation-page-layout-name="AL2T1">
        <office:forms form:automatic-focus="false" form:apply-design-mode="false"/>
        <draw:frame presentation:style-name="pr7" draw:layer="layout" svg:width="21.365cm" svg:height="2.071cm" svg:x="2.116cm" svg:y="1.58cm" presentation:class="title" presentation:user-transformed="true">
          <draw:text-box>
            <text:p>Special case: Self-parenting compiler</text:p>
          </draw:text-box>
        </draw:frame>
        <draw:frame presentation:style-name="pr8" draw:layer="layout" svg:width="21.577cm" svg:height="13.523cm" svg:x="1.904cm" svg:y="5.08cm" presentation:class="outline">
          <draw:text-box>
            <text:list text:style-name="L6">
              <text:list-item>
                <text:p>If <text:span text:style-name="T25">s</text:span><text:span text:style-name="T18">P</text:span> = <text:span text:style-name="T25">s</text:span><text:span text:style-name="T18">A</text:span>, termed “self-parenting”</text:p>
              </text:list-item>
              <text:list-item>
                <text:p>My 2005 ACSAC paper explained DDC for this case</text:p>
              </text:list-item>
              <text:list-item>
                <text:p>Dissertation generalizes 2005 paper; DDC no longer requires it, it’s simply a special case</text:p>
              </text:list-item>
            </text:list>
          </draw:text-box>
        </draw:frame>
        <presentation:notes draw:style-name="dp4">
          <draw:page-thumbnail draw:style-name="gr2" draw:layer="layout" svg:width="11.897cm" svg:height="8.922cm" svg:x="2.804cm" svg:y="1.789cm" draw:page-number="14" presentation:class="page"/>
          <draw:frame presentation:style-name="pr9" draw:layer="layout" svg:width="12.836cm" svg:height="10.462cm" svg:x="2.333cm" svg:y="11.319cm" presentation:class="notes" presentation:placeholder="true">
            <draw:text-box/>
          </draw:frame>
        </presentation:notes>
      </draw:page>
      <draw:page draw:name="page15" draw:style-name="dp6" draw:master-page-name="Default" presentation:presentation-page-layout-name="AL2T1">
        <office:forms form:automatic-focus="false" form:apply-design-mode="false"/>
        <draw:frame presentation:style-name="pr7" draw:layer="layout" svg:width="21.365cm" svg:height="2.519cm" svg:x="2.116cm" svg:y="1.356cm" presentation:class="title" presentation:user-transformed="true">
          <draw:text-box>
            <text:p>Why not always use<text:line-break/>the trusted compiler?</text:p>
          </draw:text-box>
        </draw:frame>
        <draw:frame presentation:style-name="pr8" draw:layer="layout" svg:width="21.577cm" svg:height="13.523cm" svg:x="1.904cm" svg:y="5.08cm" presentation:class="outline">
          <draw:text-box>
            <text:list text:style-name="L6">
              <text:list-item>
                <text:p>May not be suitable for general use</text:p>
                <text:list>
                  <text:list-item>
                    <text:p>May be slow, produce slow code, generate code for a different CPU, be costly, have undesirable license restrictions, may lack key functions, etc.</text:p>
                  </text:list-item>
                  <text:list-item>
                    <text:p>In particular, a simple easily-verified compiler (with limited functionality &amp; optimizations) could be used</text:p>
                  </text:list-item>
                </text:list>
              </text:list-item>
              <text:list-item>
                <text:p>Using a <text:span text:style-name="T25">different</text:span><text:span text:style-name="T19"> compiler greatly increases the confidence that source and executable correspond</text:span></text:p>
                <text:list>
                  <text:list-item>
                    <text:p><text:span text:style-name="T19">Attacker must now subvert multiple executables and executable-generation processes to avoid detection</text:span></text:p>
                  </text:list-item>
                  <text:list-item>
                    <text:p><text:span text:style-name="T19">DDC can be performed multiple times, using different compilers and/or different environments, increasing difficulty of undetected attack</text:span></text:p>
                  </text:list-item>
                </text:list>
              </text:list-item>
            </text:list>
          </draw:text-box>
        </draw:frame>
        <presentation:notes draw:style-name="dp4">
          <draw:page-thumbnail draw:style-name="gr2" draw:layer="layout" svg:width="11.897cm" svg:height="8.922cm" svg:x="2.804cm" svg:y="1.789cm" draw:page-number="15" presentation:class="page"/>
          <draw:frame presentation:style-name="pr9" draw:layer="layout" svg:width="12.836cm" svg:height="10.462cm" svg:x="2.333cm" svg:y="11.319cm" presentation:class="notes" presentation:placeholder="true">
            <draw:text-box/>
          </draw:frame>
        </presentation:notes>
      </draw:page>
      <draw:page draw:name="page16" draw:style-name="dp7" draw:master-page-name="Default" presentation:presentation-page-layout-name="AL2T1">
        <office:forms form:automatic-focus="false" form:apply-design-mode="false"/>
        <draw:frame presentation:style-name="pr17" draw:text-style-name="P24" draw:layer="layout" svg:width="21.369cm" svg:height="2.321cm" svg:x="2.116cm" svg:y="1.455cm" presentation:class="title" presentation:user-transformed="true">
          <draw:text-box>
            <text:p text:style-name="P6"><text:span text:style-name="T4">5. Formal proof</text:span></text:p>
          </draw:text-box>
        </draw:frame>
        <draw:frame presentation:style-name="pr18" draw:text-style-name="P31" draw:layer="layout" svg:width="21.581cm" svg:height="13.773cm" svg:x="1.904cm" svg:y="5.08cm" presentation:class="outline" presentation:user-transformed="true">
          <draw:text-box>
            <text:list text:style-name="L6">
              <text:list-item>
                <text:p text:style-name="P3"><text:span text:style-name="T2">ACSAC paper had only informal justification; dissertation provides a formal proof for DDC</text:span></text:p>
              </text:list-item>
              <text:list-item>
                <text:p text:style-name="P3"><text:span text:style-name="T2">Classical First-Order Logic (FOL)</text:span></text:p>
              </text:list-item>
              <text:list-item>
                <text:p text:style-name="P3"><text:span text:style-name="T2">Tools: Prover9 &amp; Ivy</text:span></text:p>
              </text:list-item>
              <text:list-item>
                <text:p text:style-name="P3"><text:span text:style-name="T2">Three proofs (once thought there’d be just one)</text:span></text:p>
              </text:list-item>
            </text:list>
            <text:list text:style-name="L7">
              <text:list-item>
                <text:list>
                  <text:list-item>
                    <text:p text:style-name="P6"><text:span text:style-name="T26">Proof 1: “If DDC produces the </text:span><text:span text:style-name="T27">same</text:span><text:span text:style-name="T26"> executable as the compiler-under-test, then source code of the compiler corresponds to the executable”</text:span></text:p>
                  </text:list-item>
                  <text:list-item>
                    <text:p text:style-name="P6"><text:span text:style-name="T26">Proof 2: “Under reasonable (benign) conditions, the compiler-under-test and DDC results </text:span><text:span text:style-name="T28">will</text:span><text:span text:style-name="T26"> be the same” (thus, if they’re different, something is wrong)</text:span></text:p>
                  </text:list-item>
                  <text:list-item>
                    <text:p text:style-name="P6"><text:span text:style-name="T26">Proof 3: “Proof 2 assumption cP_corresponds_to_sP is </text:span><text:span text:style-name="T28">very</text:span><text:span text:style-name="T29"> reasonable” (when there’s a grandparent compiler)</text:span></text:p>
                  </text:list-item>
                </text:list>
              </text:list-item>
            </text:list>
          </draw:text-box>
        </draw:frame>
        <presentation:notes draw:style-name="dp4">
          <draw:page-thumbnail draw:style-name="gr2" draw:layer="layout" svg:width="12.88cm" svg:height="9.658cm" svg:x="3.268cm" svg:y="1.935cm" draw:page-number="16" presentation:class="page"/>
          <draw:frame presentation:style-name="pr19" draw:text-style-name="P30" draw:layer="layout" svg:width="14.234cm" svg:height="11.595cm" svg:x="2.589cm" svg:y="12.245cm" presentation:class="notes" presentation:placeholder="true">
            <draw:text-box/>
          </draw:frame>
        </presentation:notes>
      </draw:page>
      <draw:page draw:name="page17" draw:style-name="dp7" draw:master-page-name="Default" presentation:presentation-page-layout-name="AL2T1">
        <office:forms form:automatic-focus="false" form:apply-design-mode="false"/>
        <draw:frame presentation:style-name="pr20" draw:text-style-name="P6" draw:layer="layout" svg:width="21.369cm" svg:height="2.322cm" svg:x="2.116cm" svg:y="1.455cm" presentation:class="title">
          <draw:text-box>
            <text:p text:style-name="P6">Classical First-Order Logic (FOL)</text:p>
          </draw:text-box>
        </draw:frame>
        <draw:frame presentation:style-name="pr21" draw:text-style-name="P34" draw:layer="layout" svg:width="21.581cm" svg:height="13.774cm" svg:x="1.904cm" svg:y="5.08cm" presentation:class="outline" presentation:user-transformed="true">
          <draw:text-box>
            <text:p text:style-name="P32"><text:span text:style-name="T8">-A</text:span><text:span text:style-name="T8"><text:tab/></text:span><text:span text:style-name="T8"><text:tab/></text:span><text:span text:style-name="T8"><text:tab/></text:span><text:span text:style-name="T8"><text:tab/></text:span><text:span text:style-name="T8">not A, </text:span><text:span text:style-name="T30">¬</text:span><text:span text:style-name="T31">A.</text:span><text:span text:style-name="T8"> --A equivalent to A</text:span></text:p>
            <text:p text:style-name="P32"><text:span text:style-name="T8">A &amp; B</text:span><text:span text:style-name="T8"><text:tab/></text:span><text:span text:style-name="T8"><text:tab/></text:span><text:span text:style-name="T8"><text:tab/></text:span><text:span text:style-name="T8">A and B, A </text:span><text:span text:style-name="T32">∧</text:span><text:span text:style-name="T8"> B</text:span></text:p>
            <text:p text:style-name="P32"><text:span text:style-name="T8">A | B</text:span><text:span text:style-name="T8"><text:tab/></text:span><text:span text:style-name="T8"><text:tab/></text:span><text:span text:style-name="T8"><text:tab/></text:span><text:span text:style-name="T8">A or B, A </text:span><text:span text:style-name="T33">∨</text:span><text:span text:style-name="T8"> B</text:span></text:p>
            <text:p text:style-name="P32"><text:span text:style-name="T8">A -&gt; B</text:span><text:span text:style-name="T8"><text:tab/></text:span><text:span text:style-name="T8"><text:tab/></text:span><text:span text:style-name="T8"><text:tab/></text:span><text:span text:style-name="T8">A implies B, A </text:span><text:span text:style-name="T33">→</text:span><text:span text:style-name="T8"> B, if A then B, (-A)|B</text:span></text:p>
            <text:p text:style-name="P32"><text:span text:style-name="T8">all X ...</text:span><text:span text:style-name="T8"><text:tab/></text:span><text:span text:style-name="T8"><text:tab/></text:span><text:span text:style-name="T8"><text:tab/></text:span><text:span text:style-name="T8">for all X … , </text:span><text:span text:style-name="T33">∀</text:span><text:span text:style-name="T8"> X … ; <text:s/>notation is optional</text:span></text:p>
            <text:p text:style-name="P32"><text:span text:style-name="T8">Initial uppercase is variable, else constant</text:span></text:p>
            <text:p text:style-name="P32"><text:span text:style-name="T8"/></text:p>
            <text:p text:style-name="P33"><text:span text:style-name="T34">Examples</text:span></text:p>
            <text:p text:style-name="P32"><text:span text:style-name="T8">human(X) -&gt; mortal(X). % “All humans are mortal.”</text:span></text:p>
            <text:p text:style-name="P32"><text:span text:style-name="T8">human(socrates). <text:s text:c="9"/>% “Socrates is human.”</text:span></text:p>
            <text:p text:style-name="P32"><text:span text:style-name="T35"><text:s text:c="3"/></text:span><text:span text:style-name="T35">% This is enough to prove:</text:span></text:p>
            <text:p text:style-name="P32"><text:span text:style-name="T8">mortal(socrates). <text:s text:c="11"/>% “Socrates is mortal.”</text:span></text:p>
          </draw:text-box>
        </draw:frame>
        <presentation:notes draw:style-name="dp4">
          <draw:page-thumbnail draw:style-name="gr2" draw:layer="layout" svg:width="12.88cm" svg:height="9.658cm" svg:x="3.268cm" svg:y="1.935cm" draw:page-number="17" presentation:class="page"/>
          <draw:frame presentation:style-name="pr22" draw:text-style-name="P30" draw:layer="layout" svg:width="14.234cm" svg:height="11.344cm" svg:x="2.589cm" svg:y="12.245cm" presentation:class="notes" presentation:placeholder="true">
            <draw:text-box/>
          </draw:frame>
        </presentation:notes>
      </draw:page>
      <draw:page draw:name="page18" draw:style-name="dp7" draw:master-page-name="Default" presentation:presentation-page-layout-name="AL2T1">
        <office:forms form:automatic-focus="false" form:apply-design-mode="false"/>
        <draw:frame presentation:style-name="pr17" draw:text-style-name="P24" draw:layer="layout" svg:width="21.369cm" svg:height="2.321cm" svg:x="2.116cm" svg:y="1.455cm" presentation:class="title" presentation:user-transformed="true">
          <draw:text-box>
            <text:p text:style-name="P6"><text:span text:style-name="T4">Tools: Prover9 &amp; Ivy</text:span></text:p>
          </draw:text-box>
        </draw:frame>
        <draw:frame presentation:style-name="pr23" draw:text-style-name="P32" draw:layer="layout" svg:width="21.581cm" svg:height="12.93cm" svg:x="1.904cm" svg:y="5.08cm" presentation:class="outline" presentation:user-transformed="true">
          <draw:text-box>
            <text:list text:style-name="L6">
              <text:list-item>
                <text:p text:style-name="P6">Prover9 accepts assumptions and goals in first-order logic (FOL)</text:p>
              </text:list-item>
            </text:list>
            <text:list text:style-name="L7">
              <text:list-item>
                <text:list>
                  <text:list-item>
                    <text:p text:style-name="P6">If it can prove goal, outputs proof (by contradiction)</text:p>
                  </text:list-item>
                  <text:list-item>
                    <text:p text:style-name="P6">If can’t, Mace4 tool can give counterexample</text:p>
                    <text:list>
                      <text:list-item>
                        <text:p>This may not make the issue clearer...!</text:p>
                      </text:list-item>
                    </text:list>
                  </text:list-item>
                  <text:list-item>
                    <text:p text:style-name="P6">DDC modeled using prover9 representation of FOL</text:p>
                  </text:list-item>
                </text:list>
              </text:list-item>
            </text:list>
            <text:list text:style-name="L6">
              <text:list-item>
                <text:p text:style-name="P6">Ivy (separate tool) can verify prover9 proof</text:p>
              </text:list-item>
            </text:list>
            <text:list text:style-name="L7">
              <text:list-item>
                <text:list>
                  <text:list-item>
                    <text:p text:style-name="P6">DDC proofs are ivy-verified!</text:p>
                  </text:list-item>
                  <text:list-item>
                    <text:p text:style-name="P6">Ivy is itself proved using ACL2</text:p>
                  </text:list-item>
                </text:list>
              </text:list-item>
            </text:list>
            <text:list text:style-name="L6">
              <text:list-item>
                <text:p text:style-name="P6">Proofs also hand-verified (myself &amp; co-workers)</text:p>
              </text:list-item>
              <text:list-item>
                <text:p text:style-name="P6">Thus, many reasons to believe that if the assumptions are true, the conclusions follow</text:p>
              </text:list-item>
            </text:list>
          </draw:text-box>
        </draw:frame>
        <presentation:notes draw:style-name="dp4">
          <draw:page-thumbnail draw:style-name="gr2" draw:layer="layout" svg:width="12.88cm" svg:height="9.658cm" svg:x="3.268cm" svg:y="1.935cm" draw:page-number="18" presentation:class="page"/>
          <draw:frame presentation:style-name="pr19" draw:text-style-name="P30" draw:layer="layout" svg:width="14.234cm" svg:height="11.595cm" svg:x="2.589cm" svg:y="12.245cm" presentation:class="notes" presentation:placeholder="true">
            <draw:text-box/>
          </draw:frame>
        </presentation:notes>
      </draw:page>
      <draw:page draw:name="page19" draw:style-name="dp7" draw:master-page-name="Default" presentation:presentation-page-layout-name="AL2T1">
        <office:forms form:automatic-focus="false" form:apply-design-mode="false"/>
        <draw:frame presentation:style-name="pr24" draw:text-style-name="P6" draw:layer="layout" svg:width="21.369cm" svg:height="2.071cm" svg:x="2.116cm" svg:y="1.58cm" presentation:class="title">
          <draw:text-box>
            <text:p text:style-name="P6">Proof #1</text:p>
          </draw:text-box>
        </draw:frame>
        <draw:frame presentation:style-name="pr25" draw:text-style-name="P32" draw:layer="layout" svg:width="21.581cm" svg:height="13.335cm" svg:x="1.904cm" svg:y="5.08cm" presentation:class="outline" presentation:user-transformed="true">
          <draw:text-box>
            <text:list text:style-name="L6">
              <text:list-item>
                <text:p text:style-name="P6">Proof #1 proves goal:</text:p>
              </text:list-item>
            </text:list>
            <text:list text:style-name="L7">
              <text:list-item>
                <text:list>
                  <text:list-item>
                    <text:p text:style-name="P6">source_corresponds_to_executable</text:p>
                  </text:list-item>
                  <text:list-item>
                    <text:p text:style-name="P6">I.E., if DDC recreates the compiler-under-test, then the compiler source and executable correspond</text:p>
                  </text:list-item>
                </text:list>
              </text:list-item>
            </text:list>
            <text:list text:style-name="L6">
              <text:list-item>
                <text:p text:style-name="P6">It requires 5 assumptions:</text:p>
              </text:list-item>
            </text:list>
            <text:list text:style-name="L7">
              <text:list-item>
                <text:list>
                  <text:list-item>
                    <text:p text:style-name="P6">definition_stage1</text:p>
                  </text:list-item>
                  <text:list-item>
                    <text:p text:style-name="P6">definition_stage2</text:p>
                  </text:list-item>
                  <text:list-item>
                    <text:p text:style-name="P6">cT_compiles_sP</text:p>
                  </text:list-item>
                  <text:list-item>
                    <text:p text:style-name="P6">define_exactly_correspond</text:p>
                  </text:list-item>
                  <text:list-item>
                    <text:p text:style-name="P6">sP_compiles_sA</text:p>
                  </text:list-item>
                </text:list>
              </text:list-item>
            </text:list>
            <text:list text:style-name="L6">
              <text:list-item>
                <text:p text:style-name="P6">This is the heart of DDC</text:p>
              </text:list-item>
            </text:list>
          </draw:text-box>
        </draw:frame>
        <presentation:notes draw:style-name="dp4">
          <draw:page-thumbnail draw:style-name="gr2" draw:layer="layout" svg:width="12.88cm" svg:height="9.658cm" svg:x="3.268cm" svg:y="1.935cm" draw:page-number="19" presentation:class="page"/>
          <draw:frame presentation:style-name="pr22" draw:text-style-name="P30" draw:layer="layout" svg:width="14.234cm" svg:height="11.344cm" svg:x="2.589cm" svg:y="12.245cm" presentation:class="notes" presentation:placeholder="true">
            <draw:text-box/>
          </draw:frame>
        </presentation:notes>
      </draw:page>
      <draw:page draw:name="page20" draw:style-name="dp7" draw:master-page-name="Default" presentation:presentation-page-layout-name="AL2T1">
        <office:forms form:automatic-focus="false" form:apply-design-mode="false"/>
        <draw:frame presentation:style-name="pr24" draw:text-style-name="P6" draw:layer="layout" svg:width="21.369cm" svg:height="2.519cm" svg:x="2.116cm" svg:y="1.356cm" presentation:class="title" presentation:user-transformed="true">
          <draw:text-box>
            <text:p text:style-name="P6">Proof #1 Goal:<text:line-break/>source_corresponds_to_executable</text:p>
          </draw:text-box>
        </draw:frame>
        <draw:frame presentation:style-name="pr25" draw:text-style-name="P32" draw:layer="layout" svg:width="21.581cm" svg:height="13.335cm" svg:x="1.904cm" svg:y="5.08cm" presentation:class="outline" presentation:user-transformed="true">
          <draw:text-box>
            <text:p text:style-name="P32">(stage2 = cA) -&gt;</text:p>
            <text:p text:style-name="P32"><text:s text:c="3"/>exactly_correspond(cA, sA, lsA, eArun).</text:p>
            <text:p text:style-name="P32"/>
            <text:p text:style-name="P32">where predicate exactly_correspond(Executable, Source, Lang, RunOn) is true iff Executable exactly implements source code Source when interpreted as language Lang and run on environment RunOn.</text:p>
            <text:p text:style-name="P32"/>
          </draw:text-box>
        </draw:frame>
        <presentation:notes draw:style-name="dp4">
          <draw:page-thumbnail draw:style-name="gr2" draw:layer="layout" svg:width="12.88cm" svg:height="9.658cm" svg:x="3.268cm" svg:y="1.935cm" draw:page-number="20" presentation:class="page"/>
          <draw:frame presentation:style-name="pr22" draw:text-style-name="P30" draw:layer="layout" svg:width="14.234cm" svg:height="11.344cm" svg:x="2.589cm" svg:y="12.245cm" presentation:class="notes" presentation:placeholder="true">
            <draw:text-box/>
          </draw:frame>
        </presentation:notes>
      </draw:page>
      <draw:page draw:name="page21" draw:style-name="dp7" draw:master-page-name="Default" presentation:presentation-page-layout-name="AL2T1">
        <office:forms form:automatic-focus="false" form:apply-design-mode="false"/>
        <draw:frame presentation:style-name="pr24" draw:text-style-name="P6" draw:layer="layout" svg:width="21.369cm" svg:height="2.519cm" svg:x="2.116cm" svg:y="1.356cm" presentation:class="title" presentation:user-transformed="true">
          <draw:text-box>
            <text:p text:style-name="P6">definition_stage1<text:line-break/> and definition_stage2</text:p>
          </draw:text-box>
        </draw:frame>
        <draw:frame presentation:style-name="pr26" draw:text-style-name="P32" draw:layer="layout" svg:width="21.581cm" svg:height="13.523cm" svg:x="1.904cm" svg:y="5.08cm" presentation:class="outline" presentation:user-transformed="true">
          <draw:text-box>
            <text:p text:style-name="P32"><text:span text:style-name="T36"><text:s/></text:span><text:span text:style-name="T36">stage1 = compile(sP, cT, e1effects, e1, e2).</text:span></text:p>
            <text:p text:style-name="P32"><text:span text:style-name="T36"><text:s/></text:span><text:span text:style-name="T36">stage2 = compile(sA, stage1, e2effects, e2, eArun).</text:span></text:p>
            <text:p text:style-name="P32"/>
            <text:p text:style-name="P6"><text:span text:style-name="T37">where compile(Source, Compiler, EnvEffects, RunOn, Target) represents compiling Source with the Compiler, running it in environment RunOn but targeting the result for environment Target. When Compiler runs, it uses Source and EnvEffects as input; EnvEffects models the inputs (data and timing) from the environment, which may vary between executions while still conforming to the language definition (e.g., random number generators, heap allocation addresses, thread exec order, etc.).</text:span></text:p>
          </draw:text-box>
        </draw:frame>
        <presentation:notes draw:style-name="dp4">
          <draw:page-thumbnail draw:style-name="gr2" draw:layer="layout" svg:width="12.88cm" svg:height="9.658cm" svg:x="3.268cm" svg:y="1.935cm" draw:page-number="21" presentation:class="page"/>
          <draw:frame presentation:style-name="pr22" draw:text-style-name="P30" draw:layer="layout" svg:width="14.234cm" svg:height="11.344cm" svg:x="2.589cm" svg:y="12.245cm" presentation:class="notes" presentation:placeholder="true">
            <draw:text-box/>
          </draw:frame>
        </presentation:notes>
      </draw:page>
      <draw:page draw:name="page22" draw:style-name="dp7" draw:master-page-name="Default" presentation:presentation-page-layout-name="AL2T1">
        <office:forms form:automatic-focus="false" form:apply-design-mode="false"/>
        <draw:frame presentation:style-name="pr24" draw:text-style-name="P6" draw:layer="layout" svg:width="21.369cm" svg:height="2.071cm" svg:x="2.116cm" svg:y="1.58cm" presentation:class="title">
          <draw:text-box>
            <text:p text:style-name="P6">cT_compiles_sP</text:p>
          </draw:text-box>
        </draw:frame>
        <draw:frame presentation:style-name="pr26" draw:text-style-name="P35" draw:layer="layout" svg:width="21.581cm" svg:height="13.523cm" svg:x="1.904cm" svg:y="5.08cm" presentation:class="outline" presentation:user-transformed="true">
          <draw:text-box>
            <text:p text:style-name="P32">all EnvEffects accurately_translates(cT, lsP, sP, EnvEffects, e1, e2).</text:p>
            <text:p text:style-name="P32"/>
            <text:p text:style-name="P32"><text:span text:style-name="T38">Trusted compiler cT is a compiler for language lsP, and it will accurately translate sP if run in environment e1, regardless of EnvEffects. <text:s/>cT targets (generates code for) environment e2.</text:span></text:p>
            <text:p text:style-name="P32"><text:span text:style-name="T38">Thus, you can’t use a Java compiler to compile C (directly)!</text:span></text:p>
            <text:p text:style-name="P32"><text:span text:style-name="T38">You can use the random number generator, but the results have to be an accurate translation (even if it’s not the same each time).</text:span></text:p>
          </draw:text-box>
        </draw:frame>
        <presentation:notes draw:style-name="dp4">
          <draw:page-thumbnail draw:style-name="gr2" draw:layer="layout" svg:width="12.88cm" svg:height="9.658cm" svg:x="3.268cm" svg:y="1.935cm" draw:page-number="22" presentation:class="page"/>
          <draw:frame presentation:style-name="pr22" draw:text-style-name="P30" draw:layer="layout" svg:width="14.234cm" svg:height="11.344cm" svg:x="2.589cm" svg:y="12.245cm" presentation:class="notes" presentation:placeholder="true">
            <draw:text-box/>
          </draw:frame>
        </presentation:notes>
      </draw:page>
      <draw:page draw:name="page23" draw:style-name="dp7" draw:master-page-name="Default" presentation:presentation-page-layout-name="AL2T1">
        <office:forms form:automatic-focus="false" form:apply-design-mode="false"/>
        <draw:frame presentation:style-name="pr24" draw:text-style-name="P6" draw:layer="layout" svg:width="21.369cm" svg:height="2.071cm" svg:x="2.116cm" svg:y="1.58cm" presentation:class="title">
          <draw:text-box>
            <text:p text:style-name="P6">define_exactly_correspond</text:p>
          </draw:text-box>
        </draw:frame>
        <draw:frame presentation:style-name="pr26" draw:text-style-name="P32" draw:layer="layout" svg:width="21.581cm" svg:height="13.523cm" svg:x="1.904cm" svg:y="5.08cm" presentation:class="outline" presentation:user-transformed="true">
          <draw:text-box>
            <text:p text:style-name="P32">accurately_translates(Compiler, Lang, Source, EnvEffects, ExecEnv, TargetEnv) -&gt; </text:p>
            <text:p text:style-name="P32">exactly_correspond(</text:p>
            <text:p text:style-name="P32"><text:s text:c="2"/>compile(Source, Compiler, EnvEffects, ExecEnv, TargetEnv),</text:p>
            <text:p text:style-name="P32"><text:s text:c="2"/>Source, Lang, TargetEnv).</text:p>
            <text:p text:style-name="P6"><text:span text:style-name="T38">If some Source (in language Lang) is compiled by a compiler that accurately translates it, then the resulting executable exactly corresponds to the original Source.</text:span></text:p>
            <text:p text:style-name="P6"><text:span text:style-name="T38">exactly_correspond(Executable, Source, Lang, RunOn) iff Executable exactly implements source code Source in language Lang when run on RunOn.</text:span></text:p>
          </draw:text-box>
        </draw:frame>
        <presentation:notes draw:style-name="dp4">
          <draw:page-thumbnail draw:style-name="gr2" draw:layer="layout" svg:width="12.88cm" svg:height="9.658cm" svg:x="3.268cm" svg:y="1.935cm" draw:page-number="23" presentation:class="page"/>
          <draw:frame presentation:style-name="pr22" draw:text-style-name="P30" draw:layer="layout" svg:width="14.234cm" svg:height="11.344cm" svg:x="2.589cm" svg:y="12.245cm" presentation:class="notes" presentation:placeholder="true">
            <draw:text-box/>
          </draw:frame>
        </presentation:notes>
      </draw:page>
      <draw:page draw:name="page24" draw:style-name="dp7" draw:master-page-name="Default" presentation:presentation-page-layout-name="AL2T1">
        <office:forms form:automatic-focus="false" form:apply-design-mode="false"/>
        <draw:frame presentation:style-name="pr24" draw:text-style-name="P6" draw:layer="layout" svg:width="21.369cm" svg:height="2.071cm" svg:x="2.116cm" svg:y="1.58cm" presentation:class="title">
          <draw:text-box>
            <text:p text:style-name="P6">sP_compiles_sA</text:p>
          </draw:text-box>
        </draw:frame>
        <draw:frame presentation:style-name="pr26" draw:text-style-name="P32" draw:layer="layout" svg:width="21.581cm" svg:height="13.523cm" svg:x="1.904cm" svg:y="5.08cm" presentation:class="outline" presentation:user-transformed="true">
          <draw:text-box>
            <text:p text:style-name="P32">accurately_translates(GoodCompilerLangP, lsP, sP, EnvEffectsMakeP, ExecEnv, TargetEnv) -&gt;</text:p>
            <text:p text:style-name="P32">accurately_translates(</text:p>
            <text:p text:style-name="P32"><text:s/>compile(sP, GoodCompilerLangP, EnvEffectsMakeP, ExecEnv, TargetEnv),</text:p>
            <text:p text:style-name="P32"><text:s/>lsA, sA, EnvEffectsP, TargetEnv, eArun).</text:p>
            <text:p text:style-name="P32"/>
            <text:p text:style-name="P32"><text:s/><text:span text:style-name="T20">Source sP (written in language lsP) must define a compiler that, if accurately compiled (by some GoodCompilerLangP), would be suitable for compiling sA.</text:span></text:p>
          </draw:text-box>
        </draw:frame>
        <presentation:notes draw:style-name="dp4">
          <draw:page-thumbnail draw:style-name="gr2" draw:layer="layout" svg:width="12.88cm" svg:height="9.658cm" svg:x="3.268cm" svg:y="1.935cm" draw:page-number="24" presentation:class="page"/>
          <draw:frame presentation:style-name="pr22" draw:text-style-name="P30" draw:layer="layout" svg:width="14.234cm" svg:height="11.344cm" svg:x="2.589cm" svg:y="12.245cm" presentation:class="notes" presentation:placeholder="true">
            <draw:text-box/>
          </draw:frame>
        </presentation:notes>
      </draw:page>
      <draw:page draw:name="page25" draw:style-name="dp7" draw:master-page-name="Default" presentation:presentation-page-layout-name="AL2T1">
        <office:forms form:automatic-focus="false" form:apply-design-mode="false"/>
        <draw:frame presentation:style-name="Default-title" draw:layer="layout" svg:width="21.369cm" svg:height="1.26cm" svg:x="2.116cm" svg:y="1.985cm" presentation:class="title" presentation:user-transformed="true">
          <draw:text-box>
            <text:p text:style-name="P6">Proof #2</text:p>
          </draw:text-box>
        </draw:frame>
        <draw:frame presentation:style-name="pr26" draw:text-style-name="P32" draw:layer="layout" svg:width="21.581cm" svg:height="13.793cm" svg:x="1.904cm" svg:y="4.889cm" presentation:class="outline" presentation:user-transformed="true">
          <draw:text-box>
            <text:list text:style-name="L6">
              <text:list-item>
                <text:p text:style-name="P6"><text:span text:style-name="T38">Proof #1 not useful if goal (equality) never occurs</text:span></text:p>
              </text:list-item>
              <text:list-item>
                <text:p text:style-name="P6"><text:span text:style-name="T38">Proof #2 proves that equality </text:span><text:span text:style-name="T39">will</text:span><text:span text:style-name="T40"> occur in a benign environment given reasonable assumptions:</text:span></text:p>
              </text:list-item>
            </text:list>
            <text:list text:style-name="L7">
              <text:list-item>
                <text:list>
                  <text:list-item>
                    <text:p text:style-name="P6"><text:span text:style-name="T41">Goal always_equal: <text:s/>cA = stage2.</text:span></text:p>
                  </text:list-item>
                </text:list>
              </text:list-item>
            </text:list>
            <text:list text:style-name="L6">
              <text:list-item>
                <text:p text:style-name="P6"><text:span text:style-name="T38">Requires 10 assumptions:</text:span></text:p>
              </text:list-item>
            </text:list>
            <text:list text:style-name="L7">
              <text:list-item>
                <text:list>
                  <text:list-item>
                    <text:p text:style-name="P6"><text:span text:style-name="T41">4 same: definition_stage1, definition_stage2, cT_compiles_sP, define_exactly_correspond</text:span></text:p>
                    <text:list>
                      <text:list-item>
                        <text:p text:style-name="P6"><text:span text:style-name="T41">Unused from previous: sP_compiles_sA</text:span></text:p>
                      </text:list-item>
                    </text:list>
                  </text:list-item>
                  <text:list-item>
                    <text:p text:style-name="P6"><text:span text:style-name="T41">definition_cA</text:span></text:p>
                  </text:list-item>
                  <text:list-item>
                    <text:p text:style-name="P6"><text:span text:style-name="T41">cP_corresponds_to_sP (see proof 3!)</text:span></text:p>
                  </text:list-item>
                  <text:list-item>
                    <text:p text:style-name="P6"><text:span text:style-name="T41">define_compile</text:span></text:p>
                  </text:list-item>
                  <text:list-item>
                    <text:p text:style-name="P6"><text:span text:style-name="T41">sP_deterministic</text:span></text:p>
                  </text:list-item>
                  <text:list-item>
                    <text:p text:style-name="P6"><text:span text:style-name="T41">sP_portable</text:span></text:p>
                  </text:list-item>
                  <text:list-item>
                    <text:p text:style-name="P6"><text:span text:style-name="T41">define_determinism</text:span></text:p>
                  </text:list-item>
                </text:list>
              </text:list-item>
            </text:list>
          </draw:text-box>
        </draw:frame>
        <presentation:notes draw:style-name="dp4">
          <office:forms form:automatic-focus="false" form:apply-design-mode="false"/>
          <draw:page-thumbnail draw:style-name="gr2" draw:layer="layout" svg:width="12.88cm" svg:height="9.658cm" svg:x="3.268cm" svg:y="1.935cm" draw:page-number="25" presentation:class="page"/>
          <draw:frame presentation:style-name="pr22" draw:text-style-name="P30" draw:layer="layout" svg:width="14.234cm" svg:height="11.344cm" svg:x="2.589cm" svg:y="12.245cm" presentation:class="notes" presentation:user-transformed="true">
            <draw:text-box>
              <text:p text:style-name="P6"><text:span text:style-name="T42">Interestingly, we do not need the assumption sP_compiles_sA for this proof. <text:s/>The assumption definition_cA requires, as a side-effect, that sP terminate when it compiles sA. If sP terminates but fails to compile sA, the results will still be equal; in this case the processes will produce equal error messages, which is probably not useful but it does not invalidate the proof. <text:s/>If sP terminates and successfully compiles sA, then again, the results will be equal if this section’s assumptions hold. <text:s/>This would be true even if sP has one or more defects that affect compiling sA; in such a case, if all the assumptions of proof #2 hold, then compiler under test cA and the result of DDC will be identical and have the same defects. <text:s/>Note that this last case does not invalidate DDC; the purpose of DDC is to determine if source and executable correspond, not to prevent all possible defects.</text:span></text:p>
              <text:p text:style-name="P6"><text:span text:style-name="T42"/></text:p>
            </draw:text-box>
          </draw:frame>
        </presentation:notes>
      </draw:page>
      <draw:page draw:name="page26" draw:style-name="dp5" draw:master-page-name="Default" presentation:presentation-page-layout-name="AL2T1">
        <office:forms form:automatic-focus="false" form:apply-design-mode="false"/>
        <draw:frame presentation:style-name="Default-title" draw:layer="layout" svg:width="21.369cm" svg:height="2.519cm" svg:x="2.116cm" svg:y="1.356cm" presentation:class="title" presentation:user-transformed="true">
          <draw:text-box>
            <text:p text:style-name="P6">definition_cA and<text:line-break/>cP_corresponds_to_sP</text:p>
          </draw:text-box>
        </draw:frame>
        <draw:frame presentation:style-name="pr26" draw:text-style-name="P32" draw:layer="layout" svg:width="21.581cm" svg:height="13.523cm" svg:x="1.904cm" svg:y="5.08cm" presentation:class="outline" presentation:user-transformed="true">
          <draw:text-box>
            <text:p text:style-name="P32"><text:span text:style-name="T38">cA = compile(sA, cP, eAeffects, eA, eArun).</text:span></text:p>
            <text:p text:style-name="P32"><text:span text:style-name="T38">exactly_correspond(cP, sP, lsP, eA).</text:span></text:p>
            <text:p text:style-name="P32"><text:span text:style-name="T38"/></text:p>
            <text:p text:style-name="P32"><text:span text:style-name="T38">The first follows from the figure.</text:span></text:p>
            <text:p text:style-name="P32"><text:span text:style-name="T38">The second is an assumption based on the figure. <text:s/>It is phrased this way so that no grandparent cGP is strictly required (perhaps the compilation was done by hand). <text:s/>Proof #3 will show how we can prove this is true if there </text:span><text:span text:style-name="T39">is</text:span><text:span text:style-name="T40"> a grandparent cGP.</text:span></text:p>
          </draw:text-box>
        </draw:frame>
        <presentation:notes draw:style-name="dp4">
          <draw:page-thumbnail draw:style-name="gr2" draw:layer="layout" svg:width="12.88cm" svg:height="9.658cm" svg:x="3.268cm" svg:y="1.935cm" draw:page-number="26" presentation:class="page"/>
          <draw:frame presentation:style-name="pr22" draw:text-style-name="P30" draw:layer="layout" svg:width="14.234cm" svg:height="11.344cm" svg:x="2.589cm" svg:y="12.245cm" presentation:class="notes" presentation:placeholder="true">
            <draw:text-box/>
          </draw:frame>
        </presentation:notes>
      </draw:page>
      <draw:page draw:name="page27" draw:style-name="dp5" draw:master-page-name="Default" presentation:presentation-page-layout-name="AL2T1">
        <office:forms form:automatic-focus="false" form:apply-design-mode="false"/>
        <draw:frame presentation:style-name="Default-title" draw:layer="layout" svg:width="21.369cm" svg:height="1.26cm" svg:x="2.116cm" svg:y="1.985cm" presentation:class="title" presentation:user-transformed="true">
          <draw:text-box>
            <text:p text:style-name="P6">define_compile</text:p>
          </draw:text-box>
        </draw:frame>
        <draw:frame presentation:style-name="pr26" draw:text-style-name="P32" draw:layer="layout" svg:width="21.581cm" svg:height="13.523cm" svg:x="1.904cm" svg:y="5.08cm" presentation:class="outline" presentation:user-transformed="true">
          <draw:text-box>
            <text:p text:style-name="P32"><text:span text:style-name="T38"><text:s/></text:span><text:span text:style-name="T38">compile(Source, Compiler, EnvEffects, RunOn, Target) = extract(converttext(run(Compiler, retarget(Source, Target), EnvEffects, RunOn), RunOn, Target)).</text:span></text:p>
            <text:p text:style-name="P32"><text:span text:style-name="T38"/></text:p>
            <text:p text:style-name="P32"><text:span text:style-name="T38">For proof #2, we need more information about compilation, and we must deal with potentially-different text encodings.</text:span></text:p>
            <text:p text:style-name="P32"><text:span text:style-name="T38"/></text:p>
            <text:p text:style-name="P32"><text:span text:style-name="T38">To compile, retarget source for target, then run Compiler, input Source, on RunOn. <text:s/>Convert text format from “RunOn” to “Target”, and extract only executables.</text:span></text:p>
          </draw:text-box>
        </draw:frame>
        <presentation:notes draw:style-name="dp4">
          <draw:page-thumbnail draw:style-name="gr2" draw:layer="layout" svg:width="12.88cm" svg:height="9.658cm" svg:x="3.268cm" svg:y="1.935cm" draw:page-number="27" presentation:class="page"/>
          <draw:frame presentation:style-name="pr22" draw:text-style-name="P30" draw:layer="layout" svg:width="14.234cm" svg:height="11.344cm" svg:x="2.589cm" svg:y="12.245cm" presentation:class="notes" presentation:placeholder="true">
            <draw:text-box/>
          </draw:frame>
        </presentation:notes>
      </draw:page>
      <draw:page draw:name="page28" draw:style-name="dp5" draw:master-page-name="Default" presentation:presentation-page-layout-name="AL2T1">
        <office:forms form:automatic-focus="false" form:apply-design-mode="false"/>
        <draw:frame presentation:style-name="Default-title" draw:layer="layout" svg:width="21.369cm" svg:height="2.519cm" svg:x="2.116cm" svg:y="1.356cm" presentation:class="title" presentation:user-transformed="true">
          <draw:text-box>
            <text:p text:style-name="P6">sP_deterministic and<text:line-break/>sP_portable</text:p>
          </draw:text-box>
        </draw:frame>
        <draw:frame presentation:style-name="pr26" draw:text-style-name="P35" draw:layer="layout" svg:width="21.581cm" svg:height="13.523cm" svg:x="1.904cm" svg:y="5.08cm" presentation:class="outline" presentation:user-transformed="true">
          <draw:text-box>
            <text:p text:style-name="P32"><text:span text:style-name="T38">deterministic(sP, lsP).</text:span></text:p>
            <text:p text:style-name="P32"><text:span text:style-name="T38">portable(sP, lsP).</text:span></text:p>
            <text:p text:style-name="P32"><text:span text:style-name="T38"/></text:p>
            <text:p text:style-name="P32"><text:span text:style-name="T38">Source sP is deterministic. I.E., it avoids all non-deterministic capabilities of language lsP, or uses them only in ways that will not affect the output of the program</text:span></text:p>
            <text:p text:style-name="P32"><text:span text:style-name="T38">Similarly, sP is portable; it only uses the portable constructs of lsP.</text:span></text:p>
          </draw:text-box>
        </draw:frame>
        <presentation:notes draw:style-name="dp4">
          <draw:page-thumbnail draw:style-name="gr2" draw:layer="layout" svg:width="12.88cm" svg:height="9.658cm" svg:x="3.268cm" svg:y="1.935cm" draw:page-number="28" presentation:class="page"/>
          <draw:frame presentation:style-name="pr22" draw:text-style-name="P30" draw:layer="layout" svg:width="14.234cm" svg:height="11.344cm" svg:x="2.589cm" svg:y="12.245cm" presentation:class="notes" presentation:placeholder="true">
            <draw:text-box/>
          </draw:frame>
        </presentation:notes>
      </draw:page>
      <draw:page draw:name="page29" draw:style-name="dp5" draw:master-page-name="Default" presentation:presentation-page-layout-name="AL2T1">
        <office:forms form:automatic-focus="false" form:apply-design-mode="false"/>
        <draw:frame presentation:style-name="Default-title" draw:layer="layout" svg:width="21.369cm" svg:height="1.26cm" svg:x="2.116cm" svg:y="1.985cm" presentation:class="title" presentation:user-transformed="true">
          <draw:text-box>
            <text:p text:style-name="P6">define_determinism</text:p>
          </draw:text-box>
        </draw:frame>
        <draw:frame presentation:style-name="pr26" draw:text-style-name="P36" draw:layer="layout" svg:width="21.581cm" svg:height="13.523cm" svg:x="1.904cm" svg:y="5.08cm" presentation:class="outline" presentation:user-transformed="true">
          <draw:text-box>
            <text:p text:style-name="P32"><text:span text:style-name="T38">( deterministic(Source, Language) &amp;</text:span></text:p>
            <text:p text:style-name="P32"><text:span text:style-name="T38"><text:s text:c="2"/></text:span><text:span text:style-name="T38">portable(Source, Language) &amp;</text:span></text:p>
            <text:p text:style-name="P32"><text:span text:style-name="T38"><text:s text:c="2"/></text:span><text:span text:style-name="T38">exactly_correspond(Executable1, Source, Language, Environment1) &amp;</text:span></text:p>
            <text:p text:style-name="P32"><text:span text:style-name="T38"><text:s text:c="2"/></text:span><text:span text:style-name="T38">exactly_correspond(Executable2, Source, Language, Environment2))</text:span></text:p>
            <text:p text:style-name="P32"><text:span text:style-name="T38"><text:s/></text:span><text:span text:style-name="T38">-&gt; ( converttext(run(Executable1, Input, EnvEffects1, Environment1), Environment1, Target) = converttext(run(Executable2, Input, EnvEffects2, Environment2), Environment2, Target)).</text:span></text:p>
            <text:p text:style-name="P6"><text:span text:style-name="T41">If source code deterministic &amp; portable, and two executables both exactly correspond to it, then those executables - when given the same input - produce the same output when run on their respective environments (convert text to Target format).</text:span></text:p>
          </draw:text-box>
        </draw:frame>
        <presentation:notes draw:style-name="dp4">
          <draw:page-thumbnail draw:style-name="gr2" draw:layer="layout" svg:width="12.88cm" svg:height="9.658cm" svg:x="3.268cm" svg:y="1.935cm" draw:page-number="29" presentation:class="page"/>
          <draw:frame presentation:style-name="pr22" draw:text-style-name="P30" draw:layer="layout" svg:width="14.234cm" svg:height="11.344cm" svg:x="2.589cm" svg:y="12.245cm" presentation:class="notes" presentation:placeholder="true">
            <draw:text-box/>
          </draw:frame>
        </presentation:notes>
      </draw:page>
      <draw:page draw:name="page30"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Example of define_determinism</text:p>
          </draw:text-box>
        </draw:frame>
        <draw:frame presentation:style-name="pr8" draw:layer="layout" svg:width="21.577cm" svg:height="13.523cm" svg:x="1.904cm" svg:y="5.08cm" presentation:class="outline">
          <draw:text-box>
            <text:list text:style-name="L6">
              <text:list-item>
                <text:p>Given this portable C source:</text:p>
                <text:list>
                  <text:list-header>
                    <text:p><text:span text:style-name="T43">#include &lt;stdio.h&gt;</text:span></text:p>
                    <text:p><text:span text:style-name="T43">main() {</text:span></text:p>
                    <text:list>
                      <text:list-header>
                        <text:p><text:span text:style-name="T43">(void) printf(</text:span><text:span text:style-name="T44">"</text:span><text:span text:style-name="T43">%d\n</text:span><text:span text:style-name="T44">"</text:span><text:span text:style-name="T43">, 2+2);</text:span></text:p>
                      </text:list-header>
                    </text:list>
                    <text:p><text:span text:style-name="T43">}</text:span></text:p>
                  </text:list-header>
                </text:list>
              </text:list-item>
              <text:list-item>
                <text:p>And two different properly-working deterministic C compilers processing this portable code:</text:p>
                <text:list>
                  <text:list-item>
                    <text:p>Resulting executables will usually differ</text:p>
                  </text:list-item>
                  <text:list-item>
                    <text:p><text:span text:style-name="T25">Running</text:span> those executables produces the same results (modulo character encoding)</text:p>
                  </text:list-item>
                </text:list>
              </text:list-item>
            </text:list>
          </draw:text-box>
        </draw:frame>
        <presentation:notes draw:style-name="dp4">
          <draw:page-thumbnail draw:style-name="gr2" draw:layer="layout" svg:width="11.897cm" svg:height="8.922cm" svg:x="2.804cm" svg:y="1.789cm" draw:page-number="30" presentation:class="page"/>
          <draw:frame presentation:style-name="pr9" draw:layer="layout" svg:width="12.836cm" svg:height="10.462cm" svg:x="2.333cm" svg:y="11.319cm" presentation:class="notes" presentation:placeholder="true">
            <draw:text-box/>
          </draw:frame>
        </presentation:notes>
      </draw:page>
      <draw:page draw:name="page31" draw:style-name="dp7" draw:master-page-name="Default" presentation:presentation-page-layout-name="AL2T1">
        <office:forms form:automatic-focus="false" form:apply-design-mode="false"/>
        <draw:frame presentation:style-name="pr24" draw:text-style-name="P6" draw:layer="layout" svg:width="21.369cm" svg:height="2.071cm" svg:x="2.116cm" svg:y="1.58cm" presentation:class="title">
          <draw:text-box>
            <text:p text:style-name="P6">Proof #3</text:p>
          </draw:text-box>
        </draw:frame>
        <draw:frame presentation:style-name="pr26" draw:text-style-name="P32" draw:layer="layout" svg:width="21.581cm" svg:height="13.523cm" svg:x="1.904cm" svg:y="5.08cm" presentation:class="outline" presentation:user-transformed="true">
          <draw:text-box>
            <text:list text:style-name="L6">
              <text:list-item>
                <text:p text:style-name="P6">Proof #3 proves cP_corresponds_to_sP when there’s a grandparent (common case) &amp; benign circumstances:</text:p>
              </text:list-item>
            </text:list>
            <text:list text:style-name="L7">
              <text:list-item>
                <text:list>
                  <text:list-item>
                    <text:p text:style-name="P6">exactly_correspond(cP, sP, lsP, eA).</text:p>
                  </text:list-item>
                </text:list>
              </text:list-item>
            </text:list>
            <text:list text:style-name="L6">
              <text:list-item>
                <text:p text:style-name="P6">This was an assumption of proof #2</text:p>
              </text:list-item>
            </text:list>
            <text:list text:style-name="L7">
              <text:list-item>
                <text:list>
                  <text:list-item>
                    <text:p text:style-name="P6">Separately-proved assumption so we don’t <text:span text:style-name="T45">have</text:span><text:span text:style-name="T46"> to have a grandparent cGP</text:span></text:p>
                  </text:list-item>
                </text:list>
              </text:list-item>
            </text:list>
            <text:list text:style-name="L6">
              <text:list-item>
                <text:p text:style-name="P6">Requires 3 assumptions:</text:p>
              </text:list-item>
            </text:list>
            <text:list text:style-name="L7">
              <text:list-item>
                <text:list>
                  <text:list-item>
                    <text:p text:style-name="P6"><text:span text:style-name="T38">1 reused: define_exactly_correspond</text:span></text:p>
                  </text:list-item>
                  <text:list-item>
                    <text:p text:style-name="P6"><text:span text:style-name="T38">definition_cP</text:span></text:p>
                  </text:list-item>
                  <text:list-item>
                    <text:p text:style-name="P6"><text:span text:style-name="T38">cGP_compiles_sP</text:span></text:p>
                  </text:list-item>
                </text:list>
              </text:list-item>
            </text:list>
          </draw:text-box>
        </draw:frame>
        <presentation:notes draw:style-name="dp4">
          <draw:page-thumbnail draw:style-name="gr2" draw:layer="layout" svg:width="12.88cm" svg:height="9.658cm" svg:x="3.268cm" svg:y="1.935cm" draw:page-number="31" presentation:class="page"/>
          <draw:frame presentation:style-name="pr22" draw:text-style-name="P30" draw:layer="layout" svg:width="14.234cm" svg:height="11.344cm" svg:x="2.589cm" svg:y="12.245cm" presentation:class="notes" presentation:placeholder="true">
            <draw:text-box/>
          </draw:frame>
        </presentation:notes>
      </draw:page>
      <draw:page draw:name="page32" draw:style-name="dp7" draw:master-page-name="Default" presentation:presentation-page-layout-name="AL2T1">
        <office:forms form:automatic-focus="false" form:apply-design-mode="false"/>
        <draw:frame presentation:style-name="pr24" draw:text-style-name="P6" draw:layer="layout" svg:width="21.369cm" svg:height="2.519cm" svg:x="2.116cm" svg:y="1.356cm" presentation:class="title" presentation:user-transformed="true">
          <draw:text-box>
            <text:p text:style-name="P6">definition_cP and<text:line-break/>cGP_compiles_sP</text:p>
          </draw:text-box>
        </draw:frame>
        <draw:frame presentation:style-name="pr26" draw:text-style-name="P32" draw:layer="layout" svg:width="21.581cm" svg:height="13.523cm" svg:x="1.904cm" svg:y="5.08cm" presentation:class="outline" presentation:user-transformed="true">
          <draw:text-box>
            <text:p text:style-name="P32"><text:s/>cP = compile(sP, cGP, ePeffects, eP, eA).</text:p>
            <text:p text:style-name="P32"><text:s/>all EnvEffects accurately_translates(cGP, lsP, sP, EnvEffects, eP, eA).</text:p>
            <text:p text:style-name="P32"/>
            <text:p text:style-name="P32">These are just like definition_cA (follows from figure) and cT_compiles_sP.</text:p>
          </draw:text-box>
        </draw:frame>
        <presentation:notes draw:style-name="dp4">
          <draw:page-thumbnail draw:style-name="gr2" draw:layer="layout" svg:width="12.88cm" svg:height="9.658cm" svg:x="3.268cm" svg:y="1.935cm" draw:page-number="32" presentation:class="page"/>
          <draw:frame presentation:style-name="pr22" draw:text-style-name="P30" draw:layer="layout" svg:width="14.234cm" svg:height="11.344cm" svg:x="2.589cm" svg:y="12.245cm" presentation:class="notes" presentation:placeholder="true">
            <draw:text-box/>
          </draw:frame>
        </presentation:notes>
      </draw:page>
      <draw:page draw:name="page33" draw:style-name="dp7" draw:master-page-name="Default" presentation:presentation-page-layout-name="AL2T1">
        <office:forms form:automatic-focus="false" form:apply-design-mode="false"/>
        <draw:frame presentation:style-name="pr7" draw:layer="layout" svg:width="21.365cm" svg:height="2.071cm" svg:x="2.116cm" svg:y="1.58cm" presentation:class="title">
          <draw:text-box>
            <text:p>6. Methods to increase diversity</text:p>
          </draw:text-box>
        </draw:frame>
        <draw:frame presentation:style-name="pr8" draw:layer="layout" svg:width="21.577cm" svg:height="13.523cm" svg:x="1.904cm" svg:y="5.08cm" presentation:class="outline">
          <draw:text-box>
            <text:list text:style-name="L6">
              <text:list-item>
                <text:p>To gain justified confidence in the trusted compiler c<text:span text:style-name="T18">T</text:span> &amp; the DDC environments we could perform a complete formal proof of them... but this is difficult</text:p>
              </text:list-item>
              <text:list-item>
                <text:p>Another, often simpler method is diversity:</text:p>
                <text:list>
                  <text:list-item>
                    <text:p>Diversity in compiler implementation</text:p>
                  </text:list-item>
                  <text:list-item>
                    <text:p>Diversity in time (e.g., c<text:span text:style-name="T18">T</text:span> developed long before)</text:p>
                  </text:list-item>
                  <text:list-item>
                    <text:p>Diversity in environment</text:p>
                  </text:list-item>
                  <text:list-item>
                    <text:p>Diversity in source code input (mutated source)</text:p>
                    <text:list>
                      <text:list-item>
                        <text:p>Semantics-preserving mutations</text:p>
                      </text:list-item>
                      <text:list-item>
                        <text:p>Non-semantics-preserving mutations</text:p>
                      </text:list-item>
                    </text:list>
                  </text:list-item>
                </text:list>
              </text:list-item>
            </text:list>
          </draw:text-box>
        </draw:frame>
        <presentation:notes draw:style-name="dp4">
          <draw:page-thumbnail draw:style-name="gr2" draw:layer="layout" svg:width="11.897cm" svg:height="8.922cm" svg:x="2.804cm" svg:y="1.789cm" draw:page-number="33" presentation:class="page"/>
          <draw:frame presentation:style-name="pr9" draw:layer="layout" svg:width="12.836cm" svg:height="10.462cm" svg:x="2.333cm" svg:y="11.319cm" presentation:class="notes" presentation:placeholder="true">
            <draw:text-box/>
          </draw:frame>
        </presentation:notes>
      </draw:page>
      <draw:page draw:name="page34" draw:style-name="dp7" draw:master-page-name="Default" presentation:presentation-page-layout-name="AL2T1">
        <office:forms form:automatic-focus="false" form:apply-design-mode="false"/>
        <draw:frame presentation:style-name="pr7" draw:layer="layout" svg:width="21.365cm" svg:height="2.071cm" svg:x="2.116cm" svg:y="1.58cm" presentation:class="title">
          <draw:text-box>
            <text:p>7. Demonstrations of DDC</text:p>
          </draw:text-box>
        </draw:frame>
        <draw:frame presentation:style-name="pr8" draw:layer="layout" svg:width="21.577cm" svg:height="13.523cm" svg:x="1.904cm" svg:y="5.08cm" presentation:class="outline">
          <draw:text-box>
            <text:list text:style-name="L6">
              <text:list-item>
                <text:p>tcc (TinyCC): C compiler (ACSAC paper)</text:p>
              </text:list-item>
              <text:list-item>
                <text:p>Goerigk Lisp compilers (including a malicious compiler)</text:p>
              </text:list-item>
              <text:list-item>
                <text:p>GCC (scales up)</text:p>
              </text:list-item>
            </text:list>
          </draw:text-box>
        </draw:frame>
        <presentation:notes draw:style-name="dp4">
          <draw:page-thumbnail draw:style-name="gr2" draw:layer="layout" svg:width="11.897cm" svg:height="8.922cm" svg:x="2.804cm" svg:y="1.789cm" draw:page-number="34" presentation:class="page"/>
          <draw:frame presentation:style-name="pr9" draw:layer="layout" svg:width="12.836cm" svg:height="10.462cm" svg:x="2.333cm" svg:y="11.319cm" presentation:class="notes" presentation:placeholder="true">
            <draw:text-box/>
          </draw:frame>
        </presentation:notes>
      </draw:page>
      <draw:page draw:name="page35" draw:style-name="dp6" draw:master-page-name="Default" presentation:presentation-page-layout-name="AL2T1">
        <office:forms form:automatic-focus="false" form:apply-design-mode="false"/>
        <draw:frame presentation:style-name="pr15" draw:text-style-name="P24" draw:layer="layout" svg:width="21.374cm" svg:height="1.263cm" svg:x="2.117cm" svg:y="1.984cm" presentation:class="title" presentation:user-transformed="true">
          <draw:text-box>
            <text:p text:style-name="P23"><text:span text:style-name="T15">tcc</text:span></text:p>
          </draw:text-box>
        </draw:frame>
        <draw:frame presentation:style-name="pr27" draw:text-style-name="P31" draw:layer="layout" svg:width="21.586cm" svg:height="13.186cm" svg:x="1.905cm" svg:y="5.079cm" presentation:class="outline" presentation:user-transformed="true">
          <draw:text-box>
            <text:list text:style-name="L6">
              <text:list-item>
                <text:p text:style-name="P37"><text:span text:style-name="T7">Performed on small C compiler, tcc (ACSAC)</text:span></text:p>
              </text:list-item>
            </text:list>
            <text:list text:style-name="L7">
              <text:list-item>
                <text:list>
                  <text:list-item>
                    <text:p text:style-name="P38"><text:span text:style-name="T15">Separate runtime library, handle in pieces</text:span></text:p>
                  </text:list-item>
                </text:list>
              </text:list-item>
            </text:list>
            <text:list text:style-name="L6">
              <text:list-item>
                <text:p text:style-name="P39"><text:span text:style-name="T7">tcc defect: fails to sign-extend 8-bit casts</text:span></text:p>
              </text:list-item>
            </text:list>
            <text:list text:style-name="L7">
              <text:list-item>
                <text:list>
                  <text:list-item>
                    <text:p text:style-name="P38"><text:span text:style-name="T15">x86: Constants -128..127 can be 1 byte (vs. 4)</text:span></text:p>
                  </text:list-item>
                  <text:list-item>
                    <text:p text:style-name="P38"><text:span text:style-name="T15">tcc detects this with a cast (prefers short form)</text:span></text:p>
                  </text:list-item>
                  <text:list-item>
                    <text:p text:style-name="P38"><text:span text:style-name="T15">tcc bug – cast produces wrong result, so tcc compiled-by-self always uses long form</text:span></text:p>
                  </text:list-item>
                </text:list>
              </text:list-item>
            </text:list>
            <text:list text:style-name="L6">
              <text:list-item>
                <text:p text:style-name="P39"><text:span text:style-name="T7">tcc junk bytes: long double constant</text:span></text:p>
              </text:list-item>
            </text:list>
            <text:list text:style-name="L7">
              <text:list-item>
                <text:list>
                  <text:list-item>
                    <text:p text:style-name="P38"><text:span text:style-name="T15">Long double uses 10 bytes, stored in 12 bytes</text:span></text:p>
                  </text:list-item>
                  <text:list-item>
                    <text:p text:style-name="P38"><text:span text:style-name="T15">Other two “junk” bytes have random data</text:span></text:p>
                  </text:list-item>
                </text:list>
              </text:list-item>
            </text:list>
            <text:list text:style-name="L6">
              <text:list-item>
                <text:p text:style-name="P39"><text:span text:style-name="T7">Fixed tcc, technique successfully verified fixed tcc</text:span></text:p>
              </text:list-item>
              <text:list-item>
                <text:p text:style-name="P39"><text:span text:style-name="T7">Used verified fixed tcc to verify original tcc</text:span></text:p>
              </text:list-item>
            </text:list>
            <text:p text:style-name="P40"><text:span text:style-name="T47">It works!</text:span></text:p>
          </draw:text-box>
        </draw:frame>
        <presentation:notes draw:style-name="dp4">
          <office:forms form:automatic-focus="false" form:apply-design-mode="false"/>
          <draw:page-thumbnail draw:layer="layout" svg:width="12.885cm" svg:height="9.662cm" svg:x="3.268cm" svg:y="1.936cm" draw:page-number="35"/>
          <draw:frame presentation:style-name="pr16" draw:text-style-name="P30" draw:layer="layout" svg:width="14.234cm" svg:height="11.595cm" svg:x="2.589cm" svg:y="12.245cm" presentation:class="notes" presentation:user-transformed="true">
            <draw:text-box>
              <text:p>The tcc defect (fails to sign-extend) causes the failure of proof #3 assumption cGP_compiles_sP:</text:p>
              <text:p><text:tab/>all EnvEffects accurately_translates(cGP, lsP, sP, EnvEffects, eP, eA).</text:p>
              <text:p>This, in turn, causes the failure of proof #2 assumption cP_corresponds_to_sP.</text:p>
              <text:p/>
              <text:p>The tcc junk bytes cause a failure in proof #2 assumption sP_portable; since the values aren’t set, the results are not guaranteed to match between implementations. <text:s/>Depending on the compiler implementations, this may also cause a failure in proof #2 assumption sP_deterministic.</text:p>
              <text:p/>
            </draw:text-box>
          </draw:frame>
        </presentation:notes>
      </draw:page>
      <draw:page draw:name="Diverse double-compilation of tcc" draw:style-name="dp6" draw:master-page-name="Default" presentation:presentation-page-layout-name="AL2T1">
        <office:forms form:automatic-focus="false" form:apply-design-mode="false"/>
        <draw:frame presentation:style-name="pr28" draw:text-style-name="P2" draw:layer="layout" svg:width="21.374cm" svg:height="1.271cm" svg:x="2.117cm" svg:y="1.98cm" presentation:class="title" presentation:user-transformed="true">
          <draw:text-box>
            <text:p text:style-name="P21">Diverse double-compilation of tcc</text:p>
          </draw:text-box>
        </draw:frame>
        <draw:custom-shape draw:style-name="gr21" draw:text-style-name="P2" draw:layer="layout" svg:width="11.602cm" svg:height="7.197cm" svg:x="6.588cm" svg:y="9.688cm">
          <text:p/>
          <draw:enhanced-geometry svg:viewBox="0 0 21600 21600" draw:path-stretchpoint-x="10800" draw:path-stretchpoint-y="10800" draw:text-areas="?f3 ?f4 ?f5 ?f6" draw:type="round-rectangle" draw:modifiers="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9" draw:layer="layout" svg:x1="14.609cm" svg:y1="9.366cm" svg:x2="13.533cm" svg:y2="9.371cm">
          <text:p/>
        </draw:line>
        <draw:line draw:style-name="gr5" draw:text-style-name="P9" draw:layer="layout" svg:x1="16.791cm" svg:y1="15.161cm" svg:x2="11.526cm" svg:y2="15.165cm">
          <text:p/>
        </draw:line>
        <draw:line draw:style-name="gr22" draw:text-style-name="P9" draw:layer="layout" svg:x1="16.809cm" svg:y1="14.058cm" svg:x2="16.774cm" svg:y2="15.161cm">
          <text:p/>
        </draw:line>
        <draw:custom-shape draw:style-name="gr23" draw:text-style-name="P2" draw:layer="layout" svg:width="9.631cm" svg:height="3.593cm" svg:x="8.286cm" svg:y="12.48cm">
          <text:p/>
          <draw:enhanced-geometry svg:viewBox="0 0 21600 21600" draw:path-stretchpoint-x="10800" draw:path-stretchpoint-y="10800" draw:text-areas="?f3 ?f4 ?f5 ?f6" draw:type="round-rectangle" draw:modifiers="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3.92cm" svg:height="0.953cm" draw:transform="rotate (-1.60570291183567) translate (19.858cm 4.459cm)">
          <text:p text:style-name="P41"><text:span text:style-name="T8">Compare1</text:span></text:p>
          <draw:enhanced-geometry svg:viewBox="0 0 21600 21600" draw:path-stretchpoint-x="10800" draw:path-stretchpoint-y="10800" draw:text-areas="?f3 ?f4 ?f5 ?f6" draw:type="round-rectangle" draw:modifiers="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layer="layout" svg:width="9.733cm" svg:height="2.558cm" svg:x="8.184cm" svg:y="5.102cm">
          <text:p/>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2.201cm" svg:height="0.626cm" svg:x="10.182cm" svg:y="4.304cm">
          <text:p text:style-name="P41"><text:span text:style-name="T8">tcc</text:span></text:p>
          <draw:enhanced-geometry svg:viewBox="0 0 21600 21600" draw:path-stretchpoint-x="10800" draw:path-stretchpoint-y="10800" draw:text-areas="?f3 ?f4 ?f5 ?f6" draw:type="round-rectangle" draw:modifiers="1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9" draw:layer="layout" svg:x1="10.301cm" svg:y1="9.375cm" svg:x2="12.118cm" svg:y2="9.379cm">
          <text:p/>
        </draw:line>
        <draw:custom-shape draw:style-name="gr24" draw:text-style-name="P2" draw:layer="layout" svg:width="11.641cm" svg:height="0.846cm" svg:x="6.562cm" svg:y="16.087cm">
          <text:p text:style-name="P41"><text:span text:style-name="T48">Diverse Double-compile</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layer="layout" svg:width="9.578cm" svg:height="2.408cm" svg:x="8.339cm" svg:y="9.86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3.81cm" svg:height="0.785cm" svg:x="8.89cm" svg:y="7.893cm">
          <text:p text:style-name="P41"><text:span text:style-name="T8">c(</text:span><text:span text:style-name="T48">s</text:span><text:span text:style-name="T49">tcc</text:span><text:span text:style-name="T8">,tcc)</text:span></text:p>
          <draw:enhanced-geometry svg:viewBox="0 0 21600 21600" draw:path-stretchpoint-x="10800" draw:path-stretchpoint-y="10800" draw:text-areas="?f3 ?f4 ?f5 ?f6" draw:type="round-rectangle" draw:modifiers="1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 draw:layer="layout" svg:width="9.199cm" svg:height="1.067cm" svg:x="8.709cm" svg:y="7.823cm">
          <text:p/>
          <draw:enhanced-geometry svg:viewBox="0 0 21600 21600" draw:path-stretchpoint-x="10800" draw:path-stretchpoint-y="10800" draw:text-areas="?f3 ?f4 ?f5 ?f6" draw:type="round-rectangle" draw:modifiers="1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1.204cm" svg:height="9.005cm" svg:x="17.921cm" svg:y="8.233cm">
          <text:p/>
          <draw:enhanced-geometry svg:viewBox="0 0 1204 9006" draw:type="non-primitive" draw:enhanced-path="M 147 9005 L 223 8916 297 8817 370 8706 440 8585 508 8454 574 8313 638 8162 699 8002 756 7833 811 7656 863 7471 912 7279 957 7079 998 6873 1036 6661 1071 6444 1101 6222 1128 5996 1150 5766 1169 5533 1184 5298 1194 5061 1201 4822 1203 4583 1201 4344 1195 4105 1185 3868 1171 3632 1153 3399 1130 3169 1104 2942 1074 2720 1040 2502 1003 2290 962 2083 917 1883 869 1690 817 1504 763 1326 705 1156 645 995 582 843 516 701 448 569 378 446 305 335 231 234 155 145 78 66 0 0 N"/>
        </draw:custom-shape>
        <draw:custom-shape draw:style-name="gr24" draw:text-style-name="P2" draw:layer="layout" svg:width="2.201cm" svg:height="0.759cm" svg:x="4.233cm" svg:y="6.773cm">
          <text:p text:style-name="P41"><text:span text:style-name="T48">s</text:span><text:span text:style-name="T49">tcc</text:span></text:p>
          <draw:enhanced-geometry svg:viewBox="0 0 21600 21600" draw:path-stretchpoint-x="10800" draw:path-stretchpoint-y="10800" draw:text-areas="?f3 ?f4 ?f5 ?f6" draw:type="round-rectangle" draw:modifiers="1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5.441cm" svg:height="0.855cm" svg:x="12.762cm" svg:y="7.823cm">
          <text:p text:style-name="P41"><text:span text:style-name="T8">c(</text:span><text:span text:style-name="T48">s</text:span><text:span text:style-name="T49">libtcc1</text:span><text:span text:style-name="T8">,tcc)</text:span></text:p>
          <draw:enhanced-geometry svg:viewBox="0 0 21600 21600" draw:path-stretchpoint-x="10800" draw:path-stretchpoint-y="10800" draw:text-areas="?f3 ?f4 ?f5 ?f6" draw:type="round-rectangle" draw:modifiers="1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 draw:layer="layout" svg:width="8.687cm" svg:height="0.626cm" svg:x="8.965cm" svg:y="4.308cm">
          <text:p/>
          <draw:enhanced-geometry svg:viewBox="0 0 21600 21600" draw:path-stretchpoint-x="10800" draw:path-stretchpoint-y="10800" draw:text-areas="?f3 ?f4 ?f5 ?f6" draw:type="round-rectangle" draw:modifiers="1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9" draw:layer="layout" svg:x1="13.278cm" svg:y1="6.231cm" svg:x2="13.282cm" svg:y2="8.008cm">
          <text:p/>
        </draw:line>
        <draw:line draw:style-name="gr27" draw:text-style-name="P9" draw:layer="layout" svg:x1="15.562cm" svg:y1="5.847cm" svg:x2="14.398cm" svg:y2="5.852cm">
          <text:p/>
        </draw:line>
        <draw:line draw:style-name="gr5" draw:text-style-name="P9" draw:layer="layout" svg:x1="15.561cm" svg:y1="7.091cm" svg:x2="10.838cm" svg:y2="7.095cm">
          <text:p/>
        </draw:line>
        <draw:line draw:style-name="gr22" draw:text-style-name="P9" draw:layer="layout" svg:x1="15.527cm" svg:y1="4.93cm" svg:x2="15.549cm" svg:y2="7.086cm">
          <text:p/>
        </draw:line>
        <draw:line draw:style-name="gr22" draw:text-style-name="P9" draw:layer="layout" svg:x1="13.18cm" svg:y1="4.568cm" svg:x2="11.733cm" svg:y2="4.573cm">
          <text:p/>
        </draw:line>
        <draw:line draw:style-name="gr22" draw:text-style-name="P9" draw:layer="layout" svg:x1="9.472cm" svg:y1="4.608cm" svg:x2="10.53cm" svg:y2="4.613cm">
          <text:p/>
        </draw:line>
        <draw:line draw:style-name="gr5" draw:text-style-name="P9" draw:layer="layout" svg:x1="13.172cm" svg:y1="4.568cm" svg:x2="13.176cm" svg:y2="5.468cm">
          <text:p/>
        </draw:line>
        <draw:line draw:style-name="gr5" draw:text-style-name="P9" draw:layer="layout" svg:x1="9.472cm" svg:y1="4.608cm" svg:x2="9.476cm" svg:y2="6.615cm">
          <text:p/>
        </draw:line>
        <draw:custom-shape draw:style-name="gr24" draw:text-style-name="P2" draw:layer="layout" svg:width="2.2cm" svg:height="0.705cm" svg:x="14.68cm" svg:y="4.344cm">
          <text:p text:style-name="P41"><text:span text:style-name="T8">libtcc1</text:span></text:p>
          <draw:enhanced-geometry svg:viewBox="0 0 21600 21600" draw:path-stretchpoint-x="10800" draw:path-stretchpoint-y="10800" draw:text-areas="?f3 ?f4 ?f5 ?f6" draw:type="round-rectangle" draw:modifiers="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 draw:layer="layout" svg:width="3.585cm" svg:height="2.54cm" svg:x="3.81cm" svg:y="5.292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0.962cm" svg:height="3.576cm" svg:x="17.903cm" svg:y="4.657cm">
          <text:p/>
          <draw:enhanced-geometry svg:viewBox="0 0 960 3575" draw:type="non-primitive" draw:enhanced-path="M 124 3574 L 184 3540 243 3501 300 3457 356 3409 410 3357 462 3301 512 3241 561 3178 606 3110 650 3040 691 2966 729 2890 765 2810 798 2728 828 2644 855 2557 879 2469 900 2378 918 2287 933 2194 944 2100 952 2005 957 1910 959 1815 957 1720 952 1624 944 1530 933 1436 918 1343 900 1251 879 1161 855 1073 828 986 798 902 765 820 729 740 691 664 650 590 606 519 560 452 512 389 462 329 410 273 356 221 300 173 242 129 184 90 123 55 62 25 0 0 N"/>
        </draw:custom-shape>
        <draw:custom-shape draw:style-name="gr24" draw:text-style-name="P2" draw:layer="layout" svg:width="2.2cm" svg:height="1.124cm" svg:x="15.871cm" svg:y="6.037cm">
          <text:p text:style-name="P41"><text:span text:style-name="T48">Self-</text:span></text:p>
          <text:p text:style-name="P1"><text:span text:style-name="T48">regen?</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9" draw:layer="layout" svg:x1="5.715cm" svg:y1="7.104cm" svg:x2="8.577cm" svg:y2="7.108cm">
          <text:p/>
        </draw:line>
        <draw:line draw:style-name="gr5" draw:text-style-name="P9" draw:layer="layout" svg:x1="5.958cm" svg:y1="5.874cm" svg:x2="12.219cm" svg:y2="5.878cm">
          <text:p/>
        </draw:line>
        <draw:custom-shape draw:style-name="gr24" draw:text-style-name="P2" draw:layer="layout" svg:width="2.998cm" svg:height="1.124cm" svg:x="4.022cm" svg:y="5.292cm">
          <text:p text:style-name="P41"><text:span text:style-name="T48">s</text:span><text:span text:style-name="T49">libtcc1</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2.201cm" svg:height="0.627cm" svg:x="11.822cm" svg:y="9.066cm">
          <text:p text:style-name="P41"><text:span text:style-name="T8">gcc</text:span></text:p>
          <draw:enhanced-geometry svg:viewBox="0 0 21600 21600" draw:path-stretchpoint-x="10800" draw:path-stretchpoint-y="10800" draw:text-areas="?f3 ?f4 ?f5 ?f6" draw:type="round-rectangle" draw:modifiers="1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9" draw:layer="layout" svg:x1="16.725cm" svg:y1="11.642cm" svg:x2="14.714cm" svg:y2="11.659cm">
          <text:p/>
        </draw:line>
        <draw:line draw:style-name="gr5" draw:text-style-name="P9" draw:layer="layout" svg:x1="10.301cm" svg:y1="9.375cm" svg:x2="10.306cm" svg:y2="11.042cm">
          <text:p/>
        </draw:line>
        <draw:custom-shape draw:style-name="gr28" draw:text-style-name="P2" draw:layer="layout" svg:width="2.204cm" svg:height="0.736cm" svg:x="9.23cm" svg:y="11.042cm">
          <text:p text:style-name="P41"><text:span text:style-name="T8">1:1</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 draw:layer="layout" svg:width="2.311cm" svg:height="0.736cm" svg:x="13.617cm" svg:y="9.997cm">
          <text:p text:style-name="P41"><text:span text:style-name="T8">1:0</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9" draw:text-style-name="P9" draw:layer="layout" svg:x1="10.336cm" svg:y1="12.656cm" svg:x2="14.601cm" svg:y2="12.66cm">
          <text:p/>
        </draw:line>
        <draw:custom-shape draw:style-name="gr28" draw:text-style-name="P2" draw:layer="layout" svg:width="2.311cm" svg:height="0.736cm" svg:x="13.551cm" svg:y="13.591cm">
          <text:p text:style-name="P41"><text:span text:style-name="T8">2:0</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 draw:layer="layout" svg:width="2.31cm" svg:height="0.737cm" svg:x="9.23cm" svg:y="14.803cm">
          <text:p text:style-name="P41"><text:span text:style-name="T8">2:1</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9" draw:layer="layout" svg:x1="10.336cm" svg:y1="11.774cm" svg:x2="10.341cm" svg:y2="14.803cm">
          <text:p/>
        </draw:line>
        <draw:line draw:style-name="gr30" draw:text-style-name="P9" draw:layer="layout" svg:x1="7.02cm" svg:y1="15.265cm" svg:x2="7.025cm" svg:y2="7.094cm">
          <text:p/>
        </draw:line>
        <draw:line draw:style-name="gr30" draw:text-style-name="P9" draw:layer="layout" svg:x1="7.757cm" svg:y1="14.019cm" svg:x2="7.735cm" svg:y2="5.865cm">
          <text:p/>
        </draw:line>
        <draw:line draw:style-name="gr27" draw:text-style-name="P9" draw:layer="layout" svg:x1="7.761cm" svg:y1="10.372cm" svg:x2="13.617cm" svg:y2="10.376cm">
          <text:p/>
        </draw:line>
        <draw:line draw:style-name="gr27" draw:text-style-name="P9" draw:layer="layout" svg:x1="7.02cm" svg:y1="11.456cm" svg:x2="9.102cm" svg:y2="11.426cm">
          <text:p/>
        </draw:line>
        <draw:line draw:style-name="gr5" draw:text-style-name="P9" draw:layer="layout" svg:x1="7.02cm" svg:y1="15.258cm" svg:x2="9.282cm" svg:y2="15.262cm">
          <text:p/>
        </draw:line>
        <draw:custom-shape draw:style-name="gr25" draw:text-style-name="P2" draw:layer="layout" svg:width="16.735cm" svg:height="1.27cm" svg:x="4.432cm" svg:y="17.145cm">
          <text:p/>
          <draw:enhanced-geometry svg:viewBox="0 0 21600 21600" draw:path-stretchpoint-x="10800" draw:path-stretchpoint-y="10800" draw:text-areas="?f3 ?f4 ?f5 ?f6" draw:type="round-rectangle" draw:modifiers="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9" draw:layer="layout" svg:x1="14.605cm" svg:y1="12.651cm" svg:x2="14.609cm" svg:y2="13.586cm">
          <text:p/>
        </draw:line>
        <draw:line draw:style-name="gr5" draw:text-style-name="P9" draw:layer="layout" svg:x1="14.605cm" svg:y1="9.366cm" svg:x2="14.609cm" svg:y2="9.992cm">
          <text:p/>
        </draw:line>
        <draw:line draw:style-name="gr22" draw:text-style-name="P9" draw:layer="layout" svg:x1="14.724cm" svg:y1="10.733cm" svg:x2="14.728cm" svg:y2="11.655cm">
          <text:p/>
        </draw:line>
        <draw:custom-shape draw:style-name="gr24" draw:text-style-name="P2" draw:layer="layout" svg:width="2.2cm" svg:height="1.124cm" svg:x="15.58cm" svg:y="14.949cm">
          <text:p text:style-name="P41"><text:span text:style-name="T48">Stage2</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2.201cm" svg:height="1.125cm" svg:x="15.716cm" svg:y="10.517cm">
          <text:p text:style-name="P41"><text:span text:style-name="T48">Stage1</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4.216cm" svg:height="0.829cm" svg:x="9.948cm" svg:y="12.7cm">
          <text:p text:style-name="P41"><text:span text:style-name="T8">c(</text:span><text:span text:style-name="T48">s</text:span><text:span text:style-name="T49">tcc</text:span><text:span text:style-name="T8">,gcc)</text:span></text:p>
          <draw:enhanced-geometry svg:viewBox="0 0 21600 21600" draw:path-stretchpoint-x="10800" draw:path-stretchpoint-y="10800" draw:text-areas="?f3 ?f4 ?f5 ?f6" draw:type="round-rectangle" draw:modifiers="1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9" draw:layer="layout" svg:x1="16.722cm" svg:y1="11.642cm" svg:x2="16.726cm" svg:y2="15.24cm">
          <text:p/>
        </draw:line>
        <draw:line draw:style-name="gr5" draw:text-style-name="P9" draw:layer="layout" svg:x1="14.812cm" svg:y1="14.323cm" svg:x2="14.821cm" svg:y2="17.573cm">
          <text:p/>
        </draw:line>
        <draw:line draw:style-name="gr5" draw:text-style-name="P9" draw:layer="layout" svg:x1="10.336cm" svg:y1="15.54cm" svg:x2="10.358cm" svg:y2="17.432cm">
          <text:p/>
        </draw:line>
        <draw:custom-shape draw:style-name="gr28" draw:text-style-name="P2" draw:layer="layout" svg:width="2.311cm" svg:height="0.736cm" svg:x="8.568cm" svg:y="6.593cm">
          <text:p text:style-name="P41"><text:span text:style-name="T8">0:1</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 draw:layer="layout" svg:width="2.311cm" svg:height="0.736cm" svg:x="12.215cm" svg:y="5.495cm">
          <text:p text:style-name="P41"><text:span text:style-name="T8">0:0</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9" draw:layer="layout" svg:x1="9.459cm" svg:y1="7.325cm" svg:x2="9.463cm" svg:y2="8.092cm">
          <text:p/>
        </draw:line>
        <draw:line draw:style-name="gr5" draw:text-style-name="P9" draw:layer="layout" svg:x1="7.748cm" svg:y1="14.01cm" svg:x2="13.67cm" svg:y2="14.014cm">
          <text:p/>
        </draw:line>
        <draw:custom-shape draw:style-name="gr24" draw:text-style-name="P2" draw:layer="layout" svg:width="4.202cm" svg:height="0.767cm" draw:transform="rotate (-1.60570291183567) translate (20.101cm 10.806cm)">
          <text:p text:style-name="P41"><text:span text:style-name="T8">Compare2</text:span></text:p>
          <draw:enhanced-geometry svg:viewBox="0 0 21600 21600" draw:path-stretchpoint-x="10800" draw:path-stretchpoint-y="10800" draw:text-areas="?f3 ?f4 ?f5 ?f6" draw:type="round-rectangle" draw:modifiers="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3.387cm" svg:height="1.124cm" svg:x="0.635cm" svg:y="4.657cm">
          <text:p text:style-name="P41"><text:span text:style-name="T8">(Runtime)</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3.175cm" svg:height="1.579cm" svg:x="0.635cm" svg:y="6.35cm">
          <text:p text:style-name="P41"><text:span text:style-name="T8">(Rest of</text:span></text:p>
          <text:p text:style-name="P1"><text:span text:style-name="T8">compiler)</text:span></text:p>
          <draw:enhanced-geometry svg:viewBox="0 0 21600 21600" draw:path-stretchpoint-x="10800" draw:path-stretchpoint-y="10800" draw:text-areas="?f3 ?f4 ?f5 ?f6" draw:type="round-rectangle" draw:modifiers="6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9" draw:layer="layout" svg:x1="16.726cm" svg:y1="15.24cm" svg:x2="11.426cm" svg:y2="15.244cm">
          <text:p/>
        </draw:line>
        <draw:line draw:style-name="gr5" draw:text-style-name="P9" draw:layer="layout" svg:x1="16.725cm" svg:y1="13.97cm" svg:x2="15.87cm" svg:y2="13.974cm">
          <text:p/>
        </draw:line>
        <draw:custom-shape draw:style-name="gr24" draw:text-style-name="P2" draw:layer="layout" svg:width="4.803cm" svg:height="0.75cm" svg:x="12.488cm" svg:y="11.43cm">
          <text:p text:style-name="P41"><text:span text:style-name="T8">c(</text:span><text:span text:style-name="T48">s</text:span><text:span text:style-name="T49">libtcc1</text:span><text:span text:style-name="T8">,gcc)</text:span></text:p>
          <draw:enhanced-geometry svg:viewBox="0 0 21600 21600" draw:path-stretchpoint-x="10800" draw:path-stretchpoint-y="10800" draw:text-areas="?f3 ?f4 ?f5 ?f6" draw:type="round-rectangle" draw:modifiers="1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7.713cm" svg:height="0.635cm" svg:x="13.123cm" svg:y="17.357cm">
          <text:p text:style-name="P41"><text:span text:style-name="T8">c(</text:span><text:span text:style-name="T48">s</text:span><text:span text:style-name="T49">libtcc1</text:span><text:span text:style-name="T8">,c(</text:span><text:span text:style-name="T48">s</text:span><text:span text:style-name="T49">tcc</text:span><text:span text:style-name="T8">,gcc))</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7.193cm" svg:height="0.948cm" svg:x="4.449cm" svg:y="17.233cm">
          <text:p text:style-name="P41"><text:span text:style-name="T8">c(</text:span><text:span text:style-name="T48">s</text:span><text:span text:style-name="T49">tcc</text:span><text:span text:style-name="T8">,c(</text:span><text:span text:style-name="T48">s</text:span><text:span text:style-name="T49">tcc</text:span><text:span text:style-name="T8">,gcc))</text:span></text:p>
          <draw:enhanced-geometry svg:viewBox="0 0 21600 21600" draw:path-stretchpoint-x="10800" draw:path-stretchpoint-y="10800" draw:text-areas="?f3 ?f4 ?f5 ?f6" draw:type="round-rectangle" draw:modifiers="1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 draw:layer="layout" svg:width="5.715cm" svg:height="5.086cm" svg:x="0.635cm" svg:y="11.642cm">
          <text:p text:style-name="P10"><text:span text:style-name="T9">Must handle real compilers in pieces;</text:span><text:span text:style-name="T9"><text:line-break/></text:span><text:span text:style-name="T50">the approach works</text:span></text:p>
          <draw:enhanced-geometry svg:viewBox="0 0 21600 21600" draw:type="mso-spt202" draw:enhanced-path="M 0 0 L 21600 0 21600 21600 0 21600 0 0 Z N"/>
        </draw:custom-shape>
        <presentation:notes draw:style-name="dp4">
          <draw:custom-shape draw:style-name="gr10" draw:text-style-name="P2" draw:layer="layout" svg:width="11.624cm" svg:height="8.93cm" svg:x="2.946cm" svg:y="1.79cm">
            <text:p/>
            <draw:enhanced-geometry svg:viewBox="0 0 21600 21600" draw:type="mso-spt202" draw:enhanced-path="M 0 0 L 21600 0 21600 21600 0 21600 0 0 Z N"/>
          </draw:custom-shape>
          <draw:frame presentation:style-name="pr6" draw:layer="layout" svg:width="12.836cm" svg:height="10.713cm" svg:x="2.333cm" svg:y="11.319cm" presentation:class="notes" presentation:placeholder="true">
            <draw:text-box/>
          </draw:frame>
        </presentation:notes>
      </draw:page>
      <draw:page draw:name="page37" draw:style-name="dp6" draw:master-page-name="Default" presentation:presentation-page-layout-name="AL2T1">
        <office:forms form:automatic-focus="false" form:apply-design-mode="false"/>
        <draw:frame presentation:style-name="pr7" draw:layer="layout" svg:width="21.365cm" svg:height="2.071cm" svg:x="2.116cm" svg:y="1.58cm" presentation:class="title">
          <draw:text-box>
            <text:p>Goerigk Lisp compilers</text:p>
          </draw:text-box>
        </draw:frame>
        <draw:frame presentation:style-name="pr8" draw:layer="layout" svg:width="21.577cm" svg:height="13.523cm" svg:x="1.904cm" svg:y="5.08cm" presentation:class="outline">
          <draw:text-box>
            <text:list text:style-name="L6">
              <text:list-item>
                <text:p>Pair of Lisp compilers, “correct” &amp; “incorrect”</text:p>
                <text:list>
                  <text:list-item>
                    <text:p>“Incorrect” implemented the trusting trust attack</text:p>
                  </text:list-item>
                  <text:list-item>
                    <text:p>Ported to Common Lisp</text:p>
                  </text:list-item>
                </text:list>
              </text:list-item>
              <text:list-item>
                <text:p>DDC applied</text:p>
                <text:list>
                  <text:list-item>
                    <text:p>“Correct” compiler compared correctly, as expected</text:p>
                  </text:list-item>
                  <text:list-item>
                    <text:p>Executable based on “incorrect” source code did <text:span text:style-name="T25">not</text:span><text:span text:style-name="T19"> match the DDC results when DDC used the “correct” source code, as expected</text:span></text:p>
                    <text:list>
                      <text:list-item>
                        <text:p><text:span text:style-name="T19">“</text:span><text:span text:style-name="T19">Diff” between results revealed that the “incorrect” executable was producing different results, in particular for a “login” program</text:span></text:p>
                      </text:list-item>
                      <text:list-item>
                        <text:p><text:span text:style-name="T19">Tip-off that executable is probably malicious</text:span></text:p>
                      </text:list-item>
                    </text:list>
                  </text:list-item>
                </text:list>
              </text:list-item>
            </text:list>
          </draw:text-box>
        </draw:frame>
        <presentation:notes draw:style-name="dp4">
          <office:forms form:automatic-focus="false" form:apply-design-mode="false"/>
          <draw:page-thumbnail draw:style-name="gr2" draw:layer="layout" svg:width="11.897cm" svg:height="8.922cm" svg:x="2.804cm" svg:y="1.789cm" draw:page-number="37" presentation:class="page"/>
          <draw:frame presentation:style-name="pr9" draw:layer="layout" svg:width="12.836cm" svg:height="10.462cm" svg:x="2.333cm" svg:y="11.319cm" presentation:class="notes">
            <draw:text-box>
              <text:p>DDC detected the difference because proof #2 assumption definition_cA was not true—that is, compiler cA had <text:span text:style-name="T25">not</text:span><text:span text:style-name="T19"> been generated by the putative process from the “correct” source code, but instead was created by compiling the “incorrect” source code.</text:span></text:p>
              <text:p><text:span text:style-name="T19"/></text:p>
            </draw:text-box>
          </draw:frame>
        </presentation:notes>
      </draw:page>
      <draw:page draw:name="page38" draw:style-name="dp6" draw:master-page-name="Default" presentation:presentation-page-layout-name="AL2T1">
        <office:forms form:automatic-focus="false" form:apply-design-mode="false"/>
        <draw:frame presentation:style-name="pr7" draw:layer="layout" svg:width="21.365cm" svg:height="2.071cm" svg:x="2.116cm" svg:y="1.58cm" presentation:class="title">
          <draw:text-box>
            <text:p>GCC</text:p>
          </draw:text-box>
        </draw:frame>
        <draw:frame presentation:style-name="pr8" draw:layer="layout" svg:width="21.577cm" svg:height="13.523cm" svg:x="1.904cm" svg:y="5.08cm" presentation:class="outline" presentation:user-transformed="true">
          <draw:text-box>
            <text:list text:style-name="L6">
              <text:list-item>
                <text:p>GNU Compiler Collection (GCC) is widely-used compiler in industry – shows DDC scales up</text:p>
                <text:list>
                  <text:list-item>
                    <text:p>Many languages; for demo, chose C compiler</text:p>
                  </text:list-item>
                </text:list>
              </text:list-item>
              <text:list-item>
                <text:p>Used Intel C++ compiler (icc) as trusted compiler</text:p>
                <text:list>
                  <text:list-item>
                    <text:p>Completely different compiler</text:p>
                  </text:list-item>
                </text:list>
              </text:list-item>
              <text:list-item>
                <text:p>Fedora didn’t record info to reproduce executable</text:p>
              </text:list-item>
              <text:list-item>
                <text:p>Created C compiler executable to capture all necessary data &amp; use that as compiler under test</text:p>
                <text:list>
                  <text:list-item>
                    <text:p>Chose GCC version 3.0.4 as compiler under test</text:p>
                  </text:list-item>
                  <text:list-item>
                    <text:p>“gcc” is a front-end that runs the real compiler programs; C compiler is actually cc1</text:p>
                  </text:list-item>
                  <text:list-item>
                    <text:p>Code outside of GCC (including linker, assembler, archiver, etc.) considered outside compiler</text:p>
                  </text:list-item>
                </text:list>
              </text:list-item>
            </text:list>
          </draw:text-box>
        </draw:frame>
        <presentation:notes draw:style-name="dp4">
          <draw:page-thumbnail draw:style-name="gr2" draw:layer="layout" svg:width="11.897cm" svg:height="8.922cm" svg:x="2.804cm" svg:y="1.789cm" draw:page-number="38" presentation:class="page"/>
          <draw:frame presentation:style-name="pr9" draw:layer="layout" svg:width="12.836cm" svg:height="10.462cm" svg:x="2.333cm" svg:y="11.319cm" presentation:class="notes" presentation:placeholder="true" presentation:user-transformed="true">
            <draw:text-box/>
          </draw:frame>
        </presentation:notes>
      </draw:page>
      <draw:page draw:name="page39" draw:style-name="dp6" draw:master-page-name="Default" presentation:presentation-page-layout-name="AL2T1">
        <office:forms form:automatic-focus="false" form:apply-design-mode="false"/>
        <draw:frame presentation:style-name="pr7" draw:layer="layout" svg:width="21.365cm" svg:height="2.071cm" svg:x="2.116cm" svg:y="1.58cm" presentation:class="title">
          <draw:text-box>
            <text:p>GCC (continued)</text:p>
          </draw:text-box>
        </draw:frame>
        <draw:frame presentation:style-name="pr8" draw:layer="layout" svg:width="21.577cm" svg:height="13.523cm" svg:x="1.904cm" svg:y="5.08cm" presentation:class="outline">
          <draw:text-box>
            <text:list text:style-name="L6">
              <text:list-item>
                <text:p><text:span text:style-name="T19">Challenges:</text:span></text:p>
                <text:list>
                  <text:list-item>
                    <text:p>“Master result” pathname embedded in executable (so made sure it was the same)</text:p>
                  </text:list-item>
                  <text:list-item>
                    <text:p>Tool semantic change (“tail +16c”)</text:p>
                  </text:list-item>
                  <text:list-item>
                    <text:p>GCC did <text:span text:style-name="T25">not</text:span><text:span text:style-name="T19"> fully rebuild when using its build process (libiberty library not rebuilt)</text:span></text:p>
                  </text:list-item>
                </text:list>
              </text:list-item>
              <text:list-item>
                <text:p><text:span text:style-name="T19">Once corrected, DDC produced bit-for-bit equal results as expected</text:span></text:p>
              </text:list-item>
            </text:list>
          </draw:text-box>
        </draw:frame>
        <presentation:notes draw:style-name="dp4">
          <office:forms form:automatic-focus="false" form:apply-design-mode="false"/>
          <draw:page-thumbnail draw:style-name="gr2" draw:layer="layout" svg:width="11.897cm" svg:height="8.922cm" svg:x="2.804cm" svg:y="1.789cm" draw:page-number="39" presentation:class="page"/>
          <draw:frame presentation:style-name="pr9" draw:layer="layout" svg:width="12.836cm" svg:height="10.462cm" svg:x="2.333cm" svg:y="11.319cm" presentation:class="notes" presentation:user-transformed="true">
            <draw:text-box>
              <text:p>From a formal proof perspective, the contents of the DEST environment variable can be considered part of the source code. <text:s/>If the value used during DDC is different than the value used to create the original parent and compiler under test, we would be compiling different source code, violating assumptions definition_stage1 and/or definition_stage2 (see section 5.7.1). <text:s/>This demonstrates that successfully duplicating executables using DDC may require extremely detailed information about the compilation. <text:s/>It might be better if the compiler did not embed such information in its executable, to reduce the amount of data that must be duplicated.</text:p>
              <text:p/>
              <text:p>For the “tail” command, when the environment variable _POSIX2_VERSION is not set, assumption cT_compiles_sP is untrue, so the results of proof #2 do not apply. <text:s/>In short, the trusted compiler must be configured so that it can compile source sP.</text:p>
              <text:p/>
              <text:p>For libiberty, this meant that assumption definition_stage2 was not true. <text:s/>Since this assumption was not true, the results of proof #2 do not apply.</text:p>
            </draw:text-box>
          </draw:frame>
        </presentation:notes>
      </draw:page>
      <draw:page draw:name="page40" draw:style-name="dp7" draw:master-page-name="Default" presentation:presentation-page-layout-name="AL2T1">
        <office:forms form:automatic-focus="false" form:apply-design-mode="false"/>
        <draw:frame presentation:style-name="pr7" draw:layer="layout" svg:width="21.365cm" svg:height="2.071cm" svg:x="2.116cm" svg:y="1.58cm" presentation:class="title">
          <draw:text-box>
            <text:p>8. Practical challenges</text:p>
          </draw:text-box>
        </draw:frame>
        <draw:frame presentation:style-name="pr8" draw:layer="layout" svg:width="21.577cm" svg:height="13.523cm" svg:x="1.904cm" svg:y="5.08cm" presentation:class="outline" presentation:user-transformed="true">
          <draw:text-box>
            <text:list text:style-name="L6">
              <text:list-item>
                <text:p>Limitations</text:p>
                <text:list>
                  <text:list-item>
                    <text:p><text:span text:style-name="T37">Depends on confidence trusted compiler &amp; DDC environment does not include triggers/payloads</text:span></text:p>
                  </text:list-item>
                  <text:list-item>
                    <text:p><text:span text:style-name="T37">DDC only applies to the specific executable under test; use cryptographic hashes to identify it</text:span></text:p>
                  </text:list-item>
                  <text:list-item>
                    <text:p><text:span text:style-name="T37">Source code may have malicious code; DDC shows that there is “nothing hidden in the executable”</text:span></text:p>
                  </text:list-item>
                  <text:list-item>
                    <text:p><text:span text:style-name="T37">If DDC result is different from compiler under test, at least one of proof #2’s assumptions has been violated... but it may not be obvious which one(s)</text:span></text:p>
                  </text:list-item>
                </text:list>
              </text:list-item>
              <text:list-item>
                <text:p>Non-determinism</text:p>
              </text:list-item>
              <text:list-item>
                <text:p>Difficulty in finding alternative trusted compilers</text:p>
              </text:list-item>
              <text:list-item>
                <text:p>Countering “pop-up” attacks</text:p>
                <text:list>
                  <text:list-item>
                    <text:p>Re-run DDC on every executable release</text:p>
                  </text:list-item>
                </text:list>
              </text:list-item>
            </text:list>
          </draw:text-box>
        </draw:frame>
        <presentation:notes draw:style-name="dp4">
          <draw:page-thumbnail draw:style-name="gr2" draw:layer="layout" svg:width="11.897cm" svg:height="8.922cm" svg:x="2.804cm" svg:y="1.789cm" draw:page-number="40" presentation:class="page"/>
          <draw:frame presentation:style-name="pr9" draw:layer="layout" svg:width="12.836cm" svg:height="10.462cm" svg:x="2.333cm" svg:y="11.319cm" presentation:class="notes" presentation:placeholder="true">
            <draw:text-box/>
          </draw:frame>
        </presentation:notes>
      </draw:page>
      <draw:page draw:name="page41" draw:style-name="dp7" draw:master-page-name="Default" presentation:presentation-page-layout-name="AL2T1">
        <office:forms form:automatic-focus="false" form:apply-design-mode="false"/>
        <draw:frame presentation:style-name="pr7" draw:layer="layout" svg:width="21.365cm" svg:height="2.071cm" svg:x="2.116cm" svg:y="1.58cm" presentation:class="title">
          <draw:text-box>
            <text:p>8. Practical challenges (continued)</text:p>
          </draw:text-box>
        </draw:frame>
        <draw:frame presentation:style-name="pr8" draw:layer="layout" svg:width="21.577cm" svg:height="13.523cm" svg:x="1.904cm" svg:y="5.08cm" presentation:class="outline">
          <draw:text-box>
            <text:list text:style-name="L6">
              <text:list-item>
                <text:p>Multiple sub-components: See tcc</text:p>
              </text:list-item>
              <text:list-item>
                <text:p>Inexact comparison</text:p>
              </text:list-item>
              <text:list-item>
                <text:p>Interpreters/recompilation dependency loops</text:p>
              </text:list-item>
              <text:list-item>
                <text:p>Untrusted environment/broadening DDC application</text:p>
                <text:list>
                  <text:list-item>
                    <text:p>Operating system+compiler as “compiler under test”</text:p>
                  </text:list-item>
                </text:list>
              </text:list-item>
              <text:list-item>
                <text:p>Trusted build agents</text:p>
              </text:list-item>
              <text:list-item>
                <text:p>Application problems with current distributions</text:p>
                <text:list>
                  <text:list-item>
                    <text:p>Inadequate information for DDC</text:p>
                  </text:list-item>
                  <text:list-item>
                    <text:p>Prelink, ccache</text:p>
                  </text:list-item>
                </text:list>
              </text:list-item>
              <text:list-item>
                <text:p>Finding maliciously misleading code</text:p>
              </text:list-item>
            </text:list>
          </draw:text-box>
        </draw:frame>
        <presentation:notes draw:style-name="dp4">
          <draw:page-thumbnail draw:style-name="gr2" draw:layer="layout" svg:width="11.897cm" svg:height="8.922cm" svg:x="2.804cm" svg:y="1.789cm" draw:page-number="41" presentation:class="page"/>
          <draw:frame presentation:style-name="pr9" draw:layer="layout" svg:width="12.836cm" svg:height="10.462cm" svg:x="2.333cm" svg:y="11.319cm" presentation:class="notes" presentation:placeholder="true">
            <draw:text-box/>
          </draw:frame>
        </presentation:notes>
      </draw:page>
      <draw:page draw:name="page42" draw:style-name="dp7" draw:master-page-name="Default" presentation:presentation-page-layout-name="AL2T1">
        <office:forms form:automatic-focus="false" form:apply-design-mode="false"/>
        <draw:frame presentation:style-name="pr7" draw:layer="layout" svg:width="21.365cm" svg:height="2.071cm" svg:x="2.116cm" svg:y="1.58cm" presentation:class="title">
          <draw:text-box>
            <text:p>Hardware</text:p>
          </draw:text-box>
        </draw:frame>
        <draw:frame presentation:style-name="pr8" draw:layer="layout" svg:width="21.577cm" svg:height="13.646cm" svg:x="1.904cm" svg:y="5.08cm" presentation:class="outline" presentation:user-transformed="true">
          <draw:text-box>
            <text:list text:style-name="L6">
              <text:list-item>
                <text:p>BIOS, microcode: DDC still applies trivially</text:p>
              </text:list-item>
              <text:list-item>
                <text:p>DDC unnecessary to counter direct subversion of hardware components (not trusting trust attack)</text:p>
              </text:list-item>
              <text:list-item>
                <text:p>If hardware is subverted so it intentionally subverts the implementation process of other later hardware, that <text:span text:style-name="T25">is</text:span><text:span text:style-name="T19"> a trusting trust attack</text:span></text:p>
                <text:list>
                  <text:list-item>
                    <text:p><text:span text:style-name="T51">Harder – different level of abstraction</text:span></text:p>
                  </text:list-item>
                </text:list>
              </text:list-item>
              <text:list-item>
                <text:p><text:span text:style-name="T19">DDC can apply in such cases, but to apply to hardware (e.g., integrated circuits):</text:span></text:p>
                <text:list>
                  <text:list-item>
                    <text:p><text:span text:style-name="T51">Technical challenges: “Equality” operator. <text:s/>Perhaps scanning electron microscope or a tool that performed optical phase array shifting</text:span></text:p>
                  </text:list-item>
                  <text:list-item>
                    <text:p><text:span text:style-name="T51">Legal challenges: Difficult to legally obtain needed detailed information (much proprietary)</text:span></text:p>
                  </text:list-item>
                </text:list>
              </text:list-item>
            </text:list>
          </draw:text-box>
        </draw:frame>
        <presentation:notes draw:style-name="dp4">
          <draw:page-thumbnail draw:style-name="gr2" draw:layer="layout" svg:width="11.897cm" svg:height="8.922cm" svg:x="2.804cm" svg:y="1.789cm" draw:page-number="42" presentation:class="page"/>
          <draw:frame presentation:style-name="pr9" draw:layer="layout" svg:width="12.836cm" svg:height="10.462cm" svg:x="2.333cm" svg:y="11.319cm" presentation:class="notes" presentation:placeholder="true">
            <draw:text-box/>
          </draw:frame>
        </presentation:notes>
      </draw:page>
      <draw:page draw:name="page43" draw:style-name="dp7" draw:master-page-name="Default" presentation:presentation-page-layout-name="AL2T1">
        <office:forms form:automatic-focus="false" form:apply-design-mode="false"/>
        <draw:frame presentation:style-name="pr7" draw:layer="layout" svg:width="21.365cm" svg:height="2.071cm" svg:x="2.116cm" svg:y="1.58cm" presentation:class="title">
          <draw:text-box>
            <text:p>9. Conclusions and ramifications</text:p>
          </draw:text-box>
        </draw:frame>
        <draw:frame presentation:style-name="pr8" draw:layer="layout" svg:width="21.577cm" svg:height="13.523cm" svg:x="1.904cm" svg:y="5.08cm" presentation:class="outline" presentation:user-transformed="true">
          <draw:text-box>
            <text:list text:style-name="L6">
              <text:list-item>
                <text:p>DDC shows that source and executable correspond. <text:s/>Executable may have errors or be malicious, but these can be found by examining source (easier than examining executable)</text:p>
              </text:list-item>
              <text:list-item>
                <text:p>DDC primarily useful to those who have access to the source code</text:p>
              </text:list-item>
              <text:list-item>
                <text:p>Potential future work: Recompiling whole OS, relax being “exactly equal”</text:p>
              </text:list-item>
              <text:list-item>
                <text:p>Possible policy implication: For compilers of critical software, require information to do DDC</text:p>
              </text:list-item>
              <text:list-item>
                <text:p>Trusting trust attack can be detected and effectively countered by DDC</text:p>
              </text:list-item>
            </text:list>
          </draw:text-box>
        </draw:frame>
        <presentation:notes draw:style-name="dp4">
          <draw:page-thumbnail draw:style-name="gr2" draw:layer="layout" svg:width="11.897cm" svg:height="8.922cm" svg:x="2.804cm" svg:y="1.789cm" draw:page-number="43" presentation:class="page"/>
          <draw:frame presentation:style-name="pr9" draw:layer="layout" svg:width="12.836cm" svg:height="10.462cm" svg:x="2.333cm" svg:y="11.319cm" presentation:class="notes" presentation:placeholder="true">
            <draw:text-box/>
          </draw:frame>
        </presentation:notes>
      </draw:page>
      <draw:page draw:name="page44"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Backup</text:p>
          </draw:text-box>
        </draw:frame>
        <draw:frame presentation:style-name="pr8" draw:layer="layout" svg:width="21.577cm" svg:height="13.523cm" svg:x="1.904cm" svg:y="5.08cm" presentation:class="outline" presentation:placeholder="true">
          <draw:text-box/>
        </draw:frame>
        <presentation:notes draw:style-name="dp4">
          <draw:page-thumbnail draw:style-name="gr2" draw:layer="layout" svg:width="11.897cm" svg:height="8.922cm" svg:x="2.804cm" svg:y="1.789cm" draw:page-number="44" presentation:class="page"/>
          <draw:frame presentation:style-name="pr9" draw:text-style-name="P20" draw:layer="layout" svg:width="12.836cm" svg:height="10.462cm" svg:x="2.333cm" svg:y="11.319cm" presentation:class="notes" presentation:placeholder="true">
            <draw:text-box/>
          </draw:frame>
        </presentation:notes>
      </draw:page>
      <draw:page draw:name="page45" draw:style-name="dp5" draw:master-page-name="Default" presentation:presentation-page-layout-name="AL2T1">
        <office:forms form:automatic-focus="false" form:apply-design-mode="false"/>
        <draw:frame presentation:style-name="pr7" draw:layer="layout" svg:width="21.365cm" svg:height="2.071cm" svg:x="2.116cm" svg:y="1.58cm" presentation:class="title" presentation:user-transformed="true">
          <draw:text-box>
            <text:p>Have the right things been proved?</text:p>
          </draw:text-box>
        </draw:frame>
        <draw:frame presentation:style-name="pr8" draw:layer="layout" svg:width="21.577cm" svg:height="13.523cm" svg:x="1.904cm" svg:y="5.08cm" presentation:class="outline" presentation:user-transformed="true">
          <draw:text-box>
            <text:list text:style-name="L6">
              <text:list-item>
                <text:p>This can’t be shown formally; must always be a “top” specification</text:p>
              </text:list-item>
              <text:list-item>
                <text:p>Many reasons to believe they are the right things:</text:p>
                <text:list>
                  <text:list-item>
                    <text:p><text:span text:style-name="T37">Many have reviewed proofs &amp; agree they’re sensible</text:span></text:p>
                  </text:list-item>
                  <text:list-item>
                    <text:p><text:span text:style-name="T37">Based on informal justification in peer-reviewed ACSAC paper, which no one has refuted</text:span></text:p>
                  </text:list-item>
                  <text:list-item>
                    <text:p><text:span text:style-name="T37">Formalization process forced clarification that there were multiple claims to prove; suggests insight</text:span></text:p>
                  </text:list-item>
                  <text:list-item>
                    <text:p><text:span text:style-name="T37">All demonstration results explainable by proofs [added]</text:span></text:p>
                  </text:list-item>
                  <text:list-item>
                    <text:p><text:span text:style-name="T37">Proofs clearly fit together</text:span></text:p>
                    <text:list>
                      <text:list-item>
                        <text:p><text:span text:style-name="T14">#3: If benign + a grandparent, then cP_corresponds_to_sP</text:span></text:p>
                      </text:list-item>
                      <text:list-item>
                        <text:p><text:span text:style-name="T14">#2: If benign inc. cP_corresponds_to_sP, then stage2 = cA</text:span></text:p>
                      </text:list-item>
                      <text:list-item>
                        <text:p><text:span text:style-name="T14">#1: If stage2 = cA, then cA and sA correspond</text:span></text:p>
                      </text:list-item>
                    </text:list>
                  </text:list-item>
                </text:list>
              </text:list-item>
            </text:list>
          </draw:text-box>
        </draw:frame>
        <presentation:notes draw:style-name="dp4">
          <draw:page-thumbnail draw:style-name="gr2" draw:layer="layout" svg:width="11.897cm" svg:height="8.922cm" svg:x="2.804cm" svg:y="1.789cm" draw:page-number="45" presentation:class="page"/>
          <draw:frame presentation:style-name="pr9" draw:layer="layout" svg:width="12.836cm" svg:height="10.462cm" svg:x="2.333cm" svg:y="11.319cm" presentation:class="notes" presentation:placeholder="true">
            <draw:text-box/>
          </draw:frame>
        </presentation:notes>
      </draw:page>
      <draw:page draw:name="page46" draw:style-name="dp5" draw:master-page-name="Default" presentation:presentation-page-layout-name="AL2T1">
        <office:forms form:automatic-focus="false" form:apply-design-mode="false"/>
        <draw:frame presentation:style-name="pr7" draw:layer="layout" svg:width="21.365cm" svg:height="2.071cm" svg:x="2.116cm" svg:y="1.58cm" presentation:class="title" presentation:user-transformed="true">
          <draw:text-box>
            <text:p>What does DDC not address?</text:p>
          </draw:text-box>
        </draw:frame>
        <draw:frame presentation:style-name="pr8" draw:text-style-name="P7" draw:layer="layout" svg:width="21.577cm" svg:height="13.523cm" svg:x="1.904cm" svg:y="5.08cm" presentation:class="outline" presentation:user-transformed="true">
          <draw:text-box>
            <text:list text:style-name="L6">
              <text:list-item>
                <text:p><text:span text:style-name="T8">Passing DDC process shows source and executable, </text:span><text:span text:style-name="T48">not</text:span><text:span text:style-name="T8"> that executable non-malicious</text:span></text:p>
                <text:list>
                  <text:list-item>
                    <text:p><text:span text:style-name="T37">Still useful – now you can focus on source review</text:span></text:p>
                  </text:list-item>
                </text:list>
              </text:list-item>
              <text:list-item>
                <text:p><text:span text:style-name="T8">Less useful if source review can’t find malicious code</text:span></text:p>
                <text:list>
                  <text:list-item>
                    <text:p><text:span text:style-name="T37">Concern is “maliciously misleading” source code</text:span></text:p>
                  </text:list-item>
                  <text:list-item>
                    <text:p><text:span text:style-name="T37">Believe maliciously misleading can be countered, but fully addressing this is out of scope</text:span></text:p>
                  </text:list-item>
                  <text:list-item>
                    <text:p><text:span text:style-name="T37">DDC still helpful in countering unintentional error</text:span></text:p>
                  </text:list-item>
                </text:list>
              </text:list-item>
              <text:list-item>
                <text:p><text:span text:style-name="T8">Determining if corruption is intentional (malicious)</text:span></text:p>
              </text:list-item>
              <text:list-item>
                <text:p><text:span text:style-name="T8">DDC results will differ if proof #2 assumptions do not hold... but finding out </text:span><text:span text:style-name="T48">why</text:span><text:span text:style-name="T52"> can be difficult</text:span></text:p>
                <text:list>
                  <text:list-item>
                    <text:p><text:span text:style-name="T51">Scale and complexity. <text:s/>Still, </text:span><text:span text:style-name="T53">can</text:span><text:span text:style-name="T51"> do it, even with GCC</text:span></text:p>
                  </text:list-item>
                </text:list>
              </text:list-item>
            </text:list>
          </draw:text-box>
        </draw:frame>
        <presentation:notes draw:style-name="dp4">
          <draw:page-thumbnail draw:style-name="gr2" draw:layer="layout" svg:width="11.897cm" svg:height="8.922cm" svg:x="2.804cm" svg:y="1.789cm" draw:page-number="46" presentation:class="page"/>
          <draw:frame presentation:style-name="pr9" draw:layer="layout" svg:width="12.836cm" svg:height="10.462cm" svg:x="2.333cm" svg:y="11.319cm" presentation:class="notes" presentation:placeholder="true">
            <draw:text-box/>
          </draw:frame>
        </presentation:notes>
      </draw:page>
      <draw:page draw:name="page47"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Contributions to the field</text:p>
          </draw:text-box>
        </draw:frame>
        <draw:frame presentation:style-name="pr8" draw:layer="layout" svg:width="21.577cm" svg:height="13.531cm" svg:x="1.904cm" svg:y="5.08cm" presentation:class="outline" presentation:user-transformed="true">
          <draw:text-box>
            <text:list text:style-name="L6">
              <text:list-item>
                <text:p text:style-name="P3"><text:span text:style-name="T4">“</text:span><text:span text:style-name="T4">Trusting trust” is a serious, well-known attack</text:span></text:p>
                <text:list>
                  <text:list-item>
                    <text:p><text:span text:style-name="T54">Considered unsolveable since 1974. <text:s/>“Paraphrase” &amp; “recompile” approach </text:span><text:span text:style-name="T55">might</text:span><text:span text:style-name="T56"> fix, </text:span><text:span text:style-name="T55">or</text:span><text:span text:style-name="T56"> might introduce the problem</text:span></text:p>
                  </text:list-item>
                  <text:list-item>
                    <text:p><text:span text:style-name="T52">Could not accumulate non-corruption evidence</text:span></text:p>
                  </text:list-item>
                  <text:list-item>
                    <text:p><text:span text:style-name="T56">Henry Spencer had promising idea, but no evidence</text:span></text:p>
                  </text:list-item>
                </text:list>
              </text:list-item>
              <text:list-item>
                <text:p><text:span text:style-name="T57">Dissertation establishes a useful countermeasure:</text:span></text:p>
                <text:list>
                  <text:list-item>
                    <text:p><text:span text:style-name="T52">Describes process &amp; assumptions in detail</text:span></text:p>
                  </text:list-item>
                  <text:list-item>
                    <text:p><text:span text:style-name="T52">Formally proves</text:span></text:p>
                  </text:list-item>
                  <text:list-item>
                    <text:p><text:span text:style-name="T52">Demonstrates it can be done (inc. large, malicious)</text:span></text:p>
                  </text:list-item>
                  <text:list-item>
                    <text:p><text:span text:style-name="T52">Explains how to expand &amp; apply in varying cases</text:span></text:p>
                  </text:list-item>
                </text:list>
              </text:list-item>
              <text:list-item>
                <text:p text:style-name="P3"><text:span text:style-name="T6">Major result</text:span><text:span text:style-name="T4"> in computer security – crushes what was considered a fundamental vulnerability</text:span></text:p>
              </text:list-item>
            </text:list>
          </draw:text-box>
        </draw:frame>
        <presentation:notes draw:style-name="dp4">
          <draw:page-thumbnail draw:style-name="gr2" draw:layer="layout" svg:width="11.897cm" svg:height="8.922cm" svg:x="2.804cm" svg:y="1.789cm" draw:page-number="47" presentation:class="page"/>
          <draw:frame presentation:style-name="pr9" draw:layer="layout" svg:width="12.836cm" svg:height="10.462cm" svg:x="2.333cm" svg:y="11.319cm" presentation:class="notes" presentation:placeholder="true">
            <draw:text-box/>
          </draw:frame>
        </presentation:notes>
      </draw:page>
      <draw:page draw:name="page48"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What have I learned?</text:p>
          </draw:text-box>
        </draw:frame>
        <draw:frame presentation:style-name="pr8" draw:layer="layout" svg:width="21.577cm" svg:height="13.523cm" svg:x="1.904cm" svg:y="5.08cm" presentation:class="outline">
          <draw:text-box>
            <text:list text:style-name="L6">
              <text:list-item>
                <text:p>Formal methods &amp; tools</text:p>
                <text:list>
                  <text:list-item>
                    <text:p>Much greater understanding of specification languages and notations</text:p>
                  </text:list-item>
                  <text:list-item>
                    <text:p>Consider the “weakest” notation (more automatable)</text:p>
                  </text:list-item>
                  <text:list-item>
                    <text:p>Prefer a prover with verifier</text:p>
                  </text:list-item>
                </text:list>
              </text:list-item>
              <text:list-item>
                <text:p>Debugging big compilers is painful</text:p>
              </text:list-item>
            </text:list>
          </draw:text-box>
        </draw:frame>
        <presentation:notes draw:style-name="dp4">
          <draw:page-thumbnail draw:style-name="gr2" draw:layer="layout" svg:width="11.897cm" svg:height="8.922cm" svg:x="2.804cm" svg:y="1.789cm" draw:page-number="48" presentation:class="page"/>
          <draw:frame presentation:style-name="pr9" draw:layer="layout" svg:width="12.836cm" svg:height="10.462cm" svg:x="2.333cm" svg:y="11.319cm" presentation:class="notes" presentation:placeholder="true">
            <draw:text-box/>
          </draw:frame>
        </presentation:notes>
      </draw:page>
      <draw:page draw:name="Different compilers produce different binary outputs!" draw:style-name="dp5" draw:master-page-name="Default" presentation:presentation-page-layout-name="AL2T1">
        <office:forms form:automatic-focus="false" form:apply-design-mode="false"/>
        <draw:frame presentation:style-name="pr10" draw:text-style-name="P2" draw:layer="layout" svg:width="21.365cm" svg:height="2.321cm" svg:x="2.116cm" svg:y="1.455cm" presentation:class="title" presentation:user-transformed="true">
          <draw:text-box>
            <text:p text:style-name="P6"><text:span text:style-name="T58">Different compilers produce</text:span><text:span text:style-name="T58"><text:line-break/></text:span><text:span text:style-name="T58">different binary outputs!</text:span></text:p>
          </draw:text-box>
        </draw:frame>
        <draw:frame presentation:style-name="pr11" draw:text-style-name="P2" draw:layer="layout" svg:width="21.577cm" svg:height="13.773cm" svg:x="1.904cm" svg:y="5.08cm" presentation:class="outline" presentation:user-transformed="true">
          <draw:text-box>
            <text:list text:style-name="L6">
              <text:list-item>
                <text:p text:style-name="P3"><text:span text:style-name="T4">Of course they do!</text:span></text:p>
              </text:list-item>
            </text:list>
            <text:list text:style-name="L7">
              <text:list-item>
                <text:list>
                  <text:list-item>
                    <text:p text:style-name="P17"><text:span text:style-name="T4">Can be x86 vs. PPC!</text:span></text:p>
                  </text:list-item>
                  <text:list-item>
                    <text:p text:style-name="P17"><text:span text:style-name="T4">Don’t directly compare; RUN them</text:span></text:p>
                  </text:list-item>
                </text:list>
              </text:list-item>
            </text:list>
            <text:list text:style-name="L6">
              <text:list-item>
                <text:p text:style-name="P3"><text:span text:style-name="T4">Binaries should produce the same output</text:span></text:p>
              </text:list-item>
            </text:list>
            <text:list text:style-name="L7">
              <text:list-item>
                <text:list>
                  <text:list-item>
                    <text:p text:style-name="P17"><text:span text:style-name="T4">If same source code compiled by two different compilers, &amp; both given same input to run</text:span></text:p>
                  </text:list-item>
                  <text:list-item>
                    <text:p text:style-name="P17"><text:span text:style-name="T4">E.G., for C, printf(“%c”, getc()) given input “Q” prints Q, even if different compilers!</text:span></text:p>
                  </text:list-item>
                  <text:list-item>
                    <text:p text:style-name="P17"><text:span text:style-name="T4">If assumptions (other than “trusted”) fail, matches fail (safe)</text:span></text:p>
                  </text:list-item>
                </text:list>
              </text:list-item>
            </text:list>
          </draw:text-box>
        </draw:frame>
        <presentation:notes draw:style-name="dp4">
          <draw:page-thumbnail draw:style-name="gr2" draw:layer="layout" svg:width="11.897cm" svg:height="8.922cm" svg:x="2.804cm" svg:y="1.789cm" draw:page-number="49" presentation:class="page"/>
          <draw:frame presentation:style-name="pr12" draw:layer="layout" svg:width="12.836cm" svg:height="10.713cm" svg:x="2.333cm" svg:y="11.319cm" presentation:class="notes" presentation:placeholder="true">
            <draw:text-box/>
          </draw:frame>
        </presentation:notes>
      </draw:page>
      <draw:page draw:name="page50" draw:style-name="dp5" draw:master-page-name="Default" presentation:presentation-page-layout-name="AL2T1">
        <office:forms form:automatic-focus="false" form:apply-design-mode="false"/>
        <draw:frame presentation:style-name="pr24" draw:text-style-name="P6" draw:layer="layout" svg:width="21.369cm" svg:height="2.071cm" svg:x="2.116cm" svg:y="1.58cm" presentation:class="title">
          <draw:text-box>
            <text:p text:style-name="P6">Key to large proof graphs</text:p>
          </draw:text-box>
        </draw:frame>
        <draw:frame presentation:style-name="pr26" draw:text-style-name="P32" draw:layer="layout" svg:width="21.581cm" svg:height="13.523cm" svg:x="1.904cm" svg:y="5.08cm" presentation:class="outline" presentation:user-transformed="true">
          <draw:text-box>
            <text:list text:style-name="L6">
              <text:list-item>
                <text:p text:style-name="P6">Rectangles are assumptions</text:p>
              </text:list-item>
              <text:list-item>
                <text:p text:style-name="P6">Octagon is goal</text:p>
              </text:list-item>
              <text:list-item>
                <text:p text:style-name="P6">Rest are steps; arrows flow into uses</text:p>
              </text:list-item>
              <text:list-item>
                <text:p text:style-name="P6">Proof-by-contradiction</text:p>
                <text:list>
                  <text:list-item>
                    <text:p>Negates goal, then shows that it leads to “always false” $F.</text:p>
                  </text:list-item>
                </text:list>
              </text:list-item>
            </text:list>
          </draw:text-box>
        </draw:frame>
        <presentation:notes draw:style-name="dp4">
          <draw:page-thumbnail draw:style-name="gr2" draw:layer="layout" svg:width="12.88cm" svg:height="9.658cm" svg:x="3.268cm" svg:y="1.935cm" draw:page-number="50" presentation:class="page"/>
          <draw:frame presentation:style-name="pr22" draw:text-style-name="P30" draw:layer="layout" svg:width="14.234cm" svg:height="11.344cm" svg:x="2.589cm" svg:y="12.245cm" presentation:class="notes" presentation:placeholder="true">
            <draw:text-box/>
          </draw:frame>
        </presentation:notes>
      </draw:page>
      <draw:page draw:name="ACSAC paper: Big positive splash!" draw:style-name="dp6" draw:master-page-name="Default" presentation:presentation-page-layout-name="AL2T1">
        <office:forms form:automatic-focus="false" form:apply-design-mode="false"/>
        <draw:frame presentation:style-name="pr29" draw:text-style-name="P2" draw:layer="layout" svg:width="21.369cm" svg:height="1.263cm" svg:x="2.116cm" svg:y="1.984cm" presentation:class="title" presentation:user-transformed="true">
          <draw:text-box>
            <text:p text:style-name="P6">ACSAC paper: Big positive splash!</text:p>
          </draw:text-box>
        </draw:frame>
        <draw:frame presentation:style-name="pr30" draw:text-style-name="P2" draw:layer="layout" svg:width="21.581cm" svg:height="11.387cm" svg:x="1.904cm" svg:y="5.08cm" presentation:class="outline" presentation:user-transformed="true">
          <draw:text-box>
            <text:list text:style-name="L6">
              <text:list-item>
                <text:p text:style-name="P3"><text:span text:style-name="T59">Published </text:span><text:span text:style-name="T60">Proceedings of the Twenty-First Annual Computer Security Applications Conference (ACSAC)</text:span><text:span text:style-name="T59">, Dec 2005, “Countering Trusting Trust through Diverse Double-Compiling”</text:span></text:p>
              </text:list-item>
              <text:list-item>
                <text:p text:style-name="P3"><text:span text:style-name="T59">Required reading in at least two Spring 2006 courses</text:span></text:p>
              </text:list-item>
            </text:list>
            <text:list text:style-name="L7">
              <text:list-item>
                <text:list>
                  <text:list-item>
                    <text:p text:style-name="P17"><text:span text:style-name="T61">Northern Kentucky University's CSC 593</text:span></text:p>
                  </text:list-item>
                  <text:list-item>
                    <text:p text:style-name="P17"><text:span text:style-name="T61">GMU’s IT 962</text:span></text:p>
                  </text:list-item>
                </text:list>
              </text:list-item>
            </text:list>
            <text:list text:style-name="L6">
              <text:list-item>
                <text:p text:style-name="P3"><text:span text:style-name="T59">Referenced in Bugtraq, comp.risks (Neumann's Risks digest), Lambda the ultimate, SC-L (the Secure Coding mailing list), LinuxSecurity.com, Chi Publishing's Information Security Bulletin, Wikipedia, OWASP</text:span></text:p>
              </text:list-item>
              <text:list-item>
                <text:p text:style-name="P3"><text:span text:style-name="T59">Bruce Schneier's weblog and Crypto-Gram</text:span></text:p>
              </text:list-item>
            </text:list>
          </draw:text-box>
        </draw:frame>
        <presentation:notes draw:style-name="dp4">
          <draw:page-thumbnail draw:layer="layout" svg:width="11.901cm" svg:height="8.926cm" svg:x="2.805cm" svg:y="1.79cm" draw:page-number="51"/>
          <draw:frame presentation:style-name="pr6" draw:layer="layout" svg:width="12.836cm" svg:height="10.713cm" svg:x="2.333cm" svg:y="11.319cm" presentation:class="notes" presentation:placeholder="true">
            <draw:text-box/>
          </draw:frame>
        </presentation:notes>
      </draw:page>
      <draw:page draw:name="page52"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Old slides</text:p>
          </draw:text-box>
        </draw:frame>
        <draw:frame presentation:style-name="pr8" draw:layer="layout" svg:width="21.577cm" svg:height="13.523cm" svg:x="1.904cm" svg:y="5.08cm" presentation:class="outline" presentation:placeholder="true">
          <draw:text-box/>
        </draw:frame>
        <presentation:notes draw:style-name="dp4">
          <draw:page-thumbnail draw:style-name="gr2" draw:layer="layout" svg:width="11.897cm" svg:height="8.922cm" svg:x="2.804cm" svg:y="1.789cm" draw:page-number="52" presentation:class="page"/>
          <draw:frame presentation:style-name="pr9" draw:layer="layout" svg:width="12.836cm" svg:height="10.462cm" svg:x="2.333cm" svg:y="11.319cm" presentation:class="notes" presentation:placeholder="true">
            <draw:text-box/>
          </draw:frame>
        </presentation:notes>
      </draw:page>
      <draw:page draw:name="Problems unsolved with Fedora Core (and probably true in general)" draw:style-name="dp5" draw:master-page-name="Default" presentation:presentation-page-layout-name="AL2T1">
        <office:forms form:automatic-focus="false" form:apply-design-mode="false"/>
        <draw:frame presentation:style-name="pr10" draw:text-style-name="P2" draw:layer="layout" svg:width="21.365cm" svg:height="2.321cm" svg:x="2.116cm" svg:y="1.455cm" presentation:class="title" presentation:user-transformed="true">
          <draw:text-box>
            <text:p text:style-name="P6"><text:span text:style-name="T58">Problems unsolved with Fedora Core</text:span><text:span text:style-name="T58"><text:line-break/></text:span><text:span text:style-name="T58">(and probably true in general)</text:span></text:p>
          </draw:text-box>
        </draw:frame>
        <draw:frame presentation:style-name="pr11" draw:text-style-name="P2" draw:layer="layout" svg:width="21.577cm" svg:height="13.773cm" svg:x="1.904cm" svg:y="5.08cm" presentation:class="outline" presentation:user-transformed="true">
          <draw:text-box>
            <text:list text:style-name="L6">
              <text:list-item>
                <text:p text:style-name="P42"><text:span text:style-name="T62">Lots of “Edison successes”</text:span></text:p>
              </text:list-item>
              <text:list-item>
                <text:p text:style-name="P42"><text:span text:style-name="T62">Vendor does not record exact recompilation info</text:span></text:p>
              </text:list-item>
            </text:list>
            <text:list text:style-name="L7">
              <text:list-item>
                <text:list>
                  <text:list-item>
                    <text:p text:style-name="P43"><text:span text:style-name="T63">Compilers &amp; libraries written by different people, unsync</text:span></text:p>
                  </text:list-item>
                  <text:list-item>
                    <text:p text:style-name="P43"><text:span text:style-name="T63">“</text:span><text:span text:style-name="T63">Good practice” says change one component at a time, and once it works don’t change it (inc. its binary)</text:span></text:p>
                    <text:list>
                      <text:list-item>
                        <text:p text:style-name="P44"><text:span text:style-name="T63">Different library binaries built at different times by different versions of compiler, inc. in-house versions</text:span></text:p>
                      </text:list-item>
                      <text:list-item>
                        <text:p text:style-name="P44"><text:span text:style-name="T63">Exact order of recompilations </text:span><text:span text:style-name="T64">not</text:span><text:span text:style-name="T63"> recorded, so no way to reproduce exactly what’s distributed</text:span></text:p>
                      </text:list-item>
                      <text:list-item>
                        <text:p text:style-name="P44"><text:span text:style-name="T63">Even if did, multi-week runs not helpful</text:span></text:p>
                      </text:list-item>
                    </text:list>
                  </text:list-item>
                  <text:list-item>
                    <text:p text:style-name="P43"><text:span text:style-name="T63">Massive transitive dependencies</text:span></text:p>
                    <text:list>
                      <text:list-item>
                        <text:p text:style-name="P44"><text:span text:style-name="T63">FC4 gcc build depends on XFree86, </text:span><text:span text:style-name="T64">not</text:span><text:span text:style-name="T63"> on CD</text:span></text:p>
                      </text:list-item>
                      <text:list-item>
                        <text:p text:style-name="P44"><text:span text:style-name="T63">Result: compiler depends on fontconfig (!)</text:span></text:p>
                      </text:list-item>
                    </text:list>
                  </text:list-item>
                </text:list>
              </text:list-item>
            </text:list>
            <text:list text:style-name="L6">
              <text:list-item>
                <text:p text:style-name="P42"><text:span text:style-name="T62">Without exact info, cannot regenerate compiler</text:span></text:p>
              </text:list-item>
            </text:list>
            <text:list text:style-name="L7">
              <text:list-item>
                <text:list>
                  <text:list-item>
                    <text:p text:style-name="P43"><text:span text:style-name="T63">Vendors won’t capture info or change process until demo’d</text:span></text:p>
                  </text:list-item>
                </text:list>
              </text:list-item>
            </text:list>
            <text:list text:style-name="L6">
              <text:list-item>
                <text:p text:style-name="P42"><text:span text:style-name="T62">Solution: Simulate distribution to capture info</text:span></text:p>
              </text:list-item>
            </text:list>
          </draw:text-box>
        </draw:frame>
        <presentation:notes draw:style-name="dp4">
          <draw:page-thumbnail draw:style-name="gr2" draw:layer="layout" svg:width="11.897cm" svg:height="8.922cm" svg:x="2.804cm" svg:y="1.789cm" draw:page-number="53" presentation:class="page"/>
          <draw:frame presentation:style-name="pr12" draw:layer="layout" svg:width="12.836cm" svg:height="10.713cm" svg:x="2.333cm" svg:y="11.319cm" presentation:class="notes" presentation:placeholder="true">
            <draw:text-box/>
          </draw:frame>
        </presentation:notes>
      </draw:page>
      <draw:page draw:name="Can DDC be used with hardware?" draw:style-name="dp3" draw:master-page-name="Default" presentation:presentation-page-layout-name="AL2T1">
        <office:forms form:automatic-focus="false" form:apply-design-mode="false"/>
        <draw:frame presentation:style-name="pr4" draw:text-style-name="P2" draw:layer="layout" svg:width="21.369cm" svg:height="2.325cm" svg:x="2.116cm" svg:y="1.455cm" presentation:class="title" presentation:user-transformed="true">
          <draw:text-box>
            <text:p text:style-name="P6">Can DDC be used with hardware?</text:p>
          </draw:text-box>
        </draw:frame>
        <draw:frame presentation:style-name="pr31" draw:text-style-name="P2" draw:layer="layout" svg:width="21.581cm" svg:height="13.839cm" svg:x="1.904cm" svg:y="5.08cm" presentation:class="outline" presentation:user-transformed="true">
          <draw:text-box>
            <text:list text:style-name="L6">
              <text:list-item>
                <text:p text:style-name="P45"><text:span text:style-name="T15">Probably; not as easy for pure hardware</text:span></text:p>
              </text:list-item>
              <text:list-item>
                <text:p text:style-name="P45"><text:span text:style-name="T15">Requires 2</text:span><text:span text:style-name="T65">nd</text:span><text:span text:style-name="T15"> implementation T</text:span></text:p>
              </text:list-item>
            </text:list>
            <text:list text:style-name="L7">
              <text:list-item>
                <text:list>
                  <text:list-item>
                    <text:p text:style-name="P46"><text:span text:style-name="T59">Alternative hardware compiler, simulated chip</text:span></text:p>
                  </text:list-item>
                </text:list>
              </text:list-item>
            </text:list>
            <text:list text:style-name="L6">
              <text:list-item>
                <text:p text:style-name="P45"><text:span text:style-name="T15">Requires “equality” test</text:span></text:p>
              </text:list-item>
            </text:list>
            <text:list text:style-name="L7">
              <text:list-item>
                <text:list>
                  <text:list-item>
                    <text:p text:style-name="P46"><text:span text:style-name="T59">Scanning electron microscope (surface) &amp; </text:span><text:span text:style-name="T54">scanning transmission electron microscope (STEM), use</text:span><text:span text:style-name="T59"> focused ion beam. <text:s/></text:span><text:span text:style-name="T60">Maybe</text:span><text:span text:style-name="T59"> use superposition to detect different phase changes (diffraction), though this may be </text:span><text:span text:style-name="T60">too</text:span><text:span text:style-name="T59"> sensitive</text:span></text:p>
                  </text:list-item>
                  <text:list-item>
                    <text:p text:style-name="P46"><text:span text:style-name="T59">Issue: Real chips </text:span><text:span text:style-name="T60">have</text:span><text:span text:style-name="T59"> defects – false + issues</text:span></text:p>
                  </text:list-item>
                </text:list>
              </text:list-item>
            </text:list>
            <text:list text:style-name="L6">
              <text:list-item>
                <text:p text:style-name="P45"><text:span text:style-name="T15">Requires knowing exact correct result</text:span></text:p>
              </text:list-item>
            </text:list>
            <text:list text:style-name="L7">
              <text:list-item>
                <text:list>
                  <text:list-item>
                    <text:p text:style-name="P46"><text:span text:style-name="T59">Often cell libraries provided to engineer are </text:span><text:span text:style-name="T60">not</text:span><text:span text:style-name="T59"> the same as what is used in the chip</text:span></text:p>
                  </text:list-item>
                  <text:list-item>
                    <text:p text:style-name="P46"><text:span text:style-name="T59">Quantum effect error corrections for very high densities considered proprietary by correctors</text:span></text:p>
                  </text:list-item>
                </text:list>
              </text:list-item>
            </text:list>
            <text:list text:style-name="L6">
              <text:list-item>
                <text:p text:style-name="P45"><text:span text:style-name="T15">Only shows the chip-under-test is good</text:span></text:p>
              </text:list-item>
            </text:list>
          </draw:text-box>
        </draw:frame>
        <presentation:notes draw:style-name="dp8">
          <office:forms form:automatic-focus="false" form:apply-design-mode="false"/>
          <draw:custom-shape draw:style-name="gr10" draw:text-style-name="P2" draw:layer="layout" svg:width="11.619cm" svg:height="8.926cm" svg:x="2.946cm" svg:y="1.79cm">
            <text:p/>
            <draw:enhanced-geometry svg:viewBox="0 0 21600 21600" draw:type="mso-spt202" draw:enhanced-path="M 0 0 L 21600 0 21600 21600 0 21600 0 0 Z N"/>
          </draw:custom-shape>
          <draw:frame presentation:style-name="pr32" draw:text-style-name="P2" draw:layer="layout" svg:width="12.841cm" svg:height="2.722cm" svg:x="2.332cm" svg:y="11.319cm" presentation:class="notes" presentation:user-transformed="true">
            <draw:text-box>
              <text:p text:style-name="P47"><text:span text:style-name="T66">Verilog or VHDL is compiled into GDS2 (also called GDSC2). <text:s/>That’s encrypted and sent to foundary.</text:span></text:p>
              <text:p text:style-name="P47"><text:span text:style-name="T66">Foundary then goes through many steps to create chip, each step opportunity for mischief.</text:span></text:p>
              <text:p text:style-name="P47"><text:span text:style-name="T66"/></text:p>
            </draw:text-box>
          </draw:frame>
        </presentation:notes>
      </draw:page>
      <draw:page draw:name="page55" draw:style-name="dp7" draw:master-page-name="Default" presentation:presentation-page-layout-name="AL2T1">
        <office:forms form:automatic-focus="false" form:apply-design-mode="false"/>
        <draw:frame presentation:style-name="pr17" draw:text-style-name="P24" draw:layer="layout" svg:width="21.369cm" svg:height="2.321cm" svg:x="2.116cm" svg:y="1.455cm" presentation:class="title" presentation:user-transformed="true">
          <draw:text-box>
            <text:p text:style-name="P6"><text:span text:style-name="T4">Can DDC be used with hardware?</text:span></text:p>
          </draw:text-box>
        </draw:frame>
        <draw:frame presentation:style-name="pr18" draw:text-style-name="P31" draw:layer="layout" svg:width="21.581cm" svg:height="13.773cm" svg:x="1.904cm" svg:y="5.08cm" presentation:class="outline" presentation:user-transformed="true">
          <draw:text-box>
            <text:list text:style-name="L6">
              <text:list-item>
                <text:p text:style-name="P3"><text:span text:style-name="T4">Probably; not as easy for pure hardware</text:span></text:p>
              </text:list-item>
              <text:list-item>
                <text:p text:style-name="P3"><text:span text:style-name="T4">Requires 2</text:span><text:span text:style-name="T67">nd</text:span><text:span text:style-name="T4"> implementation T</text:span></text:p>
              </text:list-item>
            </text:list>
            <text:list text:style-name="L7">
              <text:list-item>
                <text:list>
                  <text:list-item>
                    <text:p text:style-name="P17"><text:span text:style-name="T54">Alternative hardware compiler, simulated chip</text:span></text:p>
                  </text:list-item>
                </text:list>
              </text:list-item>
            </text:list>
            <text:list text:style-name="L6">
              <text:list-item>
                <text:p text:style-name="P3"><text:span text:style-name="T4">Requires “equality” test</text:span></text:p>
              </text:list-item>
            </text:list>
            <text:list text:style-name="L7">
              <text:list-item>
                <text:list>
                  <text:list-item>
                    <text:p text:style-name="P17"><text:span text:style-name="T54">Scanning electron microscope, focused ion beam</text:span></text:p>
                  </text:list-item>
                </text:list>
              </text:list-item>
            </text:list>
            <text:list text:style-name="L6">
              <text:list-item>
                <text:p text:style-name="P3"><text:span text:style-name="T4">Requires knowing exact correct result</text:span></text:p>
              </text:list-item>
            </text:list>
            <text:list text:style-name="L7">
              <text:list-item>
                <text:list>
                  <text:list-item>
                    <text:p text:style-name="P17"><text:span text:style-name="T54">Often cell libraries provided to engineer are </text:span><text:span text:style-name="T68">not</text:span><text:span text:style-name="T54"> the same as what is used in the chip</text:span></text:p>
                  </text:list-item>
                  <text:list-item>
                    <text:p text:style-name="P17"><text:span text:style-name="T54">Quantum effect error corrections for very high densities considered proprietary by correctors</text:span></text:p>
                  </text:list-item>
                </text:list>
              </text:list-item>
            </text:list>
            <text:list text:style-name="L6">
              <text:list-item>
                <text:p text:style-name="P3"><text:span text:style-name="T4">Only shows the chip-under-test is good</text:span></text:p>
              </text:list-item>
            </text:list>
          </draw:text-box>
        </draw:frame>
        <presentation:notes draw:style-name="dp8">
          <office:forms form:automatic-focus="false" form:apply-design-mode="false"/>
          <draw:page-thumbnail draw:layer="layout" svg:width="12.88cm" svg:height="9.657cm" svg:x="3.268cm" svg:y="1.936cm" draw:page-number="55"/>
          <draw:frame presentation:style-name="pr33" draw:text-style-name="P48" draw:layer="layout" svg:width="14.234cm" svg:height="11.594cm" svg:x="2.589cm" svg:y="12.245cm" presentation:class="notes" presentation:user-transformed="true">
            <draw:text-box>
              <text:p text:style-name="P5"><text:span text:style-name="T69">Verilog or VHDL is compiled into GDS2 (also called GDSC2). <text:s/>That’s encrypted and sent to foundary.</text:span></text:p>
              <text:p text:style-name="P5"><text:span text:style-name="T69">Foundary then goes through many steps to create chip, each step opportunity for mischief.</text:span></text:p>
              <text:p text:style-name="P5"><text:span text:style-name="T69"/></text:p>
            </draw:text-box>
          </draw:frame>
        </presentation:notes>
      </draw:page>
      <draw:page draw:name="Threat: Trusting trust attack" draw:style-name="dp6" draw:master-page-name="Default" presentation:presentation-page-layout-name="AL2T1">
        <office:forms form:automatic-focus="false" form:apply-design-mode="false"/>
        <draw:frame presentation:style-name="pr28" draw:text-style-name="P2" draw:layer="layout" svg:width="21.374cm" svg:height="1.271cm" svg:x="2.117cm" svg:y="1.98cm" presentation:class="title" presentation:user-transformed="true">
          <draw:text-box>
            <text:p text:style-name="P21">Threat: Trusting trust attack</text:p>
          </draw:text-box>
        </draw:frame>
        <draw:frame presentation:style-name="pr34" draw:text-style-name="P2" draw:layer="layout" svg:width="21.586cm" svg:height="12.322cm" svg:x="1.905cm" svg:y="5.079cm" presentation:class="outline" presentation:user-transformed="true">
          <draw:text-box>
            <text:list text:style-name="L6">
              <text:list-item>
                <text:p text:style-name="P22"><text:span text:style-name="T8">First publicly noted by Karger &amp; Schell, 1974</text:span></text:p>
              </text:list-item>
              <text:list-item>
                <text:p text:style-name="P3"><text:span text:style-name="T8">Publicized by Ken Thompson, 1984</text:span></text:p>
              </text:list-item>
            </text:list>
            <text:list text:style-name="L7">
              <text:list-item>
                <text:list>
                  <text:list-item>
                    <text:p text:style-name="P17"><text:span text:style-name="T8">Back door in “login” source code would be obvious</text:span></text:p>
                  </text:list-item>
                  <text:list-item>
                    <text:p text:style-name="P17"><text:span text:style-name="T8">Could insert back door in compiler source; login's source is clean, compiler source code is not</text:span></text:p>
                  </text:list-item>
                  <text:list-item>
                    <text:p text:style-name="P17"><text:span text:style-name="T8">Modify compiler to also detect itself, and insert those attacks into compilers' binary code</text:span></text:p>
                  </text:list-item>
                  <text:list-item>
                    <text:p text:style-name="P17"><text:span text:style-name="T8">Source code for login and compiler pristine, yet attack perpetuates even when compiler modified</text:span></text:p>
                  </text:list-item>
                  <text:list-item>
                    <text:p text:style-name="P17"><text:span text:style-name="T8">Can subvert analysis tools too (e.g., disassembler)</text:span></text:p>
                  </text:list-item>
                  <text:list-item>
                    <text:p text:style-name="P17"><text:span text:style-name="T8">Thompson performed experiment - never detected</text:span></text:p>
                  </text:list-item>
                </text:list>
              </text:list-item>
            </text:list>
            <text:p text:style-name="P49"><text:span text:style-name="T70">Fundamental security problem</text:span></text:p>
          </draw:text-box>
        </draw:frame>
        <presentation:notes draw:style-name="dp8">
          <draw:custom-shape draw:style-name="gr10" draw:text-style-name="P2" draw:layer="layout" svg:width="11.624cm" svg:height="8.93cm" svg:x="2.946cm" svg:y="1.79cm">
            <text:p/>
            <draw:enhanced-geometry svg:viewBox="0 0 21600 21600" draw:type="mso-spt202" draw:enhanced-path="M 0 0 L 21600 0 21600 21600 0 21600 0 0 Z N"/>
          </draw:custom-shape>
          <draw:frame presentation:style-name="pr6" draw:layer="layout" svg:width="12.836cm" svg:height="10.713cm" svg:x="2.333cm" svg:y="11.319cm" presentation:class="notes" presentation:placeholder="true">
            <draw:text-box/>
          </draw:frame>
        </presentation:notes>
      </draw:page>
      <draw:page draw:name="page57" draw:style-name="dp6" draw:master-page-name="Default" presentation:presentation-page-layout-name="AL2T1">
        <office:forms form:automatic-focus="false" form:apply-design-mode="false"/>
        <draw:frame presentation:style-name="pr15" draw:text-style-name="P24" draw:layer="layout" svg:width="21.374cm" svg:height="1.263cm" svg:x="2.117cm" svg:y="1.984cm" presentation:class="title" presentation:user-transformed="true">
          <draw:text-box>
            <text:p text:style-name="P23">Broader implications</text:p>
          </draw:text-box>
        </draw:frame>
        <draw:frame presentation:style-name="pr35" draw:text-style-name="P31" draw:layer="layout" svg:width="21.586cm" svg:height="12.331cm" svg:x="1.905cm" svg:y="5.08cm" presentation:class="outline" presentation:user-transformed="true">
          <draw:text-box>
            <text:list text:style-name="L6">
              <text:list-item>
                <text:p text:style-name="P37"><text:span text:style-name="T7">Practical counter for trusting trust attack</text:span></text:p>
              </text:list-item>
              <text:list-item>
                <text:p text:style-name="P37"><text:span text:style-name="T7">Can expand to TCB, whole OS, &amp; prob. hardware</text:span></text:p>
              </text:list-item>
              <text:list-item>
                <text:p text:style-name="P37"><text:span text:style-name="T7">Governments could require info for evals</text:span></text:p>
              </text:list-item>
            </text:list>
            <text:list text:style-name="L7">
              <text:list-item>
                <text:list>
                  <text:list-item>
                    <text:p text:style-name="P17"><text:span text:style-name="T15">Receive all source code, inc. build instructions:</text:span></text:p>
                    <text:list>
                      <text:list-item>
                        <text:p text:style-name="P19"><text:span text:style-name="T71">Of compilers: so can check them this way</text:span></text:p>
                      </text:list-item>
                      <text:list-item>
                        <text:p text:style-name="P19"><text:span text:style-name="T71">Of non-compilers: check by recompiling</text:span></text:p>
                      </text:list-item>
                    </text:list>
                  </text:list-item>
                  <text:list-item>
                    <text:p text:style-name="P17"><text:span text:style-name="T15">Could establish groups to check major compiler releases for subversion</text:span></text:p>
                  </text:list-item>
                </text:list>
              </text:list-item>
            </text:list>
            <text:list text:style-name="L6">
              <text:list-item>
                <text:p text:style-name="P3"><text:span text:style-name="T7">Insist languages have public unpatented specifications (anyone can implement, any license)</text:span></text:p>
              </text:list-item>
              <text:list-item>
                <text:p text:style-name="P3"><text:span text:style-name="T7">Source code examination now justifiable</text:span></text:p>
              </text:list-item>
            </text:list>
          </draw:text-box>
        </draw:frame>
        <presentation:notes draw:style-name="dp4">
          <office:forms form:automatic-focus="false" form:apply-design-mode="false"/>
          <draw:page-thumbnail draw:layer="layout" svg:width="12.885cm" svg:height="9.662cm" svg:x="3.268cm" svg:y="1.936cm" draw:page-number="57"/>
          <draw:frame presentation:style-name="pr16" draw:text-style-name="P30" draw:layer="layout" svg:width="14.234cm" svg:height="11.595cm" svg:x="2.589cm" svg:y="12.24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4" draw:display-name="Dash 4" draw:style="rect" draw:dots1="1" draw:dots1-length="0.026cm" draw:distance="0.026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2%"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2%"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Default-notes" style:family="presentation">
      <style:graphic-properties draw:stroke="none" draw:fill="none" fo:padding-top="0cm" fo:padding-bottom="0cm" fo:padding-left="0cm" fo:padding-right="0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fo:padding-top="0cm" fo:padding-bottom="0cm" fo:padding-left="0cm" fo:padding-right="0cm">
        <text:list-style style:name="Default-outline1">
          <text:list-level-style-bullet text:level="1" text:bullet-char="•">
            <style:list-level-properties text:min-label-width="0.939cm"/>
            <style:text-properties fo:font-family="Arial" style:font-family-generic="swiss" style:font-pitch="variable" fo:color="#000000" fo:font-size="100%"/>
          </text:list-level-style-bullet>
          <text:list-level-style-bullet text:level="2" text:bullet-char="–">
            <style:list-level-properties text:space-before="1.27cm" text:min-label-width="0.7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93%" fo:text-align="start" fo:text-indent="0cm" style:punctuation-wrap="simple" style:line-break="normal" style:writing-mode="lr-tb" style:font-independent-line-spacing="true">
        <style:tab-stops>
          <style:tab-stop style:position="0.33cm"/>
          <style:tab-stop style:position="1.6cm"/>
          <style:tab-stop style:position="2.87cm"/>
          <style:tab-stop style:position="4.14cm"/>
          <style:tab-stop style:position="5.41cm"/>
          <style:tab-stop style:position="6.68cm"/>
          <style:tab-stop style:position="7.95cm"/>
          <style:tab-stop style:position="9.22cm"/>
          <style:tab-stop style:position="10.49cm"/>
          <style:tab-stop style:position="11.76cm"/>
          <style:tab-stop style:position="13.03cm"/>
          <style:tab-stop style:position="14.3cm"/>
          <style:tab-stop style:position="15.57cm"/>
          <style:tab-stop style:position="16.84cm"/>
          <style:tab-stop style:position="18.11cm"/>
          <style:tab-stop style:position="19.38cm"/>
          <style:tab-stop style:position="20.65cm"/>
          <style:tab-stop style:position="21.92cm"/>
          <style:tab-stop style:position="23.19cm"/>
          <style:tab-stop style:position="24.46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bold"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93%" fo:text-align="start" fo:text-indent="0cm" style:punctuation-wrap="simple" style:line-break="normal" style:writing-mode="lr-tb" style:font-independent-line-spacing="true">
        <style:tab-stops>
          <style:tab-stop style:position="0.489cm"/>
          <style:tab-stop style:position="1.759cm"/>
          <style:tab-stop style:position="3.029cm"/>
          <style:tab-stop style:position="4.299cm"/>
          <style:tab-stop style:position="5.569cm"/>
          <style:tab-stop style:position="6.839cm"/>
          <style:tab-stop style:position="8.109cm"/>
          <style:tab-stop style:position="9.379cm"/>
          <style:tab-stop style:position="10.649cm"/>
          <style:tab-stop style:position="11.919cm"/>
          <style:tab-stop style:position="13.189cm"/>
          <style:tab-stop style:position="14.459cm"/>
          <style:tab-stop style:position="15.729cm"/>
          <style:tab-stop style:position="16.999cm"/>
          <style:tab-stop style:position="18.269cm"/>
          <style:tab-stop style:position="19.539cm"/>
          <style:tab-stop style:position="20.809cm"/>
          <style:tab-stop style:position="22.079cm"/>
          <style:tab-stop style:position="23.349cm"/>
          <style:tab-stop style:position="24.619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bold" style:font-family-asian="'Arial Unicode MS'" style:font-family-generic-asian="swiss" style:font-pitch-asian="variable" style:font-size-asian="22pt" style:font-style-asian="normal" style:font-weight-asian="bold" style:font-family-complex="'Arial Unicode MS'" style:font-family-generic-complex="swiss" style:font-pitch-complex="variable" style:font-size-complex="22pt" style:font-style-complex="normal" style:font-weight-complex="bold" style:font-relief="none"/>
    </style:style>
    <style:style style:name="Default-outline3" style:family="presentation" style:parent-style-name="Default-outline2">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bold" style:font-family-asian="'Arial Unicode MS'" style:font-family-generic-asian="swiss" style:font-pitch-asian="variable" style:font-size-asian="22pt" style:font-style-asian="normal" style:font-weight-asian="bold" style:font-family-complex="'Arial Unicode MS'" style:font-family-generic-complex="swiss" style:font-pitch-complex="variable" style:font-size-complex="22pt" style:font-style-complex="normal" style:font-weight-complex="bold" style:font-relief="none"/>
    </style:style>
    <style:style style:name="Default-outline4" style:family="presentation" style:parent-style-name="Default-outline3">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bold" style:font-family-asian="'Arial Unicode MS'" style:font-family-generic-asian="swiss" style:font-pitch-asian="variable" style:font-size-asian="20pt" style:font-style-asian="normal" style:font-weight-asian="bold" style:font-family-complex="'Arial Unicode MS'" style:font-family-generic-complex="swiss" style:font-pitch-complex="variable" style:font-size-complex="20pt" style:font-style-complex="normal" style:font-weight-complex="bold" style:font-relief="none"/>
    </style:style>
    <style:style style:name="Default-outline5" style:family="presentation" style:parent-style-name="Default-outline4">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style-asian="normal" style:font-weight-asian="bold" style:font-family-complex="'Arial Unicode MS'" style:font-family-generic-complex="swiss" style:font-pitch-complex="variable" style:font-size-complex="32pt" style:font-style-complex="normal" style:font-weight-complex="bold" style:font-relief="none"/>
    </style:style>
    <style:style style:name="Default-outline6" style:family="presentation" style:parent-style-name="Default-outline5">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style-asian="normal" style:font-weight-asian="bold" style:font-family-complex="'Arial Unicode MS'" style:font-family-generic-complex="swiss" style:font-pitch-complex="variable" style:font-size-complex="32pt" style:font-style-complex="normal" style:font-weight-complex="bold" style:font-relief="none"/>
    </style:style>
    <style:style style:name="Default-outline7" style:family="presentation" style:parent-style-name="Default-outline6">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style-asian="normal" style:font-weight-asian="bold" style:font-family-complex="'Arial Unicode MS'" style:font-family-generic-complex="swiss" style:font-pitch-complex="variable" style:font-size-complex="32pt" style:font-style-complex="normal" style:font-weight-complex="bold" style:font-relief="none"/>
    </style:style>
    <style:style style:name="Default-outline8" style:family="presentation" style:parent-style-name="Default-outline7">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style-asian="normal" style:font-weight-asian="bold" style:font-family-complex="'Arial Unicode MS'" style:font-family-generic-complex="swiss" style:font-pitch-complex="variable" style:font-size-complex="32pt" style:font-style-complex="normal" style:font-weight-complex="bold" style:font-relief="none"/>
    </style:style>
    <style:style style:name="Default-outline9" style:family="presentation" style:parent-style-name="Default-outline8">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style-asian="normal" style:font-weight-asian="bold" style:font-family-complex="'Arial Unicode MS'" style:font-family-generic-complex="swiss" style:font-pitch-complex="variable" style:font-size-complex="32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family-generic-asian="swiss" style:font-pitch-asian="variable" style:font-size-asian="28pt" style:font-style-asian="normal" style:font-weight-asian="bold" style:font-family-complex="'Arial Unicode MS'" style:font-family-generic-complex="swiss"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cm" fo:padding-bottom="0cm" fo:padding-left="0cm" fo:padding-right="0cm">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end"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style-asian="normal" style:font-weight-asian="bold" style:font-family-complex="'Arial Unicode MS'" style:font-family-generic-complex="swiss"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47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cdd7c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graphic-properties draw:stroke="solid" svg:stroke-width="0.176cm" svg:stroke-color="#ff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Mgr6"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font-independent-line-spacing="true"/>
    </style:style>
    <style:style style:name="MP5" style:family="paragraph">
      <style:paragraph-properties fo:margin-left="0cm" fo:margin-right="0cm" fo:margin-top="0.308cm" fo:margin-bottom="0cm" fo:line-height="67%" fo:text-align="end" fo:text-indent="0cm" style:punctuation-wrap="simple" style:line-break="normal"/>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fo:font-family="'Century Schoolbook'" style:font-family-generic="roman" style:font-pitch="variable" fo:font-size="14pt"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234cm" svg:height="6.175cm" svg:x="1cm" svg:y="2.409cm" draw:page-number="1"/>
      <draw:page-thumbnail draw:layer="backgroundobjects" svg:width="8.234cm" svg:height="6.175cm" svg:x="1cm" svg:y="9.821cm" draw:page-number="2"/>
      <draw:page-thumbnail draw:layer="backgroundobjects" svg:width="8.234cm" svg:height="6.175cm" svg:x="1cm" svg:y="17.233cm" draw:page-number="3"/>
      <draw:page-thumbnail draw:layer="backgroundobjects" svg:width="8.234cm" svg:height="6.175cm" svg:x="10.235cm" svg:y="2.409cm" draw:page-number="4"/>
      <draw:page-thumbnail draw:layer="backgroundobjects" svg:width="8.234cm" svg:height="6.175cm" svg:x="10.235cm" svg:y="9.821cm" draw:page-number="5"/>
      <draw:page-thumbnail draw:layer="backgroundobjects" svg:width="8.234cm" svg:height="6.175cm" svg:x="10.235cm" svg:y="17.233cm" draw:page-number="6"/>
      <draw:frame draw:style-name="Mgr1" draw:text-style-name="MP1" draw:layer="backgroundobjects" svg:width="8.448cm" svg:height="1.29cm" svg:x="0cm" svg:y="0cm" presentation:class="header">
        <draw:text-box>
          <text:p text:style-name="MP1"><text:span text:style-name="MT1"><presentation:header/></text:span></text:p>
        </draw:text-box>
      </draw:frame>
      <draw:frame draw:style-name="Mgr1" draw:text-style-name="MP2" draw:layer="backgroundobjects" svg:width="8.448cm" svg:height="1.29cm" svg:x="11.021cm" svg:y="0cm" presentation:class="date-time">
        <draw:text-box>
          <text:p text:style-name="MP2"><text:span text:style-name="MT1"><presentation:date-time/></text:span></text:p>
        </draw:text-box>
      </draw:frame>
      <draw:frame draw:style-name="Mgr2" draw:text-style-name="MP1" draw:layer="backgroundobjects" svg:width="8.448cm" svg:height="1.29cm" svg:x="0cm" svg:y="24.529cm" presentation:class="footer">
        <draw:text-box>
          <text:p text:style-name="MP1"><text:span text:style-name="MT1"><presentation:footer/></text:span></text:p>
        </draw:text-box>
      </draw:frame>
      <draw:frame draw:style-name="Mgr2" draw:text-style-name="MP2" draw:layer="backgroundobjects" svg:width="8.448cm" svg:height="1.29cm" svg:x="11.021cm" svg:y="24.52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1.365cm" svg:height="2.321cm" svg:x="2.116cm" svg:y="1.455cm" presentation:class="title" presentation:placeholder="true">
        <draw:text-box/>
      </draw:frame>
      <draw:frame presentation:style-name="Default-outline1" draw:layer="backgroundobjects" svg:width="21.577cm" svg:height="13.773cm" svg:x="1.904cm" svg:y="5.08cm" presentation:class="outline" presentation:placeholder="true">
        <draw:text-box/>
      </draw:frame>
      <draw:line draw:style-name="Mgr3" draw:text-style-name="MP3" draw:layer="backgroundobjects" svg:x1="1.905cm" svg:y1="4.07cm" svg:x2="23.495cm" svg:y2="4.075cm">
        <text:p/>
      </draw:line>
      <draw:custom-shape draw:style-name="Mgr4" draw:text-style-name="MP4" draw:layer="backgroundobjects" svg:width="8.043cm" svg:height="0.846cm" svg:x="15.452cm" svg:y="17.357cm">
        <text:p/>
        <draw:enhanced-geometry svg:viewBox="0 0 21600 21600" draw:path-stretchpoint-x="10800" draw:path-stretchpoint-y="10800" draw:text-areas="?f3 ?f4 ?f5 ?f6" draw:type="round-rectangle" draw:modifiers="1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4" draw:layer="backgroundobjects" svg:width="4.233cm" svg:height="0.658cm" svg:x="19.262cm" svg:y="17.357cm">
        <text:p text:style-name="MP5"><text:span text:style-name="MT2"><text:page-number>&lt;number&gt;</text:page-number></text:span></text:p>
        <draw:enhanced-geometry svg:viewBox="0 0 21600 21600" draw:type="mso-spt202" draw:enhanced-path="M 0 0 L 21600 0 21600 21600 0 21600 0 0 Z N"/>
      </draw:custom-shape>
      <presentation:notes style:page-layout-name="PM0">
        <draw:rect draw:style-name="Mgr6" draw:text-style-name="MP6" draw:layer="backgroundobjects" svg:width="19.47cm" svg:height="25.82cm" svg:x="0cm" svg:y="0cm">
          <text:p/>
        </draw:rect>
        <draw:custom-shape draw:style-name="Mgr7" draw:text-style-name="MP4" draw:layer="backgroundobjects" svg:width="19.473cm" svg:height="25.82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4" draw:layer="backgroundobjects" svg:width="19.473cm" svg:height="25.82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4" draw:layer="backgroundobjects" svg:width="17.515cm" svg:height="23.826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1.897cm" svg:height="8.922cm" svg:x="2.804cm" svg:y="1.789cm" presentation:class="page"/>
        <draw:frame presentation:style-name="Default-notes" draw:layer="backgroundobjects" svg:width="12.836cm" svg:height="10.712cm" svg:x="2.333cm" svg:y="11.31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dc:title>Countering Trusting Trust through Diverse Double-Compiling</dc:title>
    <dc:creator>David A. Wheeler</dc:creator>
    <dc:date>2009-10-26T09:28:56.26</dc:date>
    <meta:editing-cycles>148</meta:editing-cycles>
    <meta:editing-duration>PT24H42M27S</meta:editing-duration>
    <meta:generator>OpenOffice.org/3.1$Win32 OpenOffice.org_project/310m19$Build-9420</meta:generator>
    <meta:printed-by>David A. Wheeler</meta:printed-by>
    <meta:print-date>2009-10-23T11:30:47.61</meta:print-date>
    <meta:document-statistic meta:object-count="375"/>
  </office:meta>
</office:document-meta>
</file>